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charset="x-symbol"/>
    <style:font-face style:name="Symbol1" svg:font-family="Symbol" style:font-family-generic="system" style:font-pitch="variable"/>
  </office:font-face-decls>
  <office:automatic-styles>
    <style:style style:name="P1" style:family="paragraph" style:parent-style-name="Heading_20_3">
      <style:paragraph-properties fo:margin-top="0.0972in" fo:margin-bottom="0.0835in" style:contextual-spacing="false" fo:text-align="start" style:justify-single-word="false" style:writing-mode="lr-tb"/>
    </style:style>
    <style:style style:name="P2" style:family="paragraph" style:parent-style-name="Heading_20_3">
      <style:paragraph-properties fo:text-align="start" style:justify-single-word="false" style:writing-mode="lr-tb"/>
    </style:style>
    <style:style style:name="P3" style:family="paragraph" style:parent-style-name="Heading_20_3">
      <style:paragraph-properties fo:text-align="start" style:justify-single-word="false" style:writing-mode="lr-tb"/>
      <style:text-properties fo:font-weight="normal" style:font-weight-asian="normal" style:font-weight-complex="normal"/>
    </style:style>
    <style:style style:name="P4" style:family="paragraph" style:parent-style-name="Heading_20_4">
      <style:paragraph-properties fo:text-align="start" style:justify-single-word="false" style:writing-mode="lr-tb"/>
    </style:style>
    <style:style style:name="P5" style:family="paragraph" style:parent-style-name="Heading_20_5">
      <style:paragraph-properties fo:text-align="start" style:justify-single-word="false" style:writing-mode="lr-tb"/>
    </style:style>
    <style:style style:name="P6" style:family="paragraph" style:parent-style-name="Horizontal_20_Line">
      <style:paragraph-properties fo:text-align="start" style:justify-single-word="false" style:writing-mode="lr-tb"/>
    </style:style>
    <style:style style:name="P7" style:family="paragraph" style:parent-style-name="Preformatted_20_Text" style:list-style-name="">
      <style:paragraph-properties fo:margin-left="0in" fo:text-align="start" style:justify-single-word="false" fo:text-indent="0in" style:auto-text-indent="false" style:writing-mode="lr-tb"/>
    </style:style>
    <style:style style:name="P8" style:family="paragraph" style:parent-style-name="Preformatted_20_Text">
      <style:paragraph-properties fo:text-align="start" style:justify-single-word="false" style:writing-mode="lr-tb"/>
    </style:style>
    <style:style style:name="P9" style:family="paragraph" style:parent-style-name="Preformatted_20_Text" style:list-style-name="">
      <style:paragraph-properties fo:margin-left="0in" fo:margin-right="0in" fo:text-indent="0in" style:auto-text-indent="false" style:writing-mode="lr-tb"/>
    </style:style>
    <style:style style:name="P10" style:family="paragraph" style:parent-style-name="Preformatted_20_Text" style:list-style-name="">
      <style:paragraph-properties fo:margin-left="0in" fo:text-indent="0in" style:auto-text-indent="false" style:writing-mode="lr-tb"/>
    </style:style>
    <style:style style:name="P11" style:family="paragraph" style:parent-style-name="Preformatted_20_Text" style:list-style-name="">
      <style:paragraph-properties fo:margin-left="0in" fo:margin-top="0in" fo:margin-bottom="0.1965in" style:contextual-spacing="false" fo:text-indent="0in" style:auto-text-indent="false" style:writing-mode="lr-tb"/>
    </style:style>
    <style:style style:name="P12" style:family="paragraph" style:parent-style-name="Preformatted_20_Text">
      <style:paragraph-properties fo:margin-left="0in" fo:margin-right="0in" fo:text-indent="0in" style:auto-text-indent="false" style:writing-mode="lr-tb"/>
    </style:style>
    <style:style style:name="P13" style:family="paragraph" style:parent-style-name="Preformatted_20_Text">
      <style:paragraph-properties fo:margin-left="0in" fo:margin-right="0in" fo:margin-top="0in" fo:margin-bottom="0.1965in" style:contextual-spacing="false" fo:text-indent="0in" style:auto-text-indent="false" style:writing-mode="lr-tb"/>
    </style:style>
    <style:style style:name="P14" style:family="paragraph" style:parent-style-name="Preformatted_20_Text">
      <style:paragraph-properties style:writing-mode="lr-tb"/>
    </style:style>
    <style:style style:name="P15" style:family="paragraph" style:parent-style-name="Preformatted_20_Text">
      <style:paragraph-properties fo:margin-top="0in" fo:margin-bottom="0.1965in" style:contextual-spacing="false" style:writing-mode="lr-tb"/>
    </style:style>
    <style:style style:name="P16" style:family="paragraph" style:parent-style-name="Standard">
      <style:paragraph-properties fo:text-align="start" style:justify-single-word="false" style:writing-mode="lr-tb"/>
    </style:style>
    <style:style style:name="P17" style:family="paragraph" style:parent-style-name="Text_20_body">
      <style:paragraph-properties fo:text-align="start" style:justify-single-word="false" style:writing-mode="lr-tb"/>
    </style:style>
    <style:style style:name="P18" style:family="paragraph" style:parent-style-name="Text_20_body" style:list-style-name="WWNum7">
      <style:paragraph-properties fo:margin-left="0.4925in" fo:text-align="start" style:justify-single-word="false" fo:text-indent="-0.1965in" style:auto-text-indent="false" style:writing-mode="lr-tb">
        <style:tab-stops>
          <style:tab-stop style:position="0.4925in"/>
        </style:tab-stops>
      </style:paragraph-properties>
    </style:style>
    <style:style style:name="P19" style:family="paragraph" style:parent-style-name="Text_20_body" style:list-style-name="WWNum8">
      <style:paragraph-properties fo:margin-left="0.4925in" fo:text-align="start" style:justify-single-word="false" fo:text-indent="-0.1965in" style:auto-text-indent="false" style:writing-mode="lr-tb">
        <style:tab-stops>
          <style:tab-stop style:position="0.4925in"/>
        </style:tab-stops>
      </style:paragraph-properties>
    </style:style>
    <style:style style:name="P20" style:family="paragraph" style:parent-style-name="Text_20_body" style:list-style-name="WWNum9">
      <style:paragraph-properties fo:margin-left="0.4925in" fo:text-align="start" style:justify-single-word="false" fo:text-indent="-0.1965in" style:auto-text-indent="false" style:writing-mode="lr-tb">
        <style:tab-stops>
          <style:tab-stop style:position="0.4925in"/>
        </style:tab-stops>
      </style:paragraph-properties>
    </style:style>
    <style:style style:name="P21" style:family="paragraph" style:parent-style-name="Text_20_body" style:list-style-name="WWNum10">
      <style:paragraph-properties fo:margin-left="0.4925in" fo:text-align="start" style:justify-single-word="false" fo:text-indent="-0.1965in" style:auto-text-indent="false" style:writing-mode="lr-tb">
        <style:tab-stops>
          <style:tab-stop style:position="0.4925in"/>
        </style:tab-stops>
      </style:paragraph-properties>
    </style:style>
    <style:style style:name="P22" style:family="paragraph" style:parent-style-name="Text_20_body" style:list-style-name="WWNum11">
      <style:paragraph-properties fo:margin-left="0.4925in" fo:text-align="start" style:justify-single-word="false" fo:text-indent="-0.1965in" style:auto-text-indent="false" style:writing-mode="lr-tb">
        <style:tab-stops>
          <style:tab-stop style:position="0.4925in"/>
        </style:tab-stops>
      </style:paragraph-properties>
    </style:style>
    <style:style style:name="P23" style:family="paragraph" style:parent-style-name="Text_20_body" style:list-style-name="WWNum12">
      <style:paragraph-properties fo:margin-left="0.4925in" fo:margin-top="0in" fo:margin-bottom="0in" style:contextual-spacing="false" fo:text-align="start" style:justify-single-word="false" fo:text-indent="-0.1965in" style:auto-text-indent="false" style:writing-mode="lr-tb">
        <style:tab-stops>
          <style:tab-stop style:position="0.4925in"/>
        </style:tab-stops>
      </style:paragraph-properties>
    </style:style>
    <style:style style:name="P24" style:family="paragraph" style:parent-style-name="Text_20_body" style:list-style-name="WWNum12">
      <style:paragraph-properties fo:margin-left="0.4925in" fo:text-align="start" style:justify-single-word="false" fo:text-indent="-0.1965in" style:auto-text-indent="false" style:writing-mode="lr-tb">
        <style:tab-stops>
          <style:tab-stop style:position="0.4925in"/>
        </style:tab-stops>
      </style:paragraph-properties>
    </style:style>
    <style:style style:name="P25" style:family="paragraph" style:parent-style-name="Text_20_body" style:list-style-name="WWNum13">
      <style:paragraph-properties fo:margin-left="0.4925in" fo:margin-top="0in" fo:margin-bottom="0in" style:contextual-spacing="false" fo:text-align="start" style:justify-single-word="false" fo:text-indent="-0.1965in" style:auto-text-indent="false" style:writing-mode="lr-tb">
        <style:tab-stops>
          <style:tab-stop style:position="0.4925in"/>
        </style:tab-stops>
      </style:paragraph-properties>
    </style:style>
    <style:style style:name="P26" style:family="paragraph" style:parent-style-name="Text_20_body" style:list-style-name="WWNum13">
      <style:paragraph-properties fo:margin-left="0.4925in" fo:text-align="start" style:justify-single-word="false" fo:text-indent="-0.1965in" style:auto-text-indent="false" style:writing-mode="lr-tb">
        <style:tab-stops>
          <style:tab-stop style:position="0.4925in"/>
        </style:tab-stops>
      </style:paragraph-properties>
    </style:style>
    <style:style style:name="P27" style:family="paragraph" style:parent-style-name="Text_20_body" style:list-style-name="WWNum14">
      <style:paragraph-properties fo:margin-left="0.4925in" fo:margin-top="0in" fo:margin-bottom="0in" style:contextual-spacing="false" fo:text-align="start" style:justify-single-word="false" fo:text-indent="-0.1965in" style:auto-text-indent="false" style:writing-mode="lr-tb">
        <style:tab-stops>
          <style:tab-stop style:position="0.4925in"/>
        </style:tab-stops>
      </style:paragraph-properties>
    </style:style>
    <style:style style:name="P28" style:family="paragraph" style:parent-style-name="Text_20_body" style:list-style-name="WWNum14">
      <style:paragraph-properties fo:margin-left="0.4925in" fo:text-align="start" style:justify-single-word="false" fo:text-indent="-0.1965in" style:auto-text-indent="false" style:writing-mode="lr-tb">
        <style:tab-stops>
          <style:tab-stop style:position="0.4925in"/>
        </style:tab-stops>
      </style:paragraph-properties>
    </style:style>
    <style:style style:name="P29" style:family="paragraph" style:parent-style-name="Text_20_body" style:list-style-name="WWNum15">
      <style:paragraph-properties fo:margin-left="0.4925in" fo:margin-top="0in" fo:margin-bottom="0in" style:contextual-spacing="false" fo:text-align="start" style:justify-single-word="false" fo:text-indent="-0.1965in" style:auto-text-indent="false" style:writing-mode="lr-tb">
        <style:tab-stops>
          <style:tab-stop style:position="0.4925in"/>
        </style:tab-stops>
      </style:paragraph-properties>
    </style:style>
    <style:style style:name="P30" style:family="paragraph" style:parent-style-name="Text_20_body" style:list-style-name="WWNum15">
      <style:paragraph-properties fo:margin-left="0.4925in" fo:text-align="start" style:justify-single-word="false" fo:text-indent="-0.1965in" style:auto-text-indent="false" style:writing-mode="lr-tb">
        <style:tab-stops>
          <style:tab-stop style:position="0.4925in"/>
        </style:tab-stops>
      </style:paragraph-properties>
    </style:style>
    <style:style style:name="P31" style:family="paragraph" style:parent-style-name="Text_20_body" style:list-style-name="WWNum16">
      <style:paragraph-properties fo:margin-left="0.4925in" fo:margin-top="0in" fo:margin-bottom="0in" style:contextual-spacing="false" fo:text-align="start" style:justify-single-word="false" fo:text-indent="-0.1965in" style:auto-text-indent="false" style:writing-mode="lr-tb">
        <style:tab-stops>
          <style:tab-stop style:position="0.4925in"/>
        </style:tab-stops>
      </style:paragraph-properties>
    </style:style>
    <style:style style:name="P32" style:family="paragraph" style:parent-style-name="Text_20_body" style:list-style-name="WWNum17">
      <style:paragraph-properties fo:margin-left="0.4925in" fo:margin-top="0in" fo:margin-bottom="0in" style:contextual-spacing="false" fo:text-align="start" style:justify-single-word="false" fo:text-indent="-0.1965in" style:auto-text-indent="false" style:writing-mode="lr-tb">
        <style:tab-stops>
          <style:tab-stop style:position="0.4925in"/>
        </style:tab-stops>
      </style:paragraph-properties>
    </style:style>
    <style:style style:name="P33" style:family="paragraph" style:parent-style-name="Text_20_body" style:list-style-name="WWNum18">
      <style:paragraph-properties fo:margin-left="0.4925in" fo:margin-top="0in" fo:margin-bottom="0in" style:contextual-spacing="false" fo:text-align="start" style:justify-single-word="false" fo:text-indent="-0.1965in" style:auto-text-indent="false" style:writing-mode="lr-tb">
        <style:tab-stops>
          <style:tab-stop style:position="0.4925in"/>
        </style:tab-stops>
      </style:paragraph-properties>
    </style:style>
    <style:style style:name="P34" style:family="paragraph" style:parent-style-name="Text_20_body" style:list-style-name="WWNum18">
      <style:paragraph-properties fo:margin-left="0.4925in" fo:text-align="start" style:justify-single-word="false" fo:text-indent="-0.1965in" style:auto-text-indent="false" style:writing-mode="lr-tb">
        <style:tab-stops>
          <style:tab-stop style:position="0.4925in"/>
        </style:tab-stops>
      </style:paragraph-properties>
    </style:style>
    <style:style style:name="P35" style:family="paragraph" style:parent-style-name="Text_20_body" style:list-style-name="WWNum19">
      <style:paragraph-properties fo:margin-left="0.4925in" fo:text-align="start" style:justify-single-word="false" fo:text-indent="-0.1965in" style:auto-text-indent="false" style:writing-mode="lr-tb">
        <style:tab-stops>
          <style:tab-stop style:position="0.4925in"/>
        </style:tab-stops>
      </style:paragraph-properties>
    </style:style>
    <style:style style:name="P36" style:family="paragraph" style:parent-style-name="Text_20_body" style:list-style-name="WWNum1">
      <style:paragraph-properties fo:margin-left="0.4925in" fo:text-align="start" style:justify-single-word="false" fo:text-indent="-0.1965in" style:auto-text-indent="false" style:writing-mode="lr-tb">
        <style:tab-stops>
          <style:tab-stop style:position="0.4925in"/>
        </style:tab-stops>
      </style:paragraph-properties>
    </style:style>
    <style:style style:name="P37" style:family="paragraph" style:parent-style-name="Text_20_body" style:list-style-name="WWNum2">
      <style:paragraph-properties fo:margin-left="0.4925in" fo:text-align="start" style:justify-single-word="false" fo:text-indent="-0.1965in" style:auto-text-indent="false" style:writing-mode="lr-tb">
        <style:tab-stops>
          <style:tab-stop style:position="0.4925in"/>
        </style:tab-stops>
      </style:paragraph-properties>
    </style:style>
    <style:style style:name="P38" style:family="paragraph" style:parent-style-name="Text_20_body" style:list-style-name="WWNum3">
      <style:paragraph-properties fo:margin-left="0.4925in" fo:text-align="start" style:justify-single-word="false" fo:text-indent="-0.1965in" style:auto-text-indent="false" style:writing-mode="lr-tb">
        <style:tab-stops>
          <style:tab-stop style:position="0.4925in"/>
        </style:tab-stops>
      </style:paragraph-properties>
    </style:style>
    <style:style style:name="P39" style:family="paragraph" style:parent-style-name="Text_20_body" style:list-style-name="WWNum4">
      <style:paragraph-properties fo:margin-left="0.4925in" fo:text-align="start" style:justify-single-word="false" fo:text-indent="-0.1965in" style:auto-text-indent="false" style:writing-mode="lr-tb">
        <style:tab-stops>
          <style:tab-stop style:position="0.4925in"/>
        </style:tab-stops>
      </style:paragraph-properties>
    </style:style>
    <style:style style:name="P40" style:family="paragraph" style:parent-style-name="Text_20_body" style:list-style-name="WWNum5">
      <style:paragraph-properties fo:margin-left="0.4925in" fo:margin-top="0in" fo:margin-bottom="0in" style:contextual-spacing="false" fo:text-align="start" style:justify-single-word="false" fo:text-indent="-0.1965in" style:auto-text-indent="false" style:writing-mode="lr-tb">
        <style:tab-stops>
          <style:tab-stop style:position="0.4925in"/>
        </style:tab-stops>
      </style:paragraph-properties>
    </style:style>
    <style:style style:name="P41" style:family="paragraph" style:parent-style-name="Text_20_body" style:list-style-name="WWNum5">
      <style:paragraph-properties fo:margin-left="0.4925in" fo:text-align="start" style:justify-single-word="false" fo:text-indent="-0.1965in" style:auto-text-indent="false" style:writing-mode="lr-tb">
        <style:tab-stops>
          <style:tab-stop style:position="0.4925in"/>
        </style:tab-stops>
      </style:paragraph-properties>
    </style:style>
    <style:style style:name="P42" style:family="paragraph" style:parent-style-name="Text_20_body" style:list-style-name="WWNum6">
      <style:paragraph-properties fo:margin-left="0.4925in" fo:margin-top="0in" fo:margin-bottom="0in" style:contextual-spacing="false" fo:text-align="start" style:justify-single-word="false" fo:text-indent="-0.1965in" style:auto-text-indent="false" style:writing-mode="lr-tb">
        <style:tab-stops>
          <style:tab-stop style:position="0.4925in"/>
        </style:tab-stops>
      </style:paragraph-properties>
    </style:style>
    <style:style style:name="P43" style:family="paragraph" style:parent-style-name="Text_20_body" style:list-style-name="WWNum20">
      <style:paragraph-properties fo:margin-left="0.4925in" fo:margin-top="0in" fo:margin-bottom="0in" style:contextual-spacing="false" fo:text-align="start" style:justify-single-word="false" fo:text-indent="-0.1965in" style:auto-text-indent="false" style:writing-mode="lr-tb">
        <style:tab-stops>
          <style:tab-stop style:position="0.4925in"/>
        </style:tab-stops>
      </style:paragraph-properties>
    </style:style>
    <style:style style:name="P44" style:family="paragraph" style:parent-style-name="Text_20_body" style:list-style-name="WWNum21">
      <style:paragraph-properties fo:margin-left="0.4925in" fo:margin-top="0in" fo:margin-bottom="0in" style:contextual-spacing="false" fo:text-align="start" style:justify-single-word="false" fo:text-indent="-0.1965in" style:auto-text-indent="false" style:writing-mode="lr-tb">
        <style:tab-stops>
          <style:tab-stop style:position="0.4925in"/>
        </style:tab-stops>
      </style:paragraph-properties>
    </style:style>
    <style:style style:name="P45" style:family="paragraph" style:parent-style-name="Text_20_body" style:list-style-name="WWNum22">
      <style:paragraph-properties fo:margin-left="0.4925in" fo:margin-top="0in" fo:margin-bottom="0in" style:contextual-spacing="false" fo:text-align="start" style:justify-single-word="false" fo:text-indent="-0.1965in" style:auto-text-indent="false" style:writing-mode="lr-tb">
        <style:tab-stops>
          <style:tab-stop style:position="0.4925in"/>
        </style:tab-stops>
      </style:paragraph-properties>
    </style:style>
    <style:style style:name="P46" style:family="paragraph" style:parent-style-name="Text_20_body" style:list-style-name="WWNum23">
      <style:paragraph-properties fo:margin-left="0.4925in" fo:margin-top="0in" fo:margin-bottom="0in" style:contextual-spacing="false" fo:text-align="start" style:justify-single-word="false" fo:text-indent="-0.1965in" style:auto-text-indent="false" style:writing-mode="lr-tb">
        <style:tab-stops>
          <style:tab-stop style:position="0.4925in"/>
        </style:tab-stops>
      </style:paragraph-properties>
    </style:style>
    <style:style style:name="P47" style:family="paragraph" style:parent-style-name="Text_20_body" style:list-style-name="WWNum24">
      <style:paragraph-properties fo:margin-left="0.4925in" fo:margin-top="0in" fo:margin-bottom="0in" style:contextual-spacing="false" fo:text-align="start" style:justify-single-word="false" fo:text-indent="-0.1965in" style:auto-text-indent="false" style:writing-mode="lr-tb">
        <style:tab-stops>
          <style:tab-stop style:position="0.4925in"/>
        </style:tab-stops>
      </style:paragraph-properties>
    </style:style>
    <style:style style:name="P48" style:family="paragraph" style:parent-style-name="Text_20_body" style:list-style-name="WWNum25">
      <style:paragraph-properties fo:margin-left="0.4925in" fo:margin-top="0in" fo:margin-bottom="0in" style:contextual-spacing="false" fo:text-align="start" style:justify-single-word="false" fo:text-indent="-0.1965in" style:auto-text-indent="false" style:writing-mode="lr-tb">
        <style:tab-stops>
          <style:tab-stop style:position="0.4925in"/>
        </style:tab-stops>
      </style:paragraph-properties>
    </style:style>
    <style:style style:name="P49" style:family="paragraph" style:parent-style-name="Text_20_body" style:list-style-name="WWNum26">
      <style:paragraph-properties fo:margin-left="0.4925in" fo:margin-top="0in" fo:margin-bottom="0in" style:contextual-spacing="false" fo:text-align="start" style:justify-single-word="false" fo:text-indent="-0.1965in" style:auto-text-indent="false" style:writing-mode="lr-tb">
        <style:tab-stops>
          <style:tab-stop style:position="0.4925in"/>
        </style:tab-stops>
      </style:paragraph-properties>
    </style:style>
    <style:style style:name="P50" style:family="paragraph" style:parent-style-name="Text_20_body" style:list-style-name="WWNum27">
      <style:paragraph-properties fo:margin-left="0.4925in" fo:margin-top="0in" fo:margin-bottom="0in" style:contextual-spacing="false" fo:text-align="start" style:justify-single-word="false" fo:text-indent="-0.1965in" style:auto-text-indent="false" style:writing-mode="lr-tb">
        <style:tab-stops>
          <style:tab-stop style:position="0.4925in"/>
        </style:tab-stops>
      </style:paragraph-properties>
    </style:style>
    <style:style style:name="P51" style:family="paragraph" style:parent-style-name="Text_20_body" style:list-style-name="WWNum28">
      <style:paragraph-properties fo:margin-left="0.4925in" fo:text-align="start" style:justify-single-word="false" fo:text-indent="-0.1965in" style:auto-text-indent="false" style:writing-mode="lr-tb">
        <style:tab-stops>
          <style:tab-stop style:position="0.4925in"/>
        </style:tab-stops>
      </style:paragraph-properties>
    </style:style>
    <style:style style:name="P52" style:family="paragraph" style:parent-style-name="Text_20_body" style:list-style-name="WWNum29">
      <style:paragraph-properties fo:margin-left="0.4925in" fo:text-align="start" style:justify-single-word="false" fo:text-indent="-0.1965in" style:auto-text-indent="false" style:writing-mode="lr-tb">
        <style:tab-stops>
          <style:tab-stop style:position="0.4925in"/>
        </style:tab-stops>
      </style:paragraph-properties>
    </style:style>
    <style:style style:name="P53" style:family="paragraph" style:parent-style-name="Text_20_body" style:list-style-name="WWNum30">
      <style:paragraph-properties fo:margin-left="0.4925in" fo:text-align="start" style:justify-single-word="false" fo:text-indent="-0.1965in" style:auto-text-indent="false" style:writing-mode="lr-tb">
        <style:tab-stops>
          <style:tab-stop style:position="0.4925in"/>
        </style:tab-stops>
      </style:paragraph-properties>
    </style:style>
    <style:style style:name="P54" style:family="paragraph" style:parent-style-name="Text_20_body" style:list-style-name="WWNum31">
      <style:paragraph-properties fo:margin-left="0.4925in" fo:text-align="start" style:justify-single-word="false" fo:text-indent="-0.1965in" style:auto-text-indent="false" style:writing-mode="lr-tb">
        <style:tab-stops>
          <style:tab-stop style:position="0.4925in"/>
        </style:tab-stops>
      </style:paragraph-properties>
    </style:style>
    <style:style style:name="P55" style:family="paragraph" style:parent-style-name="Text_20_body" style:list-style-name="WWNum32">
      <style:paragraph-properties fo:margin-left="0.4925in" fo:text-align="start" style:justify-single-word="false" fo:text-indent="-0.1965in" style:auto-text-indent="false" style:writing-mode="lr-tb">
        <style:tab-stops>
          <style:tab-stop style:position="0.4925in"/>
        </style:tab-stops>
      </style:paragraph-properties>
    </style:style>
    <style:style style:name="P56" style:family="paragraph" style:parent-style-name="Text_20_body" style:list-style-name="WWNum33">
      <style:paragraph-properties fo:margin-left="0.4925in" fo:text-align="start" style:justify-single-word="false" fo:text-indent="-0.1965in" style:auto-text-indent="false" style:writing-mode="lr-tb">
        <style:tab-stops>
          <style:tab-stop style:position="0.4925in"/>
        </style:tab-stops>
      </style:paragraph-properties>
    </style:style>
    <style:style style:name="P57" style:family="paragraph" style:parent-style-name="Text_20_body" style:list-style-name="WWNum34">
      <style:paragraph-properties fo:margin-left="0.4925in" fo:text-align="start" style:justify-single-word="false" fo:text-indent="-0.1965in" style:auto-text-indent="false" style:writing-mode="lr-tb">
        <style:tab-stops>
          <style:tab-stop style:position="0.4925in"/>
        </style:tab-stops>
      </style:paragraph-properties>
    </style:style>
    <style:style style:name="P58" style:family="paragraph" style:parent-style-name="Text_20_body" style:list-style-name="WWNum35">
      <style:paragraph-properties fo:margin-left="0.4925in" fo:text-align="start" style:justify-single-word="false" fo:text-indent="-0.1965in" style:auto-text-indent="false" style:writing-mode="lr-tb">
        <style:tab-stops>
          <style:tab-stop style:position="0.4925in"/>
        </style:tab-stops>
      </style:paragraph-properties>
    </style:style>
    <style:style style:name="P59" style:family="paragraph" style:parent-style-name="Text_20_body" style:list-style-name="WWNum36">
      <style:paragraph-properties fo:margin-left="0.4925in" fo:text-align="start" style:justify-single-word="false" fo:text-indent="-0.1965in" style:auto-text-indent="false" style:writing-mode="lr-tb">
        <style:tab-stops>
          <style:tab-stop style:position="0.4925in"/>
        </style:tab-stops>
      </style:paragraph-properties>
    </style:style>
    <style:style style:name="P60" style:family="paragraph" style:parent-style-name="Text_20_body" style:list-style-name="WWNum7">
      <style:paragraph-properties fo:margin-left="0.9846in" fo:margin-top="0in" fo:margin-bottom="0in" style:contextual-spacing="false" fo:text-align="start" style:justify-single-word="false" fo:text-indent="-0.1965in" style:auto-text-indent="false" style:writing-mode="lr-tb">
        <style:tab-stops>
          <style:tab-stop style:position="0.9846in"/>
        </style:tab-stops>
      </style:paragraph-properties>
    </style:style>
    <style:style style:name="P61" style:family="paragraph" style:parent-style-name="Text_20_body" style:list-style-name="WWNum7">
      <style:paragraph-properties fo:margin-left="0.9846in" fo:text-align="start" style:justify-single-word="false" fo:text-indent="-0.1965in" style:auto-text-indent="false" style:writing-mode="lr-tb">
        <style:tab-stops>
          <style:tab-stop style:position="0.9846in"/>
        </style:tab-stops>
      </style:paragraph-properties>
    </style:style>
    <style:style style:name="P62" style:family="paragraph" style:parent-style-name="Text_20_body" style:list-style-name="WWNum11">
      <style:paragraph-properties fo:margin-left="0.9846in" fo:margin-top="0in" fo:margin-bottom="0in" style:contextual-spacing="false" fo:text-align="start" style:justify-single-word="false" fo:text-indent="-0.1965in" style:auto-text-indent="false" style:writing-mode="lr-tb">
        <style:tab-stops>
          <style:tab-stop style:position="0.9846in"/>
        </style:tab-stops>
      </style:paragraph-properties>
    </style:style>
    <style:style style:name="P63" style:family="paragraph" style:parent-style-name="Text_20_body" style:list-style-name="WWNum16">
      <style:paragraph-properties fo:margin-left="0.9846in" fo:text-align="start" style:justify-single-word="false" fo:text-indent="-0.1965in" style:auto-text-indent="false" style:writing-mode="lr-tb">
        <style:tab-stops>
          <style:tab-stop style:position="0.9846in"/>
        </style:tab-stops>
      </style:paragraph-properties>
    </style:style>
    <style:style style:name="P64" style:family="paragraph" style:parent-style-name="Text_20_body" style:list-style-name="WWNum17">
      <style:paragraph-properties fo:margin-left="0.9846in" fo:margin-top="0in" fo:margin-bottom="0in" style:contextual-spacing="false" fo:text-align="start" style:justify-single-word="false" fo:text-indent="-0.1965in" style:auto-text-indent="false" style:writing-mode="lr-tb">
        <style:tab-stops>
          <style:tab-stop style:position="0.9846in"/>
        </style:tab-stops>
      </style:paragraph-properties>
    </style:style>
    <style:style style:name="P65" style:family="paragraph" style:parent-style-name="Text_20_body" style:list-style-name="WWNum17">
      <style:paragraph-properties fo:margin-left="0.9846in" fo:text-align="start" style:justify-single-word="false" fo:text-indent="-0.1965in" style:auto-text-indent="false" style:writing-mode="lr-tb">
        <style:tab-stops>
          <style:tab-stop style:position="0.9846in"/>
        </style:tab-stops>
      </style:paragraph-properties>
    </style:style>
    <style:style style:name="P66" style:family="paragraph" style:parent-style-name="Text_20_body" style:list-style-name="WWNum19">
      <style:paragraph-properties fo:margin-left="0.9846in" fo:margin-top="0in" fo:margin-bottom="0in" style:contextual-spacing="false" fo:text-align="start" style:justify-single-word="false" fo:text-indent="-0.1965in" style:auto-text-indent="false" style:writing-mode="lr-tb">
        <style:tab-stops>
          <style:tab-stop style:position="0.9846in"/>
        </style:tab-stops>
      </style:paragraph-properties>
    </style:style>
    <style:style style:name="P67" style:family="paragraph" style:parent-style-name="Text_20_body" style:list-style-name="WWNum19">
      <style:paragraph-properties fo:margin-left="0.9846in" fo:text-align="start" style:justify-single-word="false" fo:text-indent="-0.1965in" style:auto-text-indent="false" style:writing-mode="lr-tb">
        <style:tab-stops>
          <style:tab-stop style:position="0.9846in"/>
        </style:tab-stops>
      </style:paragraph-properties>
    </style:style>
    <style:style style:name="P68" style:family="paragraph" style:parent-style-name="Text_20_body" style:list-style-name="WWNum1">
      <style:paragraph-properties fo:margin-left="0.9846in" fo:margin-top="0in" fo:margin-bottom="0in" style:contextual-spacing="false" fo:text-align="start" style:justify-single-word="false" fo:text-indent="-0.1965in" style:auto-text-indent="false" style:writing-mode="lr-tb">
        <style:tab-stops>
          <style:tab-stop style:position="0.9846in"/>
        </style:tab-stops>
      </style:paragraph-properties>
    </style:style>
    <style:style style:name="P69" style:family="paragraph" style:parent-style-name="Text_20_body" style:list-style-name="WWNum1">
      <style:paragraph-properties fo:margin-left="0.9846in" fo:text-align="start" style:justify-single-word="false" fo:text-indent="-0.1965in" style:auto-text-indent="false" style:writing-mode="lr-tb">
        <style:tab-stops>
          <style:tab-stop style:position="0.9846in"/>
        </style:tab-stops>
      </style:paragraph-properties>
    </style:style>
    <style:style style:name="P70" style:family="paragraph" style:parent-style-name="Text_20_body" style:list-style-name="WWNum2">
      <style:paragraph-properties fo:margin-left="0.9846in" fo:margin-top="0in" fo:margin-bottom="0in" style:contextual-spacing="false" fo:text-align="start" style:justify-single-word="false" fo:text-indent="-0.1965in" style:auto-text-indent="false" style:writing-mode="lr-tb">
        <style:tab-stops>
          <style:tab-stop style:position="0.9846in"/>
        </style:tab-stops>
      </style:paragraph-properties>
    </style:style>
    <style:style style:name="P71" style:family="paragraph" style:parent-style-name="Text_20_body" style:list-style-name="WWNum2">
      <style:paragraph-properties fo:margin-left="0.9846in" fo:text-align="start" style:justify-single-word="false" fo:text-indent="-0.1965in" style:auto-text-indent="false" style:writing-mode="lr-tb">
        <style:tab-stops>
          <style:tab-stop style:position="0.9846in"/>
        </style:tab-stops>
      </style:paragraph-properties>
    </style:style>
    <style:style style:name="P72" style:family="paragraph" style:parent-style-name="Text_20_body" style:list-style-name="WWNum3">
      <style:paragraph-properties fo:margin-left="0.9846in" fo:margin-top="0in" fo:margin-bottom="0in" style:contextual-spacing="false" fo:text-align="start" style:justify-single-word="false" fo:text-indent="-0.1965in" style:auto-text-indent="false" style:writing-mode="lr-tb">
        <style:tab-stops>
          <style:tab-stop style:position="0.9846in"/>
        </style:tab-stops>
      </style:paragraph-properties>
    </style:style>
    <style:style style:name="P73" style:family="paragraph" style:parent-style-name="Text_20_body" style:list-style-name="WWNum3">
      <style:paragraph-properties fo:margin-left="0.9846in" fo:text-align="start" style:justify-single-word="false" fo:text-indent="-0.1965in" style:auto-text-indent="false" style:writing-mode="lr-tb">
        <style:tab-stops>
          <style:tab-stop style:position="0.9846in"/>
        </style:tab-stops>
      </style:paragraph-properties>
    </style:style>
    <style:style style:name="P74" style:family="paragraph" style:parent-style-name="Text_20_body" style:list-style-name="WWNum4">
      <style:paragraph-properties fo:margin-left="0.9846in" fo:margin-top="0in" fo:margin-bottom="0in" style:contextual-spacing="false" fo:text-align="start" style:justify-single-word="false" fo:text-indent="-0.1965in" style:auto-text-indent="false" style:writing-mode="lr-tb">
        <style:tab-stops>
          <style:tab-stop style:position="0.9846in"/>
        </style:tab-stops>
      </style:paragraph-properties>
    </style:style>
    <style:style style:name="P75" style:family="paragraph" style:parent-style-name="Text_20_body" style:list-style-name="WWNum4">
      <style:paragraph-properties fo:margin-left="0.9846in" fo:text-align="start" style:justify-single-word="false" fo:text-indent="-0.1965in" style:auto-text-indent="false" style:writing-mode="lr-tb">
        <style:tab-stops>
          <style:tab-stop style:position="0.9846in"/>
        </style:tab-stops>
      </style:paragraph-properties>
    </style:style>
    <style:style style:name="P76" style:family="paragraph" style:parent-style-name="Text_20_body" style:list-style-name="WWNum6">
      <style:paragraph-properties fo:margin-left="0.9846in" fo:margin-top="0in" fo:margin-bottom="0in" style:contextual-spacing="false" fo:text-align="start" style:justify-single-word="false" fo:text-indent="-0.1965in" style:auto-text-indent="false" style:writing-mode="lr-tb">
        <style:tab-stops>
          <style:tab-stop style:position="0.9846in"/>
        </style:tab-stops>
      </style:paragraph-properties>
    </style:style>
    <style:style style:name="P77" style:family="paragraph" style:parent-style-name="Text_20_body" style:list-style-name="WWNum6">
      <style:paragraph-properties fo:margin-left="0.9846in" fo:text-align="start" style:justify-single-word="false" fo:text-indent="-0.1965in" style:auto-text-indent="false" style:writing-mode="lr-tb">
        <style:tab-stops>
          <style:tab-stop style:position="0.9846in"/>
        </style:tab-stops>
      </style:paragraph-properties>
    </style:style>
    <style:style style:name="P78" style:family="paragraph" style:parent-style-name="Text_20_body" style:list-style-name="WWNum20">
      <style:paragraph-properties fo:margin-left="0.9846in" fo:margin-top="0in" fo:margin-bottom="0in" style:contextual-spacing="false" fo:text-align="start" style:justify-single-word="false" fo:text-indent="-0.1965in" style:auto-text-indent="false" style:writing-mode="lr-tb">
        <style:tab-stops>
          <style:tab-stop style:position="0.9846in"/>
        </style:tab-stops>
      </style:paragraph-properties>
    </style:style>
    <style:style style:name="P79" style:family="paragraph" style:parent-style-name="Text_20_body" style:list-style-name="WWNum20">
      <style:paragraph-properties fo:margin-left="0.9846in" fo:text-align="start" style:justify-single-word="false" fo:text-indent="-0.1965in" style:auto-text-indent="false" style:writing-mode="lr-tb">
        <style:tab-stops>
          <style:tab-stop style:position="0.9846in"/>
        </style:tab-stops>
      </style:paragraph-properties>
    </style:style>
    <style:style style:name="P80" style:family="paragraph" style:parent-style-name="Text_20_body" style:list-style-name="WWNum21">
      <style:paragraph-properties fo:margin-left="0.9846in" fo:margin-top="0in" fo:margin-bottom="0in" style:contextual-spacing="false" fo:text-align="start" style:justify-single-word="false" fo:text-indent="-0.1965in" style:auto-text-indent="false" style:writing-mode="lr-tb">
        <style:tab-stops>
          <style:tab-stop style:position="0.9846in"/>
        </style:tab-stops>
      </style:paragraph-properties>
    </style:style>
    <style:style style:name="P81" style:family="paragraph" style:parent-style-name="Text_20_body" style:list-style-name="WWNum22">
      <style:paragraph-properties fo:margin-left="0.9846in" fo:margin-top="0in" fo:margin-bottom="0in" style:contextual-spacing="false" fo:text-align="start" style:justify-single-word="false" fo:text-indent="-0.1965in" style:auto-text-indent="false" style:writing-mode="lr-tb">
        <style:tab-stops>
          <style:tab-stop style:position="0.9846in"/>
        </style:tab-stops>
      </style:paragraph-properties>
    </style:style>
    <style:style style:name="P82" style:family="paragraph" style:parent-style-name="Text_20_body" style:list-style-name="WWNum22">
      <style:paragraph-properties fo:margin-left="0.9846in" fo:text-align="start" style:justify-single-word="false" fo:text-indent="-0.1965in" style:auto-text-indent="false" style:writing-mode="lr-tb">
        <style:tab-stops>
          <style:tab-stop style:position="0.9846in"/>
        </style:tab-stops>
      </style:paragraph-properties>
    </style:style>
    <style:style style:name="P83" style:family="paragraph" style:parent-style-name="Text_20_body" style:list-style-name="WWNum23">
      <style:paragraph-properties fo:margin-left="0.9846in" fo:margin-top="0in" fo:margin-bottom="0in" style:contextual-spacing="false" fo:text-align="start" style:justify-single-word="false" fo:text-indent="-0.1965in" style:auto-text-indent="false" style:writing-mode="lr-tb">
        <style:tab-stops>
          <style:tab-stop style:position="0.9846in"/>
        </style:tab-stops>
      </style:paragraph-properties>
    </style:style>
    <style:style style:name="P84" style:family="paragraph" style:parent-style-name="Text_20_body" style:list-style-name="WWNum24">
      <style:paragraph-properties fo:margin-left="0.9846in" fo:margin-top="0in" fo:margin-bottom="0in" style:contextual-spacing="false" fo:text-align="start" style:justify-single-word="false" fo:text-indent="-0.1965in" style:auto-text-indent="false" style:writing-mode="lr-tb">
        <style:tab-stops>
          <style:tab-stop style:position="0.9846in"/>
        </style:tab-stops>
      </style:paragraph-properties>
    </style:style>
    <style:style style:name="P85" style:family="paragraph" style:parent-style-name="Text_20_body" style:list-style-name="WWNum25">
      <style:paragraph-properties fo:margin-left="0.9846in" fo:margin-top="0in" fo:margin-bottom="0in" style:contextual-spacing="false" fo:text-align="start" style:justify-single-word="false" fo:text-indent="-0.1965in" style:auto-text-indent="false" style:writing-mode="lr-tb">
        <style:tab-stops>
          <style:tab-stop style:position="0.9846in"/>
        </style:tab-stops>
      </style:paragraph-properties>
    </style:style>
    <style:style style:name="P86" style:family="paragraph" style:parent-style-name="Text_20_body" style:list-style-name="WWNum26">
      <style:paragraph-properties fo:margin-left="0.9846in" fo:margin-top="0in" fo:margin-bottom="0in" style:contextual-spacing="false" fo:text-align="start" style:justify-single-word="false" fo:text-indent="-0.1965in" style:auto-text-indent="false" style:writing-mode="lr-tb">
        <style:tab-stops>
          <style:tab-stop style:position="0.9846in"/>
        </style:tab-stops>
      </style:paragraph-properties>
    </style:style>
    <style:style style:name="P87" style:family="paragraph" style:parent-style-name="Text_20_body" style:list-style-name="WWNum26">
      <style:paragraph-properties fo:margin-left="0.9846in" fo:text-align="start" style:justify-single-word="false" fo:text-indent="-0.1965in" style:auto-text-indent="false" style:writing-mode="lr-tb">
        <style:tab-stops>
          <style:tab-stop style:position="0.9846in"/>
        </style:tab-stops>
      </style:paragraph-properties>
    </style:style>
    <style:style style:name="P88" style:family="paragraph" style:parent-style-name="Text_20_body" style:list-style-name="WWNum27">
      <style:paragraph-properties fo:margin-left="0.9846in" fo:margin-top="0in" fo:margin-bottom="0in" style:contextual-spacing="false" fo:text-align="start" style:justify-single-word="false" fo:text-indent="-0.1965in" style:auto-text-indent="false" style:writing-mode="lr-tb">
        <style:tab-stops>
          <style:tab-stop style:position="0.9846in"/>
        </style:tab-stops>
      </style:paragraph-properties>
    </style:style>
    <style:style style:name="P89" style:family="paragraph" style:parent-style-name="Text_20_body" style:list-style-name="">
      <style:paragraph-properties fo:margin-left="0in" fo:text-align="start" style:justify-single-word="false" fo:text-indent="0in" style:auto-text-indent="false" style:writing-mode="lr-tb"/>
    </style:style>
    <style:style style:name="P90" style:family="paragraph" style:parent-style-name="Text_20_body" style:list-style-name="WWNum19">
      <style:paragraph-properties fo:margin-left="1.4772in" fo:margin-top="0in" fo:margin-bottom="0in" style:contextual-spacing="false" fo:text-align="start" style:justify-single-word="false" fo:text-indent="-0.1965in" style:auto-text-indent="false" style:writing-mode="lr-tb">
        <style:tab-stops>
          <style:tab-stop style:position="1.4772in"/>
        </style:tab-stops>
      </style:paragraph-properties>
    </style:style>
    <style:style style:name="P91" style:family="paragraph" style:parent-style-name="Text_20_body" style:list-style-name="WWNum21">
      <style:paragraph-properties fo:margin-left="1.4772in" fo:margin-top="0in" fo:margin-bottom="0in" style:contextual-spacing="false" fo:text-align="start" style:justify-single-word="false" fo:text-indent="-0.1965in" style:auto-text-indent="false" style:writing-mode="lr-tb">
        <style:tab-stops>
          <style:tab-stop style:position="1.4772in"/>
        </style:tab-stops>
      </style:paragraph-properties>
    </style:style>
    <style:style style:name="P92" style:family="paragraph" style:parent-style-name="Text_20_body" style:list-style-name="WWNum21">
      <style:paragraph-properties fo:margin-left="1.4772in" fo:text-align="start" style:justify-single-word="false" fo:text-indent="-0.1965in" style:auto-text-indent="false" style:writing-mode="lr-tb">
        <style:tab-stops>
          <style:tab-stop style:position="1.4772in"/>
        </style:tab-stops>
      </style:paragraph-properties>
    </style:style>
    <style:style style:name="P93" style:family="paragraph" style:parent-style-name="Text_20_body" style:list-style-name="WWNum23">
      <style:paragraph-properties fo:margin-left="1.4772in" fo:margin-top="0in" fo:margin-bottom="0in" style:contextual-spacing="false" fo:text-align="start" style:justify-single-word="false" fo:text-indent="-0.1965in" style:auto-text-indent="false" style:writing-mode="lr-tb">
        <style:tab-stops>
          <style:tab-stop style:position="1.4772in"/>
        </style:tab-stops>
      </style:paragraph-properties>
    </style:style>
    <style:style style:name="P94" style:family="paragraph" style:parent-style-name="Text_20_body" style:list-style-name="WWNum23">
      <style:paragraph-properties fo:margin-left="1.4772in" fo:text-align="start" style:justify-single-word="false" fo:text-indent="-0.1965in" style:auto-text-indent="false" style:writing-mode="lr-tb">
        <style:tab-stops>
          <style:tab-stop style:position="1.4772in"/>
        </style:tab-stops>
      </style:paragraph-properties>
    </style:style>
    <style:style style:name="P95" style:family="paragraph" style:parent-style-name="Text_20_body" style:list-style-name="WWNum24">
      <style:paragraph-properties fo:margin-left="1.4772in" fo:margin-top="0in" fo:margin-bottom="0in" style:contextual-spacing="false" fo:text-align="start" style:justify-single-word="false" fo:text-indent="-0.1965in" style:auto-text-indent="false" style:writing-mode="lr-tb">
        <style:tab-stops>
          <style:tab-stop style:position="1.4772in"/>
        </style:tab-stops>
      </style:paragraph-properties>
    </style:style>
    <style:style style:name="P96" style:family="paragraph" style:parent-style-name="Text_20_body" style:list-style-name="WWNum24">
      <style:paragraph-properties fo:margin-left="1.4772in" fo:text-align="start" style:justify-single-word="false" fo:text-indent="-0.1965in" style:auto-text-indent="false" style:writing-mode="lr-tb">
        <style:tab-stops>
          <style:tab-stop style:position="1.4772in"/>
        </style:tab-stops>
      </style:paragraph-properties>
    </style:style>
    <style:style style:name="P97" style:family="paragraph" style:parent-style-name="Text_20_body" style:list-style-name="WWNum25">
      <style:paragraph-properties fo:margin-left="1.4772in" fo:margin-top="0in" fo:margin-bottom="0in" style:contextual-spacing="false" fo:text-align="start" style:justify-single-word="false" fo:text-indent="-0.1965in" style:auto-text-indent="false" style:writing-mode="lr-tb">
        <style:tab-stops>
          <style:tab-stop style:position="1.4772in"/>
        </style:tab-stops>
      </style:paragraph-properties>
    </style:style>
    <style:style style:name="P98" style:family="paragraph" style:parent-style-name="Text_20_body" style:list-style-name="WWNum25">
      <style:paragraph-properties fo:margin-left="1.4772in" fo:text-align="start" style:justify-single-word="false" fo:text-indent="-0.1965in" style:auto-text-indent="false" style:writing-mode="lr-tb">
        <style:tab-stops>
          <style:tab-stop style:position="1.4772in"/>
        </style:tab-stops>
      </style:paragraph-properties>
    </style:style>
    <style:style style:name="P99" style:family="paragraph" style:parent-style-name="Text_20_body" style:list-style-name="WWNum27">
      <style:paragraph-properties fo:margin-left="1.4772in" fo:margin-top="0in" fo:margin-bottom="0in" style:contextual-spacing="false" fo:text-align="start" style:justify-single-word="false" fo:text-indent="-0.1965in" style:auto-text-indent="false" style:writing-mode="lr-tb">
        <style:tab-stops>
          <style:tab-stop style:position="1.4772in"/>
        </style:tab-stops>
      </style:paragraph-properties>
    </style:style>
    <style:style style:name="P100" style:family="paragraph" style:parent-style-name="Text_20_body" style:list-style-name="WWNum27">
      <style:paragraph-properties fo:margin-left="1.9693in" fo:margin-top="0in" fo:margin-bottom="0in" style:contextual-spacing="false" fo:text-align="start" style:justify-single-word="false" fo:text-indent="-0.1965in" style:auto-text-indent="false" style:writing-mode="lr-tb">
        <style:tab-stops>
          <style:tab-stop style:position="1.9693in"/>
        </style:tab-stops>
      </style:paragraph-properties>
    </style:style>
    <style:style style:name="P101" style:family="paragraph" style:parent-style-name="Text_20_body" style:list-style-name="WWNum27">
      <style:paragraph-properties fo:margin-left="1.9693in" fo:text-align="start" style:justify-single-word="false" fo:text-indent="-0.1965in" style:auto-text-indent="false" style:writing-mode="lr-tb">
        <style:tab-stops>
          <style:tab-stop style:position="1.9693in"/>
        </style:tab-stops>
      </style:paragraph-properties>
    </style:style>
    <style:style style:name="P102" style:family="paragraph" style:parent-style-name="Text_20_body">
      <style:paragraph-properties fo:margin-top="0in" fo:margin-bottom="0.0972in" style:contextual-spacing="false" fo:text-align="start" style:justify-single-word="false" style:writing-mode="lr-tb"/>
    </style:style>
    <style:style style:name="T1" style:family="text">
      <style:text-properties fo:font-size="18pt" fo:font-weight="bold" style:font-size-asian="18pt" style:font-weight-asian="bold" style:font-size-complex="18pt" style:font-weight-complex="bold"/>
    </style:style>
    <style:style style:name="T2" style:family="text">
      <style:text-properties fo:font-weight="bold" style:font-weight-asian="bold" style:font-weight-complex="bold"/>
    </style:style>
    <style:style style:name="T3" style:family="text">
      <style:text-properties fo:font-size="22pt" fo:font-weight="bold" style:font-size-asian="22pt" style:font-weight-asian="bold" style:font-size-complex="22pt" style:font-weight-complex="bold"/>
    </style:style>
    <style:style style:name="T4" style:family="text">
      <style:text-properties fo:font-weight="normal" style:font-weight-asian="normal" style:font-weight-complex="normal"/>
    </style:style>
    <style:style style:name="T5"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text:span text:style-name="Strong_20_Emphasis"><text:span text:style-name="T1">Module 1</text:span></text:span></text:h>
      <text:h text:style-name="P2" text:outline-level="3"><text:span text:style-name="Strong_20_Emphasis"><text:span text:style-name="T2">1. Linux Operating System (OS)</text:span></text:span></text:h>
      <text:p text:style-name="P17"><text:span text:style-name="Strong_20_Emphasis">Definition</text:span>:<text:line-break/>Linux is an open-source, UNIX-like operating system that is widely used for a variety of purposes, from servers and desktop systems to embedded devices. It provides multitasking, multi-user capabilities, and networked environment support.</text:p>
      <text:h text:style-name="P4" text:outline-level="4"><text:span text:style-name="Strong_20_Emphasis"><text:span text:style-name="T2">Key Components of Linux</text:span></text:span>:</text:h>
      <text:list text:style-name="WWNum7">
        <text:list-item>
          <text:p text:style-name="P18"><text:span text:style-name="Strong_20_Emphasis">Kernel</text:span>:<text:line-break/>The core of the operating system. The kernel manages hardware, system resources, and communication between hardware and software. The kernel handles:</text:p>
          <text:list>
            <text:list-item>
              <text:p text:style-name="P60"><text:span text:style-name="Strong_20_Emphasis">Memory Management</text:span>: Allocates and frees memory as required by processes.</text:p>
            </text:list-item>
            <text:list-item>
              <text:p text:style-name="P60"><text:span text:style-name="Strong_20_Emphasis">Process Management</text:span>: Schedules processes, manages CPU time, and controls multitasking.</text:p>
            </text:list-item>
            <text:list-item>
              <text:p text:style-name="P60"><text:span text:style-name="Strong_20_Emphasis">File System Management</text:span>: Provides access to files and directories.</text:p>
            </text:list-item>
            <text:list-item>
              <text:p text:style-name="P60"><text:span text:style-name="Strong_20_Emphasis">Device Drivers</text:span>: Interfaces between hardware and the operating system.</text:p>
            </text:list-item>
          </text:list>
        </text:list-item>
        <text:list-item>
          <text:p text:style-name="P18"><text:span text:style-name="Strong_20_Emphasis">Shell</text:span>:<text:line-break/>The command-line interface that allows users to interact with the kernel. There are different types of shells like:</text:p>
          <text:list>
            <text:list-item>
              <text:p text:style-name="P60"><text:span text:style-name="Strong_20_Emphasis">Bash (Bourne Again Shell)</text:span>: The default shell for most Linux distributions.</text:p>
            </text:list-item>
            <text:list-item>
              <text:p text:style-name="P60"><text:span text:style-name="Strong_20_Emphasis">Zsh, Csh</text:span>: Other shells with different syntax and capabilities.</text:p>
            </text:list-item>
            <text:list-item>
              <text:p text:style-name="P60">The shell interprets user commands and translates them into instructions for the kernel.</text:p>
            </text:list-item>
          </text:list>
        </text:list-item>
        <text:list-item>
          <text:p text:style-name="P18"><text:span text:style-name="Strong_20_Emphasis">File System</text:span>:<text:line-break/>Linux follows a hierarchical file system structure where everything is treated as a file, including hardware devices. Key features of the Linux file system include:</text:p>
          <text:list>
            <text:list-item>
              <text:p text:style-name="P60"><text:span text:style-name="Strong_20_Emphasis">Root Directory (</text:span><text:span text:style-name="Source_20_Text">/</text:span><text:span text:style-name="Strong_20_Emphasis">)</text:span>: The top level of the file system hierarchy.</text:p>
            </text:list-item>
            <text:list-item>
              <text:p text:style-name="P60"><text:span text:style-name="Strong_20_Emphasis">Home Directory</text:span>: Each user has a home directory to store personal files (<text:span text:style-name="Source_20_Text">/home/user</text:span>).</text:p>
            </text:list-item>
            <text:list-item>
              <text:p text:style-name="P61"><text:span text:style-name="Strong_20_Emphasis">Inodes</text:span>: Data structures that store metadata about files (permissions, owner, size, and location).</text:p>
            </text:list-item>
          </text:list>
        </text:list-item>
      </text:list>
      <text:p text:style-name="P89">Linux supports various file systems like <text:span text:style-name="Strong_20_Emphasis">ext4, ext3</text:span>, and <text:span text:style-name="Strong_20_Emphasis">XFS</text:span>.</text:p>
      <text:h text:style-name="P2" text:outline-level="3"><text:span text:style-name="Strong_20_Emphasis"><text:span text:style-name="T2">2. Linux Features</text:span></text:span></text:h>
      <text:h text:style-name="P4" text:outline-level="4"><text:span text:style-name="Strong_20_Emphasis"><text:span text:style-name="T2">Open Source</text:span></text:span>:</text:h>
      <text:list text:style-name="WWNum8">
        <text:list-item>
          <text:p text:style-name="P19"><text:span text:style-name="Strong_20_Emphasis">Free and Customizable</text:span>:<text:line-break/>Linux’s source code is freely available for anyone to modify, distribute, or use as they wish. This has led to the development of a wide variety of Linux distributions (Ubuntu, Fedora, CentOS, etc.), each with specific use cases.</text:p>
        </text:list-item>
      </text:list>
      <text:h text:style-name="P4" text:outline-level="4"><text:soft-page-break/><text:span text:style-name="Strong_20_Emphasis"><text:span text:style-name="T2">Multitasking</text:span></text:span>:</text:h>
      <text:list text:style-name="WWNum9">
        <text:list-item>
          <text:p text:style-name="P20"><text:span text:style-name="Strong_20_Emphasis">Multiple Processes</text:span>:<text:line-break/>Linux supports the execution of multiple processes at the same time. The kernel efficiently schedules processes, allocating CPU time and memory resources.</text:p>
        </text:list-item>
      </text:list>
      <text:h text:style-name="P4" text:outline-level="4"><text:span text:style-name="Strong_20_Emphasis"><text:span text:style-name="T2">Multi-User Support</text:span></text:span>:</text:h>
      <text:list text:style-name="WWNum10">
        <text:list-item>
          <text:p text:style-name="P21"><text:span text:style-name="Strong_20_Emphasis">User and Group Management</text:span>:<text:line-break/>Linux allows multiple users to log in and use system resources simultaneously. Each user has their own permissions, preventing unauthorized access to files and processes.</text:p>
        </text:list-item>
      </text:list>
      <text:h text:style-name="P4" text:outline-level="4"><text:span text:style-name="Strong_20_Emphasis"><text:span text:style-name="T2">Security</text:span></text:span>:</text:h>
      <text:list text:style-name="WWNum11">
        <text:list-item>
          <text:p text:style-name="P22"><text:span text:style-name="Strong_20_Emphasis">File Permissions</text:span>:<text:line-break/>Linux uses a powerful permission system that controls access to files based on three categories: owner, group, and others. Permissions include:</text:p>
          <text:list>
            <text:list-item>
              <text:p text:style-name="P62"><text:span text:style-name="Strong_20_Emphasis">Read (r)</text:span>: Allows viewing the file’s contents.</text:p>
            </text:list-item>
            <text:list-item>
              <text:p text:style-name="P62"><text:span text:style-name="Strong_20_Emphasis">Write (w)</text:span>: Allows modifying the file.</text:p>
            </text:list-item>
            <text:list-item>
              <text:p text:style-name="P62"><text:span text:style-name="Strong_20_Emphasis">Execute (x)</text:span>: Allows executing the file if it’s a script or program.</text:p>
            </text:list-item>
          </text:list>
        </text:list-item>
        <text:list-item>
          <text:p text:style-name="P22"><text:span text:style-name="Strong_20_Emphasis">Process Isolation</text:span>:<text:line-break/>Each process runs in its own memory space, isolated from other processes. This prevents unauthorized access between processes, enhancing system security.</text:p>
        </text:list-item>
        <text:list-item>
          <text:p text:style-name="P22"><text:span text:style-name="Strong_20_Emphasis">SSH (Secure Shell)</text:span>:<text:line-break/>Linux supports secure remote connections using SSH, which is essential for administering systems over a network.</text:p>
        </text:list-item>
      </text:list>
      <text:h text:style-name="P2" text:outline-level="3"><text:span text:style-name="Strong_20_Emphasis"><text:span text:style-name="T2">3. Linux Utilities</text:span></text:span></text:h>
      <text:p text:style-name="P17">Linux comes with a variety of utilities for managing files, processes, and network configurations. Here are some important utilities:</text:p>
      <text:h text:style-name="P4" text:outline-level="4"><text:span text:style-name="Strong_20_Emphasis"><text:span text:style-name="T2">File Handling Utilities</text:span></text:span>:</text:h>
      <text:list text:style-name="WWNum12">
        <text:list-item>
          <text:p text:style-name="P23"><text:span text:style-name="Strong_20_Emphasis">cp</text:span>: Copies files from one location to another.</text:p>
        </text:list-item>
        <text:list-item>
          <text:p text:style-name="P23"><text:span text:style-name="Strong_20_Emphasis">mv</text:span>: Moves or renames files.</text:p>
        </text:list-item>
        <text:list-item>
          <text:p text:style-name="P23"><text:span text:style-name="Strong_20_Emphasis">rm</text:span>: Deletes files.</text:p>
        </text:list-item>
        <text:list-item>
          <text:p text:style-name="P24"><text:span text:style-name="Strong_20_Emphasis">mkdir</text:span>: Creates new directories.</text:p>
        </text:list-item>
      </text:list>
      <text:h text:style-name="P4" text:outline-level="4"><text:span text:style-name="Strong_20_Emphasis"><text:span text:style-name="T2">Process Management Utilities</text:span></text:span>:</text:h>
      <text:list text:style-name="WWNum13">
        <text:list-item>
          <text:p text:style-name="P25"><text:span text:style-name="Strong_20_Emphasis">ps</text:span>: Displays a list of currently running processes.</text:p>
        </text:list-item>
        <text:list-item>
          <text:p text:style-name="P25"><text:span text:style-name="Strong_20_Emphasis">top</text:span>: Shows real-time information about system processes and resource usage.</text:p>
        </text:list-item>
        <text:list-item>
          <text:p text:style-name="P26"><text:span text:style-name="Strong_20_Emphasis">kill</text:span>: Sends a signal to terminate a process.</text:p>
        </text:list-item>
      </text:list>
      <text:h text:style-name="P4" text:outline-level="4"><text:span text:style-name="Strong_20_Emphasis"><text:span text:style-name="T2">Networking Utilities</text:span></text:span>:</text:h>
      <text:list text:style-name="WWNum14">
        <text:list-item>
          <text:p text:style-name="P27"><text:span text:style-name="Strong_20_Emphasis">ifconfig</text:span>: Configures or displays network interfaces.</text:p>
        </text:list-item>
        <text:list-item>
          <text:p text:style-name="P27"><text:span text:style-name="Strong_20_Emphasis">ping</text:span>: Tests network connectivity to a remote host.</text:p>
        </text:list-item>
        <text:list-item>
          <text:p text:style-name="P28"><text:span text:style-name="Strong_20_Emphasis">netstat</text:span>: Displays network connections and statistics.</text:p>
        </text:list-item>
      </text:list>
      <text:h text:style-name="P4" text:outline-level="4"><text:span text:style-name="Strong_20_Emphasis"><text:span text:style-name="T2">Backup Utilities</text:span></text:span>:</text:h>
      <text:list text:style-name="WWNum15">
        <text:list-item>
          <text:p text:style-name="P29"><text:span text:style-name="Strong_20_Emphasis">tar</text:span>: Archives multiple files into a single file (tarball) for backup.</text:p>
        </text:list-item>
        <text:list-item>
          <text:p text:style-name="P30"><text:soft-page-break/><text:span text:style-name="Strong_20_Emphasis">rsync</text:span>: Synchronizes files and directories across systems, often used for backups.</text:p>
        </text:list-item>
      </text:list>
      <text:h text:style-name="P2" text:outline-level="3"><text:span text:style-name="Strong_20_Emphasis"><text:span text:style-name="T2">4. Linux File Permissions</text:span></text:span></text:h>
      <text:p text:style-name="P17">In Linux, file permissions are crucial for system security. Each file has three sets of permissions for the <text:span text:style-name="Strong_20_Emphasis">owner</text:span>, <text:span text:style-name="Strong_20_Emphasis">group</text:span>, and <text:span text:style-name="Strong_20_Emphasis">others</text:span>:</text:p>
      <text:list text:style-name="WWNum16">
        <text:list-item>
          <text:p text:style-name="P31"><text:span text:style-name="Strong_20_Emphasis">r</text:span> (read), <text:span text:style-name="Strong_20_Emphasis">w</text:span> (write), <text:span text:style-name="Strong_20_Emphasis">x</text:span> (execute).</text:p>
        </text:list-item>
        <text:list-item>
          <text:p text:style-name="P31">Permissions are set using the <text:span text:style-name="Source_20_Text">chmod</text:span> command.</text:p>
          <text:list>
            <text:list-item>
              <text:p text:style-name="P63">Example: <text:span text:style-name="Source_20_Text">chmod 755 file</text:span> – sets <text:span text:style-name="Strong_20_Emphasis">rwx</text:span> for the owner and <text:span text:style-name="Strong_20_Emphasis">r-x</text:span> for others.</text:p>
            </text:list-item>
          </text:list>
        </text:list-item>
      </text:list>
      <text:h text:style-name="P4" text:outline-level="4"><text:span text:style-name="Strong_20_Emphasis"><text:span text:style-name="T2">Octal Notation</text:span></text:span>:</text:h>
      <text:list text:style-name="WWNum17">
        <text:list-item>
          <text:p text:style-name="P32">Linux permissions can also be represented using numeric values (octal notation):</text:p>
          <text:list>
            <text:list-item>
              <text:p text:style-name="P64"><text:span text:style-name="Strong_20_Emphasis">r = 4</text:span>, <text:span text:style-name="Strong_20_Emphasis">w = 2</text:span>, <text:span text:style-name="Strong_20_Emphasis">x = 1</text:span>.</text:p>
            </text:list-item>
            <text:list-item>
              <text:p text:style-name="P65">Example: <text:span text:style-name="Strong_20_Emphasis">755</text:span> means the owner has full permissions (7 = rwx), and the group and others have read and execute permissions (5 = r-x).</text:p>
            </text:list-item>
          </text:list>
        </text:list-item>
      </text:list>
      <text:h text:style-name="P2" text:outline-level="3"><text:span text:style-name="Strong_20_Emphasis"><text:span text:style-name="T2">5. Importance of Linux in Cybersecurity</text:span></text:span></text:h>
      <text:p text:style-name="P17">Since Linux is widely used in servers and networking environments, it is also a key part of cybersecurity. Its robust permission model, support for encrypted connections (SSH), and extensive logging tools make it ideal for secure environments. Cybersecurity specialists often use Linux to perform tasks like:</text:p>
      <text:list text:style-name="WWNum18">
        <text:list-item>
          <text:p text:style-name="P33"><text:span text:style-name="Strong_20_Emphasis">System hardening</text:span>: Reducing the attack surface by disabling unused services and setting strict permissions.</text:p>
        </text:list-item>
        <text:list-item>
          <text:p text:style-name="P33"><text:span text:style-name="Strong_20_Emphasis">Intrusion detection</text:span>: Using tools like <text:span text:style-name="Strong_20_Emphasis">Wireshark</text:span> or <text:span text:style-name="Strong_20_Emphasis">Nmap</text:span> for network traffic analysis.</text:p>
        </text:list-item>
        <text:list-item>
          <text:p text:style-name="P34"><text:span text:style-name="Strong_20_Emphasis">Firewall configuration</text:span>: Using <text:span text:style-name="Strong_20_Emphasis">iptables</text:span> to manage inbound and outbound traffic.</text:p>
        </text:list-item>
      </text:list>
      <text:h text:style-name="P2" text:outline-level="3">6. Key Components of Linux Architecture</text:h>
      <text:list text:style-name="WWNum19">
        <text:list-item>
          <text:p text:style-name="P35"><text:span text:style-name="Strong_20_Emphasis">Kernel</text:span>:</text:p>
          <text:list>
            <text:list-item>
              <text:p text:style-name="P66"><text:span text:style-name="Strong_20_Emphasis">Role</text:span>: The kernel is the core of the Linux OS, responsible for managing all critical operations like memory management, process scheduling, and device drivers.</text:p>
            </text:list-item>
            <text:list-item>
              <text:p text:style-name="P66"><text:span text:style-name="Strong_20_Emphasis">Functions</text:span>:</text:p>
              <text:list>
                <text:list-item>
                  <text:p text:style-name="P90"><text:span text:style-name="Strong_20_Emphasis">Process Management</text:span>: Controls process creation, termination, and multitasking.</text:p>
                </text:list-item>
                <text:list-item>
                  <text:p text:style-name="P90"><text:span text:style-name="Strong_20_Emphasis">Memory Management</text:span>: Allocates and deallocates memory to processes, ensuring efficient use of system resources.</text:p>
                </text:list-item>
                <text:list-item>
                  <text:p text:style-name="P90"><text:span text:style-name="Strong_20_Emphasis">File System Management</text:span>: Handles the way files are stored and accessed on disks.</text:p>
                </text:list-item>
                <text:list-item>
                  <text:p text:style-name="P90"><text:span text:style-name="Strong_20_Emphasis">Device Drivers</text:span>: Acts as an intermediary between hardware and the OS.</text:p>
                </text:list-item>
              </text:list>
            </text:list-item>
          </text:list>
        </text:list-item>
        <text:list-item>
          <text:p text:style-name="P35"><text:span text:style-name="Strong_20_Emphasis">System Libraries</text:span>:</text:p>
          <text:list>
            <text:list-item>
              <text:p text:style-name="P66">These are special functions or programs that application programs use to access kernel features. For example, <text:span text:style-name="Source_20_Text">libc</text:span> is a standard library for C language programs.</text:p>
            </text:list-item>
          </text:list>
        </text:list-item>
        <text:list-item>
          <text:p text:style-name="P35"><text:span text:style-name="Strong_20_Emphasis">Shell</text:span>:</text:p>
          <text:list>
            <text:list-item>
              <text:p text:style-name="P66">The <text:span text:style-name="Strong_20_Emphasis">shell</text:span> is the interface between the user and the kernel. It interprets user commands and communicates with the kernel to execute them.</text:p>
            </text:list-item>
            <text:list-item>
              <text:p text:style-name="P66"><text:soft-page-break/><text:span text:style-name="Strong_20_Emphasis">Types</text:span>: There are several types of shells, such as <text:span text:style-name="Strong_20_Emphasis">Bash</text:span>, <text:span text:style-name="Strong_20_Emphasis">C shell</text:span>, and <text:span text:style-name="Strong_20_Emphasis">Korn shell</text:span>, each providing different features.</text:p>
            </text:list-item>
          </text:list>
        </text:list-item>
        <text:list-item>
          <text:p text:style-name="P35"><text:span text:style-name="Strong_20_Emphasis">File System</text:span>:</text:p>
          <text:list>
            <text:list-item>
              <text:p text:style-name="P66">Linux uses a hierarchical file system structure, with <text:span text:style-name="Source_20_Text">/</text:span> as the root directory. Everything in Linux (files, directories, devices) is organized under this tree.</text:p>
            </text:list-item>
            <text:list-item>
              <text:p text:style-name="P66"><text:span text:style-name="Strong_20_Emphasis">Inodes</text:span>: Linux tracks files using <text:span text:style-name="Strong_20_Emphasis">inodes</text:span>, which store metadata like file size, permissions, and pointers to data blocks.</text:p>
            </text:list-item>
          </text:list>
        </text:list-item>
        <text:list-item>
          <text:p text:style-name="P35"><text:span text:style-name="Strong_20_Emphasis">User Space</text:span>:</text:p>
          <text:list>
            <text:list-item>
              <text:p text:style-name="P66">This is the space where user applications and processes run. These interact with the kernel through system calls.</text:p>
            </text:list-item>
          </text:list>
        </text:list-item>
        <text:list-item>
          <text:p text:style-name="P35"><text:span text:style-name="Strong_20_Emphasis">System Calls</text:span>:</text:p>
          <text:list>
            <text:list-item>
              <text:p text:style-name="P67">System calls provide an interface between user programs and the operating system. For example, <text:span text:style-name="Source_20_Text">open()</text:span>, <text:span text:style-name="Source_20_Text">read()</text:span>, and <text:span text:style-name="Source_20_Text">write()</text:span> are system calls for file handling.</text:p>
            </text:list-item>
          </text:list>
        </text:list-item>
      </text:list>
      <text:p text:style-name="P17"/>
      <text:h text:style-name="P2" text:outline-level="3">1. <text:span text:style-name="Strong_20_Emphasis"><text:span text:style-name="T2">File Handling Commands</text:span></text:span>:</text:h>
      <text:list text:style-name="WWNum1">
        <text:list-item>
          <text:p text:style-name="P36"><text:span text:style-name="Source_20_Text">cp</text:span>: Copy files.</text:p>
          <text:list>
            <text:list-item>
              <text:p text:style-name="P68"><text:span text:style-name="Source_20_Text">-r</text:span>: Recursive copy (for directories).</text:p>
            </text:list-item>
            <text:list-item>
              <text:p text:style-name="P68"><text:span text:style-name="Source_20_Text">-i</text:span>: Prompt before overwriting.</text:p>
            </text:list-item>
            <text:list-item>
              <text:p text:style-name="P68"><text:span text:style-name="Source_20_Text">-u</text:span>: Copy only when the source is newer or the destination is missing.</text:p>
            </text:list-item>
            <text:list-item>
              <text:p text:style-name="P68"><text:span text:style-name="Source_20_Text">-v</text:span>: Verbose output.</text:p>
            </text:list-item>
            <text:list-item>
              <text:p text:style-name="P68">Example: <text:span text:style-name="Source_20_Text">cp -r folder1 folder2</text:span></text:p>
            </text:list-item>
          </text:list>
        </text:list-item>
        <text:list-item>
          <text:p text:style-name="P36"><text:span text:style-name="Source_20_Text">mv</text:span>: Move or rename files.</text:p>
          <text:list>
            <text:list-item>
              <text:p text:style-name="P68"><text:span text:style-name="Source_20_Text">-i</text:span>: Prompt before overwriting.</text:p>
            </text:list-item>
            <text:list-item>
              <text:p text:style-name="P68"><text:span text:style-name="Source_20_Text">-f</text:span>: Force move without prompt.</text:p>
            </text:list-item>
            <text:list-item>
              <text:p text:style-name="P68"><text:span text:style-name="Source_20_Text">-u</text:span>: Move only if the source is newer.</text:p>
            </text:list-item>
            <text:list-item>
              <text:p text:style-name="P68"><text:span text:style-name="Source_20_Text">-v</text:span>: Verbose output.</text:p>
            </text:list-item>
            <text:list-item>
              <text:p text:style-name="P68">Example: <text:span text:style-name="Source_20_Text">mv -i file1 /path/to/destination/</text:span></text:p>
            </text:list-item>
          </text:list>
        </text:list-item>
        <text:list-item>
          <text:p text:style-name="P36"><text:span text:style-name="Source_20_Text">rm</text:span>: Remove files.</text:p>
          <text:list>
            <text:list-item>
              <text:p text:style-name="P68"><text:span text:style-name="Source_20_Text">-r</text:span>: Remove directories recursively.</text:p>
            </text:list-item>
            <text:list-item>
              <text:p text:style-name="P68"><text:span text:style-name="Source_20_Text">-i</text:span>: Prompt before each removal.</text:p>
            </text:list-item>
            <text:list-item>
              <text:p text:style-name="P68"><text:span text:style-name="Source_20_Text">-f</text:span>: Force removal (ignore nonexistent files).</text:p>
            </text:list-item>
            <text:list-item>
              <text:p text:style-name="P68"><text:span text:style-name="Source_20_Text">-d</text:span>: Remove an empty directory.</text:p>
            </text:list-item>
            <text:list-item>
              <text:p text:style-name="P68">Example: <text:span text:style-name="Source_20_Text">rm -rf dir1</text:span></text:p>
            </text:list-item>
          </text:list>
        </text:list-item>
        <text:list-item>
          <text:p text:style-name="P36"><text:span text:style-name="Source_20_Text">chmod</text:span>: Change file permissions.</text:p>
          <text:list>
            <text:list-item>
              <text:p text:style-name="P68"><text:span text:style-name="Source_20_Text">-R</text:span>: Change permissions recursively.</text:p>
            </text:list-item>
            <text:list-item>
              <text:p text:style-name="P68"><text:span text:style-name="Source_20_Text">u</text:span>, <text:span text:style-name="Source_20_Text">g</text:span>, <text:span text:style-name="Source_20_Text">o</text:span>, <text:span text:style-name="Source_20_Text">a</text:span>: Set permissions for user, group, others, or all.</text:p>
            </text:list-item>
            <text:list-item>
              <text:p text:style-name="P68">Example: <text:span text:style-name="Source_20_Text">chmod u+x file.sh</text:span> or <text:span text:style-name="Source_20_Text">chmod 755 file.sh</text:span></text:p>
            </text:list-item>
          </text:list>
        </text:list-item>
        <text:list-item>
          <text:p text:style-name="P36"><text:span text:style-name="Source_20_Text">chown</text:span>: Change file ownership.</text:p>
          <text:list>
            <text:list-item>
              <text:p text:style-name="P68"><text:span text:style-name="Source_20_Text">-R</text:span>: Apply ownership change recursively.</text:p>
            </text:list-item>
            <text:list-item>
              <text:p text:style-name="P68"><text:soft-page-break/>Example: <text:span text:style-name="Source_20_Text">chown -R user:group /path/to/directory/</text:span></text:p>
            </text:list-item>
          </text:list>
        </text:list-item>
        <text:list-item>
          <text:p text:style-name="P36"><text:span text:style-name="Source_20_Text">ln</text:span>: Create links to files.</text:p>
          <text:list>
            <text:list-item>
              <text:p text:style-name="P68"><text:span text:style-name="Source_20_Text">-s</text:span>: Create symbolic (soft) links.</text:p>
            </text:list-item>
            <text:list-item>
              <text:p text:style-name="P69">Example: <text:span text:style-name="Source_20_Text">ln -s /path/to/file link_name</text:span></text:p>
            </text:list-item>
          </text:list>
        </text:list-item>
      </text:list>
      <text:h text:style-name="P2" text:outline-level="3">2. <text:span text:style-name="Strong_20_Emphasis"><text:span text:style-name="T2">Text Processing Commands</text:span></text:span>:</text:h>
      <text:list text:style-name="WWNum2">
        <text:list-item>
          <text:p text:style-name="P37"><text:span text:style-name="Source_20_Text">grep</text:span>: Search patterns in files.</text:p>
          <text:list>
            <text:list-item>
              <text:p text:style-name="P70"><text:span text:style-name="Source_20_Text">-i</text:span>: Case-insensitive search.</text:p>
            </text:list-item>
            <text:list-item>
              <text:p text:style-name="P70"><text:span text:style-name="Source_20_Text">-r</text:span>: Recursive search.</text:p>
            </text:list-item>
            <text:list-item>
              <text:p text:style-name="P70"><text:span text:style-name="Source_20_Text">-v</text:span>: Invert match (show lines that do not match).</text:p>
            </text:list-item>
            <text:list-item>
              <text:p text:style-name="P70"><text:span text:style-name="Source_20_Text">-n</text:span>: Show line numbers.</text:p>
            </text:list-item>
            <text:list-item>
              <text:p text:style-name="P70"><text:span text:style-name="Source_20_Text">-c</text:span>: Count matching lines.</text:p>
            </text:list-item>
            <text:list-item>
              <text:p text:style-name="P70">Example: <text:span text:style-name="Source_20_Text">grep -i "pattern" file.txt</text:span></text:p>
            </text:list-item>
          </text:list>
        </text:list-item>
        <text:list-item>
          <text:p text:style-name="P37"><text:span text:style-name="Source_20_Text">awk</text:span>: Text scanning and processing.</text:p>
          <text:list>
            <text:list-item>
              <text:p text:style-name="P70"><text:span text:style-name="Source_20_Text">'{print $1}'</text:span>: Print first column.</text:p>
            </text:list-item>
            <text:list-item>
              <text:p text:style-name="P70"><text:span text:style-name="Source_20_Text">-F</text:span>: Specify input field separator.</text:p>
            </text:list-item>
            <text:list-item>
              <text:p text:style-name="P70">Example: <text:span text:style-name="Source_20_Text">awk -F: '{print $1}' /etc/passwd</text:span></text:p>
            </text:list-item>
          </text:list>
        </text:list-item>
        <text:list-item>
          <text:p text:style-name="P37"><text:span text:style-name="Source_20_Text">sed</text:span>: Stream editor for filtering and transforming text.</text:p>
          <text:list>
            <text:list-item>
              <text:p text:style-name="P70"><text:span text:style-name="Source_20_Text">'s/old/new/g'</text:span>: Replace all occurrences of "old" with "new".</text:p>
            </text:list-item>
            <text:list-item>
              <text:p text:style-name="P70"><text:span text:style-name="Source_20_Text">-i</text:span>: Edit files in place.</text:p>
            </text:list-item>
            <text:list-item>
              <text:p text:style-name="P71">Example: <text:span text:style-name="Source_20_Text">sed -i 's/error/fix/g' file.txt</text:span></text:p>
            </text:list-item>
          </text:list>
        </text:list-item>
      </text:list>
      <text:h text:style-name="P2" text:outline-level="3">3. <text:span text:style-name="Strong_20_Emphasis"><text:span text:style-name="T2">Process Management Commands</text:span></text:span>:</text:h>
      <text:list text:style-name="WWNum3">
        <text:list-item>
          <text:p text:style-name="P38"><text:span text:style-name="Source_20_Text">ps</text:span>: Display process information.</text:p>
          <text:list>
            <text:list-item>
              <text:p text:style-name="P72"><text:span text:style-name="Source_20_Text">-e</text:span>: Show all processes.</text:p>
            </text:list-item>
            <text:list-item>
              <text:p text:style-name="P72"><text:span text:style-name="Source_20_Text">-f</text:span>: Full-format listing.</text:p>
            </text:list-item>
            <text:list-item>
              <text:p text:style-name="P72">Example: <text:span text:style-name="Source_20_Text">ps -ef</text:span></text:p>
            </text:list-item>
          </text:list>
        </text:list-item>
        <text:list-item>
          <text:p text:style-name="P38"><text:span text:style-name="Source_20_Text">top</text:span>: Display dynamic process information.</text:p>
          <text:list>
            <text:list-item>
              <text:p text:style-name="P72"><text:span text:style-name="Source_20_Text">k</text:span>: Kill a process.</text:p>
            </text:list-item>
            <text:list-item>
              <text:p text:style-name="P72"><text:span text:style-name="Source_20_Text">q</text:span>: Quit.</text:p>
            </text:list-item>
            <text:list-item>
              <text:p text:style-name="P72">Example: <text:span text:style-name="Source_20_Text">top</text:span> (interactive)</text:p>
            </text:list-item>
          </text:list>
        </text:list-item>
        <text:list-item>
          <text:p text:style-name="P38"><text:span text:style-name="Source_20_Text">kill</text:span>: Terminate processes.</text:p>
          <text:list>
            <text:list-item>
              <text:p text:style-name="P72"><text:span text:style-name="Source_20_Text">-9</text:span>: Force kill.</text:p>
            </text:list-item>
            <text:list-item>
              <text:p text:style-name="P73">Example: <text:span text:style-name="Source_20_Text">kill -9 1234</text:span></text:p>
            </text:list-item>
          </text:list>
        </text:list-item>
      </text:list>
      <text:h text:style-name="P2" text:outline-level="3">4. <text:span text:style-name="Strong_20_Emphasis"><text:span text:style-name="T2">Networking Commands</text:span></text:span>:</text:h>
      <text:list text:style-name="WWNum4">
        <text:list-item>
          <text:p text:style-name="P39"><text:span text:style-name="Source_20_Text">ifconfig</text:span>: Network interface configuration.</text:p>
          <text:list>
            <text:list-item>
              <text:p text:style-name="P74"><text:span text:style-name="Source_20_Text">up</text:span>, <text:span text:style-name="Source_20_Text">down</text:span>: Activate or deactivate an interface.</text:p>
            </text:list-item>
            <text:list-item>
              <text:p text:style-name="P74">Example: <text:span text:style-name="Source_20_Text">ifconfig eth0 up</text:span></text:p>
            </text:list-item>
          </text:list>
        </text:list-item>
        <text:list-item>
          <text:p text:style-name="P39"><text:span text:style-name="Source_20_Text">ping</text:span>: Test network connectivity.</text:p>
          <text:list>
            <text:list-item>
              <text:p text:style-name="P74"><text:soft-page-break/><text:span text:style-name="Source_20_Text">-c N</text:span>: Send N packets.</text:p>
            </text:list-item>
            <text:list-item>
              <text:p text:style-name="P74">Example: <text:span text:style-name="Source_20_Text">ping -c 4 google.com</text:span></text:p>
            </text:list-item>
          </text:list>
        </text:list-item>
        <text:list-item>
          <text:p text:style-name="P39"><text:span text:style-name="Source_20_Text">netstat</text:span>: Show network connections.</text:p>
          <text:list>
            <text:list-item>
              <text:p text:style-name="P74"><text:span text:style-name="Source_20_Text">-t</text:span>: Display TCP connections.</text:p>
            </text:list-item>
            <text:list-item>
              <text:p text:style-name="P74"><text:span text:style-name="Source_20_Text">-u</text:span>: Display UDP connections.</text:p>
            </text:list-item>
            <text:list-item>
              <text:p text:style-name="P75">Example: <text:span text:style-name="Source_20_Text">netstat -tu</text:span></text:p>
            </text:list-item>
          </text:list>
        </text:list-item>
      </text:list>
      <text:h text:style-name="P2" text:outline-level="3">5. <text:span text:style-name="Strong_20_Emphasis"><text:span text:style-name="T2">Redirection and Pipes</text:span></text:span>:</text:h>
      <text:list text:style-name="WWNum5">
        <text:list-item>
          <text:p text:style-name="P40"><text:span text:style-name="Source_20_Text">&gt;</text:span>, <text:span text:style-name="Source_20_Text">&gt;&gt;</text:span>: Redirect output to a file (overwrite or append).</text:p>
        </text:list-item>
        <text:list-item>
          <text:p text:style-name="P40"><text:span text:style-name="Source_20_Text">&lt;</text:span>, <text:span text:style-name="Source_20_Text">&lt;&lt;</text:span>: Redirect input from a file.</text:p>
        </text:list-item>
        <text:list-item>
          <text:p text:style-name="P40">Example: <text:span text:style-name="Source_20_Text">ls &gt; output.txt</text:span> (overwrite), <text:span text:style-name="Source_20_Text">ls &gt;&gt; output.txt</text:span> (append)</text:p>
        </text:list-item>
        <text:list-item>
          <text:p text:style-name="P40"><text:span text:style-name="Strong_20_Emphasis">Pipe (</text:span><text:span text:style-name="Source_20_Text">|</text:span><text:span text:style-name="Strong_20_Emphasis">)</text:span>: Send output of one command to another.</text:p>
        </text:list-item>
        <text:list-item>
          <text:p text:style-name="P41">Example: <text:span text:style-name="Source_20_Text">ls -l | grep "pattern"</text:span></text:p>
        </text:list-item>
      </text:list>
      <text:h text:style-name="P2" text:outline-level="3">6. <text:span text:style-name="Strong_20_Emphasis"><text:span text:style-name="T2">Backup and Synchronization</text:span></text:span>:</text:h>
      <text:list text:style-name="WWNum6">
        <text:list-item>
          <text:p text:style-name="P42"><text:span text:style-name="Source_20_Text">rsync</text:span>: Synchronize files and directories.</text:p>
          <text:list>
            <text:list-item>
              <text:p text:style-name="P76"><text:span text:style-name="Source_20_Text">-r</text:span>: Recursive.</text:p>
            </text:list-item>
            <text:list-item>
              <text:p text:style-name="P76"><text:span text:style-name="Source_20_Text">-a</text:span>: Archive mode (preserve permissions, timestamps, etc.).</text:p>
            </text:list-item>
            <text:list-item>
              <text:p text:style-name="P76"><text:span text:style-name="Source_20_Text">-v</text:span>: Verbose output.</text:p>
            </text:list-item>
            <text:list-item>
              <text:p text:style-name="P77">Example: <text:span text:style-name="Source_20_Text">rsync -av /source /destination</text:span></text:p>
            </text:list-item>
          </text:list>
        </text:list-item>
      </text:list>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loext:marker-style-name="T3"><text:soft-page-break/><text:span text:style-name="T3">Module 2:</text:span><text:span text:style-name="T3"/></text:p>
      <text:p text:style-name="P16"/>
      <text:p text:style-name="P16"/>
      <text:h text:style-name="P2" text:outline-level="3"><text:span text:style-name="Strong_20_Emphasis"><text:span text:style-name="T2">1. Need for Shells</text:span></text:span></text:h>
      <text:list text:style-name="WWNum20">
        <text:list-item>
          <text:p text:style-name="P43">The <text:span text:style-name="Strong_20_Emphasis">shell</text:span> is an interface between the user and the operating system. It interprets user commands, executes them in the kernel, and displays the output.</text:p>
        </text:list-item>
        <text:list-item>
          <text:p text:style-name="P43"><text:span text:style-name="Strong_20_Emphasis">Types of Shells</text:span>:</text:p>
          <text:list>
            <text:list-item>
              <text:p text:style-name="P78"><text:span text:style-name="Strong_20_Emphasis">Bourne shell (sh)</text:span>: One of the earliest Unix shells.</text:p>
            </text:list-item>
            <text:list-item>
              <text:p text:style-name="P78"><text:span text:style-name="Strong_20_Emphasis">Bourne Again shell (bash)</text:span>: An improved version of the Bourne shell and the most common in Linux.</text:p>
            </text:list-item>
            <text:list-item>
              <text:p text:style-name="P78"><text:span text:style-name="Strong_20_Emphasis">C shell (csh)</text:span>: Known for its C-like syntax, useful for programming.</text:p>
            </text:list-item>
            <text:list-item>
              <text:p text:style-name="P78"><text:span text:style-name="Strong_20_Emphasis">Korn shell (ksh)</text:span>: Combines features of the C and Bourne shells.</text:p>
            </text:list-item>
            <text:list-item>
              <text:p text:style-name="P79"><text:span text:style-name="Strong_20_Emphasis">Z shell (zsh)</text:span>: Includes features from bash, ksh, and tcsh, with additional functionalities .</text:p>
            </text:list-item>
          </text:list>
        </text:list-item>
      </text:list>
      <text:p text:style-name="P6"/>
      <text:h text:style-name="P2" text:outline-level="3"><text:span text:style-name="Strong_20_Emphasis"><text:span text:style-name="T2">2. Redirection</text:span></text:span></text:h>
      <text:list text:style-name="WWNum21">
        <text:list-item>
          <text:p text:style-name="P44"><text:span text:style-name="Strong_20_Emphasis">Redirection</text:span> allows us to change the standard input/output/error streams of commands.</text:p>
          <text:list>
            <text:list-item>
              <text:p text:style-name="P80"><text:span text:style-name="Strong_20_Emphasis">(0) Standard input (</text:span><text:span text:style-name="Source_20_Text">stdin</text:span><text:span text:style-name="Strong_20_Emphasis">)</text:span>: Default input stream (e.g., keyboard, file).</text:p>
            </text:list-item>
            <text:list-item>
              <text:p text:style-name="P80"><text:span text:style-name="Strong_20_Emphasis">(1) Standard output (</text:span><text:span text:style-name="Source_20_Text">stdout</text:span><text:span text:style-name="Strong_20_Emphasis">)</text:span>: Default output stream (e.g., terminal).</text:p>
            </text:list-item>
            <text:list-item>
              <text:p text:style-name="P80"><text:span text:style-name="Strong_20_Emphasis">(2) Standard error (</text:span><text:span text:style-name="Source_20_Text">stderr</text:span><text:span text:style-name="Strong_20_Emphasis">)</text:span>: Default error output stream.</text:p>
            </text:list-item>
          </text:list>
        </text:list-item>
        <text:list-item>
          <text:p text:style-name="P44"><text:span text:style-name="Strong_20_Emphasis">Redirection Operators</text:span>:</text:p>
          <text:list>
            <text:list-item>
              <text:p text:style-name="P80"><text:span text:style-name="Source_20_Text">&gt;</text:span>: Redirects output to a file (overwrites the file).</text:p>
              <text:list>
                <text:list-item>
                  <text:p text:style-name="P91">Example: <text:span text:style-name="Source_20_Text">ls &gt; output.txt</text:span> - redirects output of <text:span text:style-name="Source_20_Text">ls</text:span> to <text:span text:style-name="Source_20_Text">output.txt</text:span>.</text:p>
                </text:list-item>
              </text:list>
            </text:list-item>
            <text:list-item>
              <text:p text:style-name="P80"><text:span text:style-name="Source_20_Text">&gt;&gt;</text:span>: Appends output to a file.</text:p>
              <text:list>
                <text:list-item>
                  <text:p text:style-name="P91">Example: <text:span text:style-name="Source_20_Text">echo "Hello" &gt;&gt; output.txt</text:span> - appends "Hello" to <text:span text:style-name="Source_20_Text">output.txt</text:span>.</text:p>
                </text:list-item>
              </text:list>
            </text:list-item>
            <text:list-item>
              <text:p text:style-name="P80"><text:span text:style-name="Source_20_Text">&lt;</text:span>: Redirects input from a file.</text:p>
              <text:list>
                <text:list-item>
                  <text:p text:style-name="P91">Example: <text:span text:style-name="Source_20_Text">cat &lt; file.txt</text:span> - reads input from <text:span text:style-name="Source_20_Text">file.txt</text:span>.</text:p>
                </text:list-item>
              </text:list>
            </text:list-item>
            <text:list-item>
              <text:p text:style-name="P80"><text:span text:style-name="Source_20_Text">2&gt;</text:span>: Redirects error output to a file.</text:p>
              <text:list>
                <text:list-item>
                  <text:p text:style-name="P91">Example: <text:span text:style-name="Source_20_Text">command 2&gt; error.txt</text:span> - redirects errors to <text:span text:style-name="Source_20_Text">error.txt</text:span>.</text:p>
                </text:list-item>
              </text:list>
            </text:list-item>
            <text:list-item>
              <text:p text:style-name="P80"><text:span text:style-name="Source_20_Text">&amp;&gt;</text:span>: Redirects both stdout and stderr to a file.</text:p>
              <text:list>
                <text:list-item>
                  <text:p text:style-name="P92">Example: <text:span text:style-name="Source_20_Text">command &amp;&gt; log.txt</text:span> .</text:p>
                </text:list-item>
              </text:list>
            </text:list-item>
          </text:list>
        </text:list-item>
      </text:list>
      <text:p text:style-name="P6"/>
      <text:h text:style-name="P2" text:outline-level="3"><text:span text:style-name="Strong_20_Emphasis"><text:span text:style-name="T2">3. Pipes</text:span></text:span></text:h>
      <text:list text:style-name="WWNum22">
        <text:list-item>
          <text:p text:style-name="P45">A <text:span text:style-name="Strong_20_Emphasis">pipe (</text:span><text:span text:style-name="Source_20_Text">|</text:span><text:span text:style-name="Strong_20_Emphasis">)</text:span> allows the output of one command to be the input of another command. This avoids the need for intermediate files.</text:p>
          <text:list>
            <text:list-item>
              <text:p text:style-name="P81">Example: <text:span text:style-name="Source_20_Text">ls -l | grep "pattern"</text:span> - lists files and then filters the results for the pattern.</text:p>
            </text:list-item>
            <text:list-item>
              <text:p text:style-name="P82">Another example: <text:span text:style-name="Source_20_Text">cat file.txt | wc -l</text:span> - counts the number of lines in a file by passing the output of <text:span text:style-name="Source_20_Text">cat</text:span> to <text:span text:style-name="Source_20_Text">wc -l</text:span> .</text:p>
            </text:list-item>
          </text:list>
        </text:list-item>
      </text:list>
      <text:p text:style-name="P6"/>
      <text:h text:style-name="P2" text:outline-level="3"><text:soft-page-break/><text:span text:style-name="Strong_20_Emphasis"><text:span text:style-name="T2">4. File Operations</text:span></text:span></text:h>
      <text:list text:style-name="WWNum23">
        <text:list-item>
          <text:p text:style-name="P46"><text:span text:style-name="Strong_20_Emphasis">File Handling Commands</text:span>:</text:p>
          <text:list>
            <text:list-item>
              <text:p text:style-name="P83"><text:span text:style-name="Source_20_Text">touch</text:span>: Creates an empty file or updates the timestamp of an existing file.</text:p>
              <text:list>
                <text:list-item>
                  <text:p text:style-name="P93">Example: <text:span text:style-name="Source_20_Text">touch newfile.txt</text:span>.</text:p>
                </text:list-item>
              </text:list>
            </text:list-item>
            <text:list-item>
              <text:p text:style-name="P83"><text:span text:style-name="Source_20_Text">cp</text:span>: Copies files from one location to another.</text:p>
              <text:list>
                <text:list-item>
                  <text:p text:style-name="P93">Example: <text:span text:style-name="Source_20_Text">cp source.txt destination.txt</text:span>.</text:p>
                </text:list-item>
              </text:list>
            </text:list-item>
            <text:list-item>
              <text:p text:style-name="P83"><text:span text:style-name="Source_20_Text">mv</text:span>: Moves or renames files.</text:p>
              <text:list>
                <text:list-item>
                  <text:p text:style-name="P93">Example: <text:span text:style-name="Source_20_Text">mv file1.txt file2.txt</text:span>.</text:p>
                </text:list-item>
              </text:list>
            </text:list-item>
            <text:list-item>
              <text:p text:style-name="P83"><text:span text:style-name="Source_20_Text">rm</text:span>: Removes files.</text:p>
              <text:list>
                <text:list-item>
                  <text:p text:style-name="P93">Example: <text:span text:style-name="Source_20_Text">rm file1.txt</text:span>.</text:p>
                </text:list-item>
              </text:list>
            </text:list-item>
            <text:list-item>
              <text:p text:style-name="P83"><text:span text:style-name="Source_20_Text">mkdir</text:span>: Creates directories.</text:p>
              <text:list>
                <text:list-item>
                  <text:p text:style-name="P93">Example: <text:span text:style-name="Source_20_Text">mkdir new_dir</text:span>.</text:p>
                </text:list-item>
              </text:list>
            </text:list-item>
            <text:list-item>
              <text:p text:style-name="P83"><text:span text:style-name="Source_20_Text">rmdir</text:span>: Removes empty directories.</text:p>
              <text:list>
                <text:list-item>
                  <text:p text:style-name="P94">Example: <text:span text:style-name="Source_20_Text">rmdir old_dir</text:span> .</text:p>
                </text:list-item>
              </text:list>
            </text:list-item>
          </text:list>
        </text:list-item>
      </text:list>
      <text:p text:style-name="P6"/>
      <text:h text:style-name="P2" text:outline-level="3"><text:span text:style-name="Strong_20_Emphasis"><text:span text:style-name="T2">5. Variables</text:span></text:span></text:h>
      <text:list text:style-name="WWNum24">
        <text:list-item>
          <text:p text:style-name="P47"><text:span text:style-name="Strong_20_Emphasis">Variables</text:span> are used to store values in shell scripts. They hold data like numbers, strings, or the result of commands.</text:p>
          <text:list>
            <text:list-item>
              <text:p text:style-name="P84"><text:span text:style-name="Strong_20_Emphasis">Defining a Variable</text:span>:</text:p>
              <text:list>
                <text:list-item>
                  <text:p text:style-name="P95">Syntax: <text:span text:style-name="Source_20_Text">VAR_NAME=value</text:span> (no spaces around <text:span text:style-name="Source_20_Text">=</text:span>).</text:p>
                </text:list-item>
                <text:list-item>
                  <text:p text:style-name="P95">Example: <text:span text:style-name="Source_20_Text">name="Kunal"</text:span>.</text:p>
                </text:list-item>
              </text:list>
            </text:list-item>
            <text:list-item>
              <text:p text:style-name="P84"><text:span text:style-name="Strong_20_Emphasis">Using a Variable</text:span>: Access the value using <text:span text:style-name="Source_20_Text">$</text:span> before the variable name.</text:p>
              <text:list>
                <text:list-item>
                  <text:p text:style-name="P95">Example: <text:span text:style-name="Source_20_Text">echo $name</text:span> - prints the value of <text:span text:style-name="Source_20_Text">name</text:span>.</text:p>
                </text:list-item>
              </text:list>
            </text:list-item>
            <text:list-item>
              <text:p text:style-name="P84"><text:span text:style-name="Strong_20_Emphasis">Types of Variables</text:span>:</text:p>
              <text:list>
                <text:list-item>
                  <text:p text:style-name="P95"><text:span text:style-name="Strong_20_Emphasis">Local Variables</text:span>: Declared in a script and accessible only within that script.</text:p>
                </text:list-item>
                <text:list-item>
                  <text:p text:style-name="P95"><text:span text:style-name="Strong_20_Emphasis">Environment Variables</text:span>: Predefined variables that affect the system (e.g., <text:span text:style-name="Source_20_Text">PATH</text:span>, <text:span text:style-name="Source_20_Text">HOME</text:span>).</text:p>
                </text:list-item>
                <text:list-item>
                  <text:p text:style-name="P96"><text:span text:style-name="Strong_20_Emphasis">Special Variables</text:span>: Positional parameters like <text:span text:style-name="Source_20_Text">$1</text:span>, <text:span text:style-name="Source_20_Text">$2</text:span> for script arguments, <text:span text:style-name="Source_20_Text">$0</text:span> for the script name .</text:p>
                </text:list-item>
              </text:list>
            </text:list-item>
          </text:list>
        </text:list-item>
      </text:list>
      <text:p text:style-name="P6"/>
      <text:h text:style-name="P2" text:outline-level="3"><text:span text:style-name="Strong_20_Emphasis"><text:span text:style-name="T2">6. Quotes</text:span></text:span></text:h>
      <text:list text:style-name="WWNum25">
        <text:list-item>
          <text:p text:style-name="P48">In shell scripting, different types of quotes are used to handle variable expansion and special characters.</text:p>
          <text:list>
            <text:list-item>
              <text:p text:style-name="P85"><text:span text:style-name="Strong_20_Emphasis">Single quotes (</text:span><text:span text:style-name="Source_20_Text">'</text:span><text:span text:style-name="Strong_20_Emphasis">)</text:span>: Preserve the literal value of the characters inside them.</text:p>
              <text:list>
                <text:list-item>
                  <text:p text:style-name="P97">Example: <text:span text:style-name="Source_20_Text">'This is $name'</text:span> will print <text:span text:style-name="Source_20_Text">This is $name</text:span> without expanding the variable.</text:p>
                </text:list-item>
              </text:list>
            </text:list-item>
            <text:list-item>
              <text:p text:style-name="P85"><text:span text:style-name="Strong_20_Emphasis">Double quotes (</text:span><text:span text:style-name="Source_20_Text">"</text:span><text:span text:style-name="Strong_20_Emphasis">)</text:span>: Allow variable expansion and special character interpretation.</text:p>
              <text:list>
                <text:list-item>
                  <text:p text:style-name="P97">Example: <text:span text:style-name="Source_20_Text">"This is $name"</text:span> will expand to <text:span text:style-name="Source_20_Text">This is Kunal</text:span> if <text:span text:style-name="Source_20_Text">name="Kunal"</text:span>.</text:p>
                </text:list-item>
              </text:list>
            </text:list-item>
            <text:list-item>
              <text:p text:style-name="P85"><text:span text:style-name="Strong_20_Emphasis">Backticks (</text:span><text:span text:style-name="Source_20_Text">`</text:span><text:span text:style-name="Strong_20_Emphasis">)</text:span>: Used for command substitution (evaluating a command and using its output).</text:p>
              <text:list>
                <text:list-item>
                  <text:p text:style-name="P98"><text:soft-page-break/>Example: <text:span text:style-name="Source_20_Text">result=</text:span>date`` will store the current date in <text:span text:style-name="Source_20_Text">result</text:span> .</text:p>
                </text:list-item>
              </text:list>
            </text:list-item>
          </text:list>
        </text:list-item>
      </text:list>
      <text:p text:style-name="P6"/>
      <text:h text:style-name="P2" text:outline-level="3"><text:span text:style-name="Strong_20_Emphasis"><text:span text:style-name="T2">7. Command Substitution</text:span></text:span></text:h>
      <text:list text:style-name="WWNum26">
        <text:list-item>
          <text:p text:style-name="P49"><text:span text:style-name="Strong_20_Emphasis">Command substitution</text:span> allows the output of a command to be substituted into another command or variable.</text:p>
          <text:list>
            <text:list-item>
              <text:p text:style-name="P86">Syntax: <text:span text:style-name="Source_20_Text">$(command)</text:span> or <text:span text:style-name="Source_20_Text">`command`</text:span>.</text:p>
            </text:list-item>
            <text:list-item>
              <text:p text:style-name="P86">Example: <text:span text:style-name="Source_20_Text">today=$(date)</text:span> - stores the current date in the <text:span text:style-name="Source_20_Text">today</text:span> variable.</text:p>
            </text:list-item>
            <text:list-item>
              <text:p text:style-name="P87">Another example: <text:span text:style-name="Source_20_Text">echo $(ls)</text:span> - prints the result of <text:span text:style-name="Source_20_Text">ls</text:span> command .</text:p>
            </text:list-item>
          </text:list>
        </text:list-item>
      </text:list>
      <text:p text:style-name="P6"/>
      <text:h text:style-name="P2" text:outline-level="3"><text:span text:style-name="Strong_20_Emphasis"><text:span text:style-name="T2">8. Job Control</text:span></text:span></text:h>
      <text:list text:style-name="WWNum27">
        <text:list-item>
          <text:p text:style-name="P50"><text:span text:style-name="Strong_20_Emphasis">Job Control</text:span> refers to managing multiple tasks in a shell session. It involves suspending, resuming, or killing processes.</text:p>
          <text:list>
            <text:list-item>
              <text:p text:style-name="P88"><text:span text:style-name="Strong_20_Emphasis">Foreground Jobs</text:span>: Jobs that run actively in the terminal.</text:p>
            </text:list-item>
            <text:list-item>
              <text:p text:style-name="P88"><text:span text:style-name="Strong_20_Emphasis">Background Jobs</text:span>: Jobs that run in the background, allowing you to continue using the terminal.</text:p>
              <text:list>
                <text:list-item>
                  <text:p text:style-name="P99">Command <text:span text:style-name="Source_20_Text">&amp;</text:span>: Adds <text:span text:style-name="Source_20_Text">&amp;</text:span> to run a command in the background.</text:p>
                  <text:list>
                    <text:list-item>
                      <text:p text:style-name="P100">Example: <text:span text:style-name="Source_20_Text">sleep 100 &amp;</text:span>.</text:p>
                    </text:list-item>
                  </text:list>
                </text:list-item>
              </text:list>
            </text:list-item>
            <text:list-item>
              <text:p text:style-name="P88"><text:span text:style-name="Strong_20_Emphasis">Controlling Jobs</text:span>:</text:p>
              <text:list>
                <text:list-item>
                  <text:p text:style-name="P99"><text:span text:style-name="Source_20_Text">fg</text:span>: Brings a background job to the foreground.</text:p>
                </text:list-item>
                <text:list-item>
                  <text:p text:style-name="P99"><text:span text:style-name="Source_20_Text">bg</text:span>: Sends a suspended job to the background.</text:p>
                </text:list-item>
                <text:list-item>
                  <text:p text:style-name="P99"><text:span text:style-name="Source_20_Text">jobs</text:span>: Lists all jobs running in the current shell.</text:p>
                </text:list-item>
                <text:list-item>
                  <text:p text:style-name="P99"><text:span text:style-name="Source_20_Text">kill</text:span>: Terminates a job or process by its job number or PID.</text:p>
                  <text:list>
                    <text:list-item>
                      <text:p text:style-name="P101">Example: <text:span text:style-name="Source_20_Text">kill %1</text:span> - kills job 1 .</text:p>
                    </text:list-item>
                  </text:list>
                </text:list-item>
              </text:list>
            </text:list-item>
          </text:list>
        </text:list-item>
      </text:list>
      <text:h text:style-name="P3" text:outline-level="3" loext:marker-style-name="T4"><text:span text:style-name="Strong_20_Emphasis"><text:span text:style-name="T4"/></text:span></text:h>
      <text:h text:style-name="P2" text:outline-level="3"><text:span text:style-name="Strong_20_Emphasis"><text:span text:style-name="T2">Advanced Shell Scripting Topics</text:span></text:span></text:h>
      <text:h text:style-name="P4" text:outline-level="4"><text:span text:style-name="Strong_20_Emphasis"><text:span text:style-name="T2">1. Control Structures</text:span></text:span></text:h>
      <text:p text:style-name="P17">Control structures allow you to create more complex scripts by adding logic.</text:p>
      <text:h text:style-name="P5" text:outline-level="5"><text:span text:style-name="Strong_20_Emphasis"><text:span text:style-name="T2">a. Conditional Statements</text:span></text:span></text:h>
      <text:list text:style-name="WWNum28">
        <text:list-item>
          <text:p text:style-name="P51"><text:span text:style-name="Strong_20_Emphasis">If-Else Statements</text:span>:</text:p>
        </text:list-item>
      </text:list>
      <text:p text:style-name="P7">bash</text:p>
      <text:p text:style-name="P7"/>
      <text:p text:style-name="P9"><text:span text:style-name="Source_20_Text">#!/bin/bash</text:span></text:p>
      <text:p text:style-name="P10"><text:span text:style-name="Source_20_Text">read -p "Enter a number: " num</text:span></text:p>
      <text:p text:style-name="P10"><text:span text:style-name="Source_20_Text">if [ $num -gt 10 ]; then</text:span></text:p>
      <text:p text:style-name="P10"><text:span text:style-name="Source_20_Text"><text:s text:c="4"/>echo "$num is greater than 10"</text:span></text:p>
      <text:p text:style-name="P10"><text:span text:style-name="Source_20_Text">else</text:span></text:p>
      <text:p text:style-name="P10"><text:span text:style-name="Source_20_Text"><text:s text:c="4"/>echo "$num is less than or equal to 10"</text:span></text:p>
      <text:p text:style-name="P11"><text:span text:style-name="Source_20_Text">fi</text:span></text:p>
      <text:list text:continue-numbering="true" text:style-name="WWNum28">
        <text:list-item>
          <text:p text:style-name="P51"><text:span text:style-name="Strong_20_Emphasis">Using </text:span><text:span text:style-name="Source_20_Text">case</text:span><text:span text:style-name="Strong_20_Emphasis"> Statement</text:span>:</text:p>
        </text:list-item>
      </text:list>
      <text:p text:style-name="P7">bash</text:p>
      <text:p text:style-name="P7"/>
      <text:p text:style-name="P9"><text:span text:style-name="Source_20_Text">#!/bin/bash</text:span></text:p>
      <text:p text:style-name="P10"><text:soft-page-break/><text:span text:style-name="Source_20_Text">read -p "Enter a day (1-7): " day</text:span></text:p>
      <text:p text:style-name="P10"><text:span text:style-name="Source_20_Text">case $day in</text:span></text:p>
      <text:p text:style-name="P10"><text:span text:style-name="Source_20_Text"><text:s text:c="4"/>1) echo "Monday" ;;</text:span></text:p>
      <text:p text:style-name="P10"><text:span text:style-name="Source_20_Text"><text:s text:c="4"/>2) echo "Tuesday" ;;</text:span></text:p>
      <text:p text:style-name="P10"><text:span text:style-name="Source_20_Text"><text:s text:c="4"/>3) echo "Wednesday" ;;</text:span></text:p>
      <text:p text:style-name="P10"><text:span text:style-name="Source_20_Text"><text:s text:c="4"/>4) echo "Thursday" ;;</text:span></text:p>
      <text:p text:style-name="P10"><text:span text:style-name="Source_20_Text"><text:s text:c="4"/>5) echo "Friday" ;;</text:span></text:p>
      <text:p text:style-name="P10"><text:span text:style-name="Source_20_Text"><text:s text:c="4"/>6) echo "Saturday" ;;</text:span></text:p>
      <text:p text:style-name="P10"><text:span text:style-name="Source_20_Text"><text:s text:c="4"/>7) echo "Sunday" ;;</text:span></text:p>
      <text:p text:style-name="P10"><text:span text:style-name="Source_20_Text"><text:s text:c="4"/>*) echo "Invalid day" ;;</text:span></text:p>
      <text:p text:style-name="P11"><text:span text:style-name="Source_20_Text">esac</text:span></text:p>
      <text:h text:style-name="P5" text:outline-level="5"><text:span text:style-name="Strong_20_Emphasis"><text:span text:style-name="T2">b. Loops</text:span></text:span></text:h>
      <text:list text:style-name="WWNum29">
        <text:list-item>
          <text:p text:style-name="P52"><text:span text:style-name="Strong_20_Emphasis">For Loop</text:span>:</text:p>
        </text:list-item>
      </text:list>
      <text:p text:style-name="P7">bash</text:p>
      <text:p text:style-name="P7"/>
      <text:p text:style-name="P9"><text:span text:style-name="Source_20_Text">#!/bin/bash</text:span></text:p>
      <text:p text:style-name="P10"><text:span text:style-name="Source_20_Text">for i in {1..5}; do</text:span></text:p>
      <text:p text:style-name="P10"><text:span text:style-name="Source_20_Text"><text:s text:c="4"/>echo "Iteration $i"</text:span></text:p>
      <text:p text:style-name="P11"><text:span text:style-name="Source_20_Text">done</text:span></text:p>
      <text:list text:continue-numbering="true" text:style-name="WWNum29">
        <text:list-item>
          <text:p text:style-name="P52"><text:span text:style-name="Strong_20_Emphasis">While Loop</text:span>:</text:p>
        </text:list-item>
      </text:list>
      <text:p text:style-name="P7">bash</text:p>
      <text:p text:style-name="P7"/>
      <text:p text:style-name="P9"><text:span text:style-name="Source_20_Text">#!/bin/bash</text:span></text:p>
      <text:p text:style-name="P10"><text:span text:style-name="Source_20_Text">count=1</text:span></text:p>
      <text:p text:style-name="P10"><text:span text:style-name="Source_20_Text">while [ $count -le 5 ]; do</text:span></text:p>
      <text:p text:style-name="P10"><text:span text:style-name="Source_20_Text"><text:s text:c="4"/>echo "Count is $count"</text:span></text:p>
      <text:p text:style-name="P10"><text:span text:style-name="Source_20_Text"><text:s text:c="4"/>((count++))</text:span></text:p>
      <text:p text:style-name="P11"><text:span text:style-name="Source_20_Text">done</text:span></text:p>
      <text:h text:style-name="P4" text:outline-level="4"><text:span text:style-name="Strong_20_Emphasis"><text:span text:style-name="T2">Practice Exercise</text:span></text:span>:</text:h>
      <text:list text:style-name="WWNum30">
        <text:list-item>
          <text:p text:style-name="P53">Write a script using a loop that calculates the factorial of a number entered by the user.</text:p>
        </text:list-item>
      </text:list>
      <text:p text:style-name="P6"/>
      <text:h text:style-name="P4" text:outline-level="4"><text:span text:style-name="Strong_20_Emphasis"><text:span text:style-name="T2">2. Functions</text:span></text:span></text:h>
      <text:p text:style-name="P17">Functions allow you to group commands into reusable blocks.</text:p>
      <text:h text:style-name="P5" text:outline-level="5"><text:span text:style-name="Strong_20_Emphasis"><text:span text:style-name="T2">Defining and Calling Functions</text:span></text:span>:</text:h>
      <text:p text:style-name="P8">bash</text:p>
      <text:p text:style-name="P8"/>
      <text:p text:style-name="P12"><text:span text:style-name="Source_20_Text">#!/bin/bash</text:span></text:p>
      <text:p text:style-name="P14"><text:span text:style-name="Source_20_Text">function greet {</text:span></text:p>
      <text:p text:style-name="P14"><text:span text:style-name="Source_20_Text"><text:s text:c="4"/>echo "Hello, $1!"</text:span></text:p>
      <text:p text:style-name="P14"><text:span text:style-name="Source_20_Text">}</text:span></text:p>
      <text:p text:style-name="P14"/>
      <text:p text:style-name="P15"><text:span text:style-name="Source_20_Text">greet "Kunal"</text:span></text:p>
      <text:h text:style-name="P5" text:outline-level="5"><text:span text:style-name="Strong_20_Emphasis"><text:span text:style-name="T2">Return Values</text:span></text:span>:</text:h>
      <text:p text:style-name="P8">bash</text:p>
      <text:p text:style-name="P8"/>
      <text:p text:style-name="P12"><text:span text:style-name="Source_20_Text">#!/bin/bash</text:span></text:p>
      <text:p text:style-name="P14"><text:span text:style-name="Source_20_Text">function add {</text:span></text:p>
      <text:p text:style-name="P14"><text:span text:style-name="Source_20_Text"><text:s text:c="4"/>return $(($1 + $2))</text:span></text:p>
      <text:p text:style-name="P14"><text:span text:style-name="Source_20_Text">}</text:span></text:p>
      <text:p text:style-name="P14"/>
      <text:p text:style-name="P14"><text:span text:style-name="Source_20_Text">add 5 10</text:span></text:p>
      <text:p text:style-name="P15"><text:soft-page-break/><text:span text:style-name="Source_20_Text">echo "The sum is: $?"</text:span></text:p>
      <text:h text:style-name="P4" text:outline-level="4"><text:span text:style-name="Strong_20_Emphasis"><text:span text:style-name="T2">Practice Exercise</text:span></text:span>:</text:h>
      <text:list text:style-name="WWNum31">
        <text:list-item>
          <text:p text:style-name="P54">Write a script that defines a function to check if a number is even or odd.</text:p>
        </text:list-item>
      </text:list>
      <text:p text:style-name="P6"/>
      <text:h text:style-name="P4" text:outline-level="4"><text:span text:style-name="Strong_20_Emphasis"><text:span text:style-name="T2">3. Arrays</text:span></text:span></text:h>
      <text:p text:style-name="P17">Arrays are useful for storing lists of items.</text:p>
      <text:h text:style-name="P5" text:outline-level="5"><text:span text:style-name="Strong_20_Emphasis"><text:span text:style-name="T2">Creating and Accessing Arrays</text:span></text:span>:</text:h>
      <text:p text:style-name="P8">bash</text:p>
      <text:p text:style-name="P8"/>
      <text:p text:style-name="P12"><text:span text:style-name="Source_20_Text">#!/bin/bash</text:span></text:p>
      <text:p text:style-name="P14"><text:span text:style-name="Source_20_Text">fruits=("Apple" "Banana" "Cherry")</text:span></text:p>
      <text:p text:style-name="P14"><text:span text:style-name="Source_20_Text">echo "First fruit: ${fruits[0]}"</text:span></text:p>
      <text:p text:style-name="P15"><text:span text:style-name="Source_20_Text">echo "All fruits: ${fruits[@]}"</text:span></text:p>
      <text:h text:style-name="P5" text:outline-level="5"><text:span text:style-name="Strong_20_Emphasis"><text:span text:style-name="T2">Looping Through Arrays</text:span></text:span>:</text:h>
      <text:p text:style-name="P8">bash</text:p>
      <text:p text:style-name="P8"/>
      <text:p text:style-name="P12"><text:span text:style-name="Source_20_Text">#!/bin/bash</text:span></text:p>
      <text:p text:style-name="P14"><text:span text:style-name="Source_20_Text">for fruit in "${fruits[@]}"; do</text:span></text:p>
      <text:p text:style-name="P14"><text:span text:style-name="Source_20_Text"><text:s text:c="4"/>echo "Fruit: $fruit"</text:span></text:p>
      <text:p text:style-name="P15"><text:span text:style-name="Source_20_Text">done</text:span></text:p>
      <text:h text:style-name="P4" text:outline-level="4"><text:span text:style-name="Strong_20_Emphasis"><text:span text:style-name="T2">Practice Exercise</text:span></text:span>:</text:h>
      <text:list text:style-name="WWNum32">
        <text:list-item>
          <text:p text:style-name="P55">Write a script that takes a list of names as arguments and stores them in an array, then prints each name.</text:p>
        </text:list-item>
      </text:list>
      <text:p text:style-name="P6"/>
      <text:h text:style-name="P4" text:outline-level="4"><text:span text:style-name="Strong_20_Emphasis"><text:span text:style-name="T2">4. File Handling in Scripts</text:span></text:span></text:h>
      <text:p text:style-name="P17">Enhance your file manipulation skills by incorporating file checks and operations.</text:p>
      <text:h text:style-name="P5" text:outline-level="5"><text:span text:style-name="Strong_20_Emphasis"><text:span text:style-name="T2">Checking if a File Exists</text:span></text:span>:</text:h>
      <text:p text:style-name="P8">bash</text:p>
      <text:p text:style-name="P8"/>
      <text:p text:style-name="P12"><text:span text:style-name="Source_20_Text">#!/bin/bash</text:span></text:p>
      <text:p text:style-name="P14"><text:span text:style-name="Source_20_Text">if [ -f "testfile.txt" ]; then</text:span></text:p>
      <text:p text:style-name="P14"><text:span text:style-name="Source_20_Text"><text:s text:c="4"/>echo "File exists."</text:span></text:p>
      <text:p text:style-name="P14"><text:span text:style-name="Source_20_Text">else</text:span></text:p>
      <text:p text:style-name="P14"><text:span text:style-name="Source_20_Text"><text:s text:c="4"/>echo "File does not exist."</text:span></text:p>
      <text:p text:style-name="P15"><text:span text:style-name="Source_20_Text">fi</text:span></text:p>
      <text:h text:style-name="P5" text:outline-level="5"><text:span text:style-name="Strong_20_Emphasis"><text:span text:style-name="T2">Reading from a File</text:span></text:span>:</text:h>
      <text:p text:style-name="P8">bash</text:p>
      <text:p text:style-name="P8"/>
      <text:p text:style-name="P12"><text:span text:style-name="Source_20_Text">#!/bin/bash</text:span></text:p>
      <text:p text:style-name="P14"><text:span text:style-name="Source_20_Text">while IFS= read -r line; do</text:span></text:p>
      <text:p text:style-name="P14"><text:span text:style-name="Source_20_Text"><text:s text:c="4"/>echo "$line"</text:span></text:p>
      <text:p text:style-name="P15"><text:span text:style-name="Source_20_Text">done &lt; "testfile.txt"</text:span></text:p>
      <text:h text:style-name="P5" text:outline-level="5"><text:span text:style-name="Strong_20_Emphasis"><text:span text:style-name="T2">Appending to a File</text:span></text:span>:</text:h>
      <text:p text:style-name="P8">bash</text:p>
      <text:p text:style-name="P8"/>
      <text:p text:style-name="P13"><text:span text:style-name="Source_20_Text">echo "New Line" &gt;&gt; testfile.txt</text:span></text:p>
      <text:h text:style-name="P4" text:outline-level="4"><text:soft-page-break/><text:span text:style-name="Strong_20_Emphasis"><text:span text:style-name="T2">Practice Exercise</text:span></text:span>:</text:h>
      <text:list text:style-name="WWNum33">
        <text:list-item>
          <text:p text:style-name="P56">Create a script that reads a file and counts the number of lines, words, and characters.</text:p>
        </text:list-item>
      </text:list>
      <text:p text:style-name="P6"/>
      <text:h text:style-name="P4" text:outline-level="4"><text:span text:style-name="Strong_20_Emphasis"><text:span text:style-name="T2">5. Signal Handling</text:span></text:span></text:h>
      <text:p text:style-name="P17">Handling signals in scripts allows you to manage interruptions gracefully.</text:p>
      <text:h text:style-name="P5" text:outline-level="5"><text:span text:style-name="Strong_20_Emphasis"><text:span text:style-name="T2">Using Traps</text:span></text:span>:</text:h>
      <text:p text:style-name="P8">bash</text:p>
      <text:p text:style-name="P8"/>
      <text:p text:style-name="P12"><text:span text:style-name="Source_20_Text">#!/bin/bash</text:span></text:p>
      <text:p text:style-name="P14"><text:span text:style-name="Source_20_Text">trap "echo 'You pressed Ctrl+C!'; exit" SIGINT</text:span></text:p>
      <text:p text:style-name="P14"/>
      <text:p text:style-name="P14"><text:span text:style-name="Source_20_Text">while true; do</text:span></text:p>
      <text:p text:style-name="P14"><text:span text:style-name="Source_20_Text"><text:s text:c="4"/>echo "Running... (Press Ctrl+C to stop)"</text:span></text:p>
      <text:p text:style-name="P14"><text:span text:style-name="Source_20_Text"><text:s text:c="4"/>sleep 1</text:span></text:p>
      <text:p text:style-name="P15"><text:span text:style-name="Source_20_Text">done</text:span></text:p>
      <text:h text:style-name="P4" text:outline-level="4"><text:span text:style-name="Strong_20_Emphasis"><text:span text:style-name="T2">Practice Exercise</text:span></text:span>:</text:h>
      <text:list text:style-name="WWNum34">
        <text:list-item>
          <text:p text:style-name="P57">Write a script that listens for <text:span text:style-name="Source_20_Text">SIGTERM</text:span> and performs cleanup actions before exiting.</text:p>
        </text:list-item>
      </text:list>
      <text:p text:style-name="P6"/>
      <text:h text:style-name="P4" text:outline-level="4"><text:span text:style-name="Strong_20_Emphasis"><text:span text:style-name="T2">6. Command Line Arguments</text:span></text:span></text:h>
      <text:p text:style-name="P17">Learn to handle user input through command line arguments.</text:p>
      <text:h text:style-name="P5" text:outline-level="5"><text:span text:style-name="Strong_20_Emphasis"><text:span text:style-name="T2">Accessing Arguments</text:span></text:span>:</text:h>
      <text:p text:style-name="P8">bash</text:p>
      <text:p text:style-name="P8"/>
      <text:p text:style-name="P12"><text:span text:style-name="Source_20_Text">#!/bin/bash</text:span></text:p>
      <text:p text:style-name="P14"><text:span text:style-name="Source_20_Text">echo "Script name: $0"</text:span></text:p>
      <text:p text:style-name="P14"><text:span text:style-name="Source_20_Text">echo "First argument: $1"</text:span></text:p>
      <text:p text:style-name="P14"><text:span text:style-name="Source_20_Text">echo "Second argument: $2"</text:span></text:p>
      <text:p text:style-name="P15"><text:span text:style-name="Source_20_Text">echo "All arguments: $@"</text:span></text:p>
      <text:h text:style-name="P5" text:outline-level="5"><text:span text:style-name="Strong_20_Emphasis"><text:span text:style-name="T2">Number of Arguments</text:span></text:span>:</text:h>
      <text:p text:style-name="P8">bash</text:p>
      <text:p text:style-name="P8"/>
      <text:p text:style-name="P13"><text:span text:style-name="Source_20_Text">echo "Number of arguments: $#"</text:span></text:p>
      <text:h text:style-name="P4" text:outline-level="4"><text:span text:style-name="Strong_20_Emphasis"><text:span text:style-name="T2">Practice Exercise</text:span></text:span>:</text:h>
      <text:list text:style-name="WWNum35">
        <text:list-item>
          <text:p text:style-name="P58">Write a script that takes a file name as an argument and prints its contents. If the file does not exist, print an error message.</text:p>
        </text:list-item>
      </text:list>
      <text:p text:style-name="P6"/>
      <text:h text:style-name="P4" text:outline-level="4"><text:span text:style-name="Strong_20_Emphasis"><text:span text:style-name="T2">7. Logging and Debugging</text:span></text:span></text:h>
      <text:p text:style-name="P17">Incorporate logging to track script execution and help debug issues.</text:p>
      <text:h text:style-name="P5" text:outline-level="5"><text:span text:style-name="Strong_20_Emphasis"><text:span text:style-name="T2">Logging to a File</text:span></text:span>:</text:h>
      <text:p text:style-name="P8">bash</text:p>
      <text:p text:style-name="P8"/>
      <text:p text:style-name="P12"><text:span text:style-name="Source_20_Text">exec &gt; &gt;(tee -i logfile.txt) 2&gt;&amp;1 <text:s/># Redirects stdout and stderr to logfile.txt</text:span></text:p>
      <text:p text:style-name="P15"><text:span text:style-name="Source_20_Text">echo "Script started."</text:span></text:p>
      <text:h text:style-name="P5" text:outline-level="5"><text:soft-page-break/><text:span text:style-name="Strong_20_Emphasis"><text:span text:style-name="T2">Using </text:span></text:span><text:span text:style-name="Source_20_Text">set -x</text:span><text:span text:style-name="Strong_20_Emphasis"><text:span text:style-name="T2"> for Debugging</text:span></text:span>:</text:h>
      <text:p text:style-name="P8">bash</text:p>
      <text:p text:style-name="P8"/>
      <text:p text:style-name="P12"><text:span text:style-name="Source_20_Text">#!/bin/bash</text:span></text:p>
      <text:p text:style-name="P14"><text:span text:style-name="Source_20_Text">set -x <text:s/># Enable debugging</text:span></text:p>
      <text:p text:style-name="P14"><text:span text:style-name="Source_20_Text">echo "This will show command execution"</text:span></text:p>
      <text:p text:style-name="P15"><text:span text:style-name="Source_20_Text">set +x <text:s/># Disable debugging</text:span></text:p>
      <text:h text:style-name="P4" text:outline-level="4"><text:span text:style-name="Strong_20_Emphasis"><text:span text:style-name="T2">Practice Exercise</text:span></text:span>:</text:h>
      <text:list text:style-name="WWNum36">
        <text:list-item>
          <text:p text:style-name="P59">Write a script that logs the output of a command to a file and includes a timestamp.</text:p>
        </text:list-item>
      </text:list>
      <text:p text:style-name="P102" loext:marker-style-name="Strong Emphasis"><text:span text:style-name="Strong_20_Emphasi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charset="x-symbol"/>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2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style:font-family-generic-complex="system" style:font-pitch-complex="variabl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swiss" style:font-pitch="variable" fo:font-size="14pt" fo:font-weight="bold" style:font-name-asian="Noto Serif CJK SC" style:font-family-asian="'Noto Serif CJK SC'"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1" fo:font-family="'Liberation Serif'" style:font-family-generic="swiss" style:font-pitch="variable" fo:font-size="12pt" fo:font-weight="bold" style:font-name-asian="Noto Serif CJK SC" style:font-family-asian="'Noto Serif CJK SC'"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1" fo:font-family="'Liberation Serif'" style:font-family-generic="swiss" style:font-pitch="variable" fo:font-size="10pt" fo:font-weight="bold" style:font-name-asian="Noto Serif CJK SC" style:font-family-asian="'Noto Serif CJK SC'"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roman" style:font-pitch="variable" fo:font-size="10pt" style:font-name-asian="Noto Sans Mono CJK SC" style:font-family-asian="'Noto Sans Mono CJK SC'"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roman" style:font-pitch="variable" style:font-name-asian="Noto Sans Mono CJK SC" style:font-family-asian="'Noto Sans Mono CJK SC'" style:font-family-generic-asian="system" style:font-pitch-asian="variable" style:font-name-complex="Liberation Mono1" style:font-family-complex="'Liberation Mono'" style:font-family-generic-complex="system" style:font-pitch-complex="variable"/>
    </style:style>
    <style:style style:name="Numbering_20_Symbols" style:display-name="Numbering Symbols" style:family="text"/>
    <style:style style:name="Emphasis" style:family="text">
      <style:text-properties fo:font-style="italic" style:font-style-asian="italic" style:font-style-complex="italic"/>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Symbol1" style:font-family-complex="Symbol"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Symbol1" style:font-family-complex="Symbol" style:font-family-generic-complex="system" style:font-pitch-complex="variable"/>
    </style:style>
    <style:style style:name="ListLabel_20_18" style:display-name="ListLabel 18" style:family="text">
      <style:text-properties style:font-name-complex="Symbol1" style:font-family-complex="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Symbol1" style:font-family-complex="Symbol"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Symbol1" style:font-family-complex="Symbol" style:font-family-generic-complex="system" style:font-pitch-complex="variable"/>
    </style:style>
    <style:style style:name="ListLabel_20_24" style:display-name="ListLabel 24" style:family="text">
      <style:text-properties style:font-name-complex="Symbol1" style:font-family-complex="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Symbol1" style:font-family-complex="Symbol" style:font-family-generic-complex="system" style:font-pitch-complex="variable"/>
    </style:style>
    <style:style style:name="ListLabel_20_27" style:display-name="ListLabel 27" style:family="text">
      <style:text-properties style:font-name-complex="Symbol1" style:font-family-complex="Symbol"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Symbol1" style:font-family-complex="Symbol" style:font-family-generic-complex="system" style:font-pitch-complex="variable"/>
    </style:style>
    <style:style style:name="ListLabel_20_30" style:display-name="ListLabel 30" style:family="text">
      <style:text-properties style:font-name-complex="Symbol1" style:font-family-complex="Symbol"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Symbol1" style:font-family-complex="Symbol" style:font-family-generic-complex="system" style:font-pitch-complex="variable"/>
    </style:style>
    <style:style style:name="ListLabel_20_33" style:display-name="ListLabel 33" style:family="text">
      <style:text-properties style:font-name-complex="Symbol1" style:font-family-complex="Symbol"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Symbol1" style:font-family-complex="Symbol" style:font-family-generic-complex="system" style:font-pitch-complex="variable"/>
    </style:style>
    <style:style style:name="ListLabel_20_36" style:display-name="ListLabel 36" style:family="text">
      <style:text-properties style:font-name-complex="Symbol1" style:font-family-complex="Symbol"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Symbol1" style:font-family-complex="Symbol" style:font-family-generic-complex="system" style:font-pitch-complex="variable"/>
    </style:style>
    <style:style style:name="ListLabel_20_39" style:display-name="ListLabel 39" style:family="text">
      <style:text-properties style:font-name-complex="Symbol1" style:font-family-complex="Symbol"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Symbol1" style:font-family-complex="Symbol" style:font-family-generic-complex="system" style:font-pitch-complex="variable"/>
    </style:style>
    <style:style style:name="ListLabel_20_42" style:display-name="ListLabel 42" style:family="text">
      <style:text-properties style:font-name-complex="Symbol1" style:font-family-complex="Symbol"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Symbol1" style:font-family-complex="Symbol" style:font-family-generic-complex="system" style:font-pitch-complex="variable"/>
    </style:style>
    <style:style style:name="ListLabel_20_45" style:display-name="ListLabel 45" style:family="text">
      <style:text-properties style:font-name-complex="Symbol1" style:font-family-complex="Symbol" style:font-family-generic-complex="system" style:font-pitch-complex="variable"/>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Symbol1" style:font-family-complex="Symbol" style:font-family-generic-complex="system" style:font-pitch-complex="variable"/>
    </style:style>
    <style:style style:name="ListLabel_20_48" style:display-name="ListLabel 48" style:family="text">
      <style:text-properties style:font-name-complex="Symbol1" style:font-family-complex="Symbol"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Symbol1" style:font-family-complex="Symbol" style:font-family-generic-complex="system" style:font-pitch-complex="variable"/>
    </style:style>
    <style:style style:name="ListLabel_20_51" style:display-name="ListLabel 51" style:family="text">
      <style:text-properties style:font-name-complex="Symbol1" style:font-family-complex="Symbol"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Symbol1" style:font-family-complex="Symbol" style:font-family-generic-complex="system" style:font-pitch-complex="variable"/>
    </style:style>
    <style:style style:name="ListLabel_20_54" style:display-name="ListLabel 54" style:family="text">
      <style:text-properties style:font-name-complex="Symbol1" style:font-family-complex="Symbol" style:font-family-generic-complex="system" style:font-pitch-complex="variable"/>
    </style:style>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Symbol1" style:font-family-complex="Symbol" style:font-family-generic-complex="system" style:font-pitch-complex="variable"/>
    </style:style>
    <style:style style:name="ListLabel_20_57" style:display-name="ListLabel 57" style:family="text">
      <style:text-properties style:font-name-complex="Symbol1" style:font-family-complex="Symbol"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Symbol1" style:font-family-complex="Symbol" style:font-family-generic-complex="system" style:font-pitch-complex="variable"/>
    </style:style>
    <style:style style:name="ListLabel_20_60" style:display-name="ListLabel 60" style:family="text">
      <style:text-properties style:font-name-complex="Symbol1" style:font-family-complex="Symbol"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Symbol1" style:font-family-complex="Symbol" style:font-family-generic-complex="system" style:font-pitch-complex="variable"/>
    </style:style>
    <style:style style:name="ListLabel_20_63" style:display-name="ListLabel 63" style:family="text">
      <style:text-properties style:font-name-complex="Symbol1" style:font-family-complex="Symbol"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Symbol1" style:font-family-complex="Symbol" style:font-family-generic-complex="system" style:font-pitch-complex="variable"/>
    </style:style>
    <style:style style:name="ListLabel_20_66" style:display-name="ListLabel 66" style:family="text">
      <style:text-properties style:font-name-complex="Symbol1" style:font-family-complex="Symbol"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Symbol1" style:font-family-complex="Symbol" style:font-family-generic-complex="system" style:font-pitch-complex="variable"/>
    </style:style>
    <style:style style:name="ListLabel_20_69" style:display-name="ListLabel 69" style:family="text">
      <style:text-properties style:font-name-complex="Symbol1" style:font-family-complex="Symbol"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Symbol1" style:font-family-complex="Symbol" style:font-family-generic-complex="system" style:font-pitch-complex="variable"/>
    </style:style>
    <style:style style:name="ListLabel_20_72" style:display-name="ListLabel 72" style:family="text">
      <style:text-properties style:font-name-complex="Symbol1" style:font-family-complex="Symbol" style:font-family-generic-complex="system" style:font-pitch-complex="variabl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Symbol1" style:font-family-complex="Symbol" style:font-family-generic-complex="system" style:font-pitch-complex="variable"/>
    </style:style>
    <style:style style:name="ListLabel_20_75" style:display-name="ListLabel 75" style:family="text">
      <style:text-properties style:font-name-complex="Symbol1" style:font-family-complex="Symbol"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Symbol1" style:font-family-complex="Symbol" style:font-family-generic-complex="system" style:font-pitch-complex="variable"/>
    </style:style>
    <style:style style:name="ListLabel_20_78" style:display-name="ListLabel 78" style:family="text">
      <style:text-properties style:font-name-complex="Symbol1" style:font-family-complex="Symbol"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Symbol1" style:font-family-complex="Symbol" style:font-family-generic-complex="system" style:font-pitch-complex="variable"/>
    </style:style>
    <style:style style:name="ListLabel_20_81" style:display-name="ListLabel 81" style:family="text">
      <style:text-properties style:font-name-complex="Symbol1" style:font-family-complex="Symbol" style:font-family-generic-complex="system" style:font-pitch-complex="variable"/>
    </style:style>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Symbol1" style:font-family-complex="Symbol" style:font-family-generic-complex="system" style:font-pitch-complex="variable"/>
    </style:style>
    <style:style style:name="ListLabel_20_84" style:display-name="ListLabel 84" style:family="text">
      <style:text-properties style:font-name-complex="Symbol1" style:font-family-complex="Symbol"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Symbol1" style:font-family-complex="Symbol" style:font-family-generic-complex="system" style:font-pitch-complex="variable"/>
    </style:style>
    <style:style style:name="ListLabel_20_87" style:display-name="ListLabel 87" style:family="text">
      <style:text-properties style:font-name-complex="Symbol1" style:font-family-complex="Symbol"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Symbol1" style:font-family-complex="Symbol" style:font-family-generic-complex="system" style:font-pitch-complex="variable"/>
    </style:style>
    <style:style style:name="ListLabel_20_90" style:display-name="ListLabel 90" style:family="text">
      <style:text-properties style:font-name-complex="Symbol1" style:font-family-complex="Symbol"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Symbol1" style:font-family-complex="Symbol" style:font-family-generic-complex="system" style:font-pitch-complex="variable"/>
    </style:style>
    <style:style style:name="ListLabel_20_93" style:display-name="ListLabel 93" style:family="text">
      <style:text-properties style:font-name-complex="Symbol1" style:font-family-complex="Symbol"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Symbol1" style:font-family-complex="Symbol" style:font-family-generic-complex="system" style:font-pitch-complex="variable"/>
    </style:style>
    <style:style style:name="ListLabel_20_96" style:display-name="ListLabel 96" style:family="text">
      <style:text-properties style:font-name-complex="Symbol1" style:font-family-complex="Symbol"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Symbol1" style:font-family-complex="Symbol" style:font-family-generic-complex="system" style:font-pitch-complex="variable"/>
    </style:style>
    <style:style style:name="ListLabel_20_99" style:display-name="ListLabel 99" style:family="text">
      <style:text-properties style:font-name-complex="Symbol1" style:font-family-complex="Symbol" style:font-family-generic-complex="system" style:font-pitch-complex="variable"/>
    </style:style>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Symbol1" style:font-family-complex="Symbol" style:font-family-generic-complex="system" style:font-pitch-complex="variable"/>
    </style:style>
    <style:style style:name="ListLabel_20_102" style:display-name="ListLabel 102" style:family="text">
      <style:text-properties style:font-name-complex="Symbol1" style:font-family-complex="Symbol"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Symbol1" style:font-family-complex="Symbol" style:font-family-generic-complex="system" style:font-pitch-complex="variable"/>
    </style:style>
    <style:style style:name="ListLabel_20_105" style:display-name="ListLabel 105" style:family="text">
      <style:text-properties style:font-name-complex="Symbol1" style:font-family-complex="Symbol"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Symbol1" style:font-family-complex="Symbol" style:font-family-generic-complex="system" style:font-pitch-complex="variable"/>
    </style:style>
    <style:style style:name="ListLabel_20_108" style:display-name="ListLabel 108" style:family="text">
      <style:text-properties style:font-name-complex="Symbol1" style:font-family-complex="Symbol" style:font-family-generic-complex="system" style:font-pitch-complex="variable"/>
    </style:style>
    <style:style style:name="ListLabel_20_109" style:display-name="ListLabel 109" style:family="text">
      <style:text-properties style:font-name-complex="Symbol1" style:font-family-complex="Symbol" style:font-family-generic-complex="system" style:font-pitch-complex="variable"/>
    </style:style>
    <style:style style:name="ListLabel_20_110" style:display-name="ListLabel 110" style:family="text">
      <style:text-properties style:font-name-complex="Symbol1" style:font-family-complex="Symbol" style:font-family-generic-complex="system" style:font-pitch-complex="variable"/>
    </style:style>
    <style:style style:name="ListLabel_20_111" style:display-name="ListLabel 111" style:family="text">
      <style:text-properties style:font-name-complex="Symbol1" style:font-family-complex="Symbol"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Symbol1" style:font-family-complex="Symbol" style:font-family-generic-complex="system" style:font-pitch-complex="variable"/>
    </style:style>
    <style:style style:name="ListLabel_20_114" style:display-name="ListLabel 114" style:family="text">
      <style:text-properties style:font-name-complex="Symbol1" style:font-family-complex="Symbol"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Symbol1" style:font-family-complex="Symbol" style:font-family-generic-complex="system" style:font-pitch-complex="variable"/>
    </style:style>
    <style:style style:name="ListLabel_20_117" style:display-name="ListLabel 117" style:family="text">
      <style:text-properties style:font-name-complex="Symbol1" style:font-family-complex="Symbol" style:font-family-generic-complex="system" style:font-pitch-complex="variable"/>
    </style:style>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Symbol1" style:font-family-complex="Symbol" style:font-family-generic-complex="system" style:font-pitch-complex="variable"/>
    </style:style>
    <style:style style:name="ListLabel_20_120" style:display-name="ListLabel 120" style:family="text">
      <style:text-properties style:font-name-complex="Symbol1" style:font-family-complex="Symbol"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Symbol1" style:font-family-complex="Symbol" style:font-family-generic-complex="system" style:font-pitch-complex="variable"/>
    </style:style>
    <style:style style:name="ListLabel_20_123" style:display-name="ListLabel 123" style:family="text">
      <style:text-properties style:font-name-complex="Symbol1" style:font-family-complex="Symbol"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Symbol1" style:font-family-complex="Symbol" style:font-family-generic-complex="system" style:font-pitch-complex="variable"/>
    </style:style>
    <style:style style:name="ListLabel_20_126" style:display-name="ListLabel 126" style:family="text">
      <style:text-properties style:font-name-complex="Symbol1" style:font-family-complex="Symbol" style:font-family-generic-complex="system" style:font-pitch-complex="variable"/>
    </style:style>
    <style:style style:name="ListLabel_20_127" style:display-name="ListLabel 127" style:family="text">
      <style:text-properties style:font-name-complex="Symbol1" style:font-family-complex="Symbol" style:font-family-generic-complex="system" style:font-pitch-complex="variable"/>
    </style:style>
    <style:style style:name="ListLabel_20_128" style:display-name="ListLabel 128" style:family="text">
      <style:text-properties style:font-name-complex="Symbol1" style:font-family-complex="Symbol" style:font-family-generic-complex="system" style:font-pitch-complex="variable"/>
    </style:style>
    <style:style style:name="ListLabel_20_129" style:display-name="ListLabel 129" style:family="text">
      <style:text-properties style:font-name-complex="Symbol1" style:font-family-complex="Symbol" style:font-family-generic-complex="system" style:font-pitch-complex="variable"/>
    </style:style>
    <style:style style:name="ListLabel_20_130" style:display-name="ListLabel 130" style:family="text">
      <style:text-properties style:font-name-complex="Symbol1" style:font-family-complex="Symbol" style:font-family-generic-complex="system" style:font-pitch-complex="variable"/>
    </style:style>
    <style:style style:name="ListLabel_20_131" style:display-name="ListLabel 131" style:family="text">
      <style:text-properties style:font-name-complex="Symbol1" style:font-family-complex="Symbol" style:font-family-generic-complex="system" style:font-pitch-complex="variable"/>
    </style:style>
    <style:style style:name="ListLabel_20_132" style:display-name="ListLabel 132" style:family="text">
      <style:text-properties style:font-name-complex="Symbol1" style:font-family-complex="Symbol" style:font-family-generic-complex="system" style:font-pitch-complex="variable"/>
    </style:style>
    <style:style style:name="ListLabel_20_133" style:display-name="ListLabel 133" style:family="text">
      <style:text-properties style:font-name-complex="Symbol1" style:font-family-complex="Symbol" style:font-family-generic-complex="system" style:font-pitch-complex="variable"/>
    </style:style>
    <style:style style:name="ListLabel_20_134" style:display-name="ListLabel 134" style:family="text">
      <style:text-properties style:font-name-complex="Symbol1" style:font-family-complex="Symbol" style:font-family-generic-complex="system" style:font-pitch-complex="variable"/>
    </style:style>
    <style:style style:name="ListLabel_20_135" style:display-name="ListLabel 135" style:family="text">
      <style:text-properties style:font-name-complex="Symbol1" style:font-family-complex="Symbol" style:font-family-generic-complex="system" style:font-pitch-complex="variable"/>
    </style:style>
    <style:style style:name="ListLabel_20_136" style:display-name="ListLabel 136" style:family="text">
      <style:text-properties style:font-name-complex="Symbol1" style:font-family-complex="Symbol" style:font-family-generic-complex="system" style:font-pitch-complex="variable"/>
    </style:style>
    <style:style style:name="ListLabel_20_137" style:display-name="ListLabel 137" style:family="text">
      <style:text-properties style:font-name-complex="Symbol1" style:font-family-complex="Symbol" style:font-family-generic-complex="system" style:font-pitch-complex="variable"/>
    </style:style>
    <style:style style:name="ListLabel_20_138" style:display-name="ListLabel 138" style:family="text">
      <style:text-properties style:font-name-complex="Symbol1" style:font-family-complex="Symbol" style:font-family-generic-complex="system" style:font-pitch-complex="variable"/>
    </style:style>
    <style:style style:name="ListLabel_20_139" style:display-name="ListLabel 139" style:family="text">
      <style:text-properties style:font-name-complex="Symbol1" style:font-family-complex="Symbol" style:font-family-generic-complex="system" style:font-pitch-complex="variable"/>
    </style:style>
    <style:style style:name="ListLabel_20_140" style:display-name="ListLabel 140" style:family="text">
      <style:text-properties style:font-name-complex="Symbol1" style:font-family-complex="Symbol" style:font-family-generic-complex="system" style:font-pitch-complex="variable"/>
    </style:style>
    <style:style style:name="ListLabel_20_141" style:display-name="ListLabel 141" style:family="text">
      <style:text-properties style:font-name-complex="Symbol1" style:font-family-complex="Symbol" style:font-family-generic-complex="system" style:font-pitch-complex="variable"/>
    </style:style>
    <style:style style:name="ListLabel_20_142" style:display-name="ListLabel 142" style:family="text">
      <style:text-properties style:font-name-complex="Symbol1" style:font-family-complex="Symbol" style:font-family-generic-complex="system" style:font-pitch-complex="variable"/>
    </style:style>
    <style:style style:name="ListLabel_20_143" style:display-name="ListLabel 143" style:family="text">
      <style:text-properties style:font-name-complex="Symbol1" style:font-family-complex="Symbol" style:font-family-generic-complex="system" style:font-pitch-complex="variable"/>
    </style:style>
    <style:style style:name="ListLabel_20_144" style:display-name="ListLabel 144" style:family="text">
      <style:text-properties style:font-name-complex="Symbol1" style:font-family-complex="Symbol" style:font-family-generic-complex="system" style:font-pitch-complex="variable"/>
    </style:style>
    <style:style style:name="ListLabel_20_145" style:display-name="ListLabel 145" style:family="text">
      <style:text-properties style:font-name-complex="Symbol1" style:font-family-complex="Symbol" style:font-family-generic-complex="system" style:font-pitch-complex="variable"/>
    </style:style>
    <style:style style:name="ListLabel_20_146" style:display-name="ListLabel 146" style:family="text">
      <style:text-properties style:font-name-complex="Symbol1" style:font-family-complex="Symbol" style:font-family-generic-complex="system" style:font-pitch-complex="variable"/>
    </style:style>
    <style:style style:name="ListLabel_20_147" style:display-name="ListLabel 147" style:family="text">
      <style:text-properties style:font-name-complex="Symbol1" style:font-family-complex="Symbol" style:font-family-generic-complex="system" style:font-pitch-complex="variable"/>
    </style:style>
    <style:style style:name="ListLabel_20_148" style:display-name="ListLabel 148" style:family="text">
      <style:text-properties style:font-name-complex="Symbol1" style:font-family-complex="Symbol" style:font-family-generic-complex="system" style:font-pitch-complex="variable"/>
    </style:style>
    <style:style style:name="ListLabel_20_149" style:display-name="ListLabel 149" style:family="text">
      <style:text-properties style:font-name-complex="Symbol1" style:font-family-complex="Symbol" style:font-family-generic-complex="system" style:font-pitch-complex="variable"/>
    </style:style>
    <style:style style:name="ListLabel_20_150" style:display-name="ListLabel 150" style:family="text">
      <style:text-properties style:font-name-complex="Symbol1" style:font-family-complex="Symbol" style:font-family-generic-complex="system" style:font-pitch-complex="variable"/>
    </style:style>
    <style:style style:name="ListLabel_20_151" style:display-name="ListLabel 151" style:family="text">
      <style:text-properties style:font-name-complex="Symbol1" style:font-family-complex="Symbol" style:font-family-generic-complex="system" style:font-pitch-complex="variable"/>
    </style:style>
    <style:style style:name="ListLabel_20_152" style:display-name="ListLabel 152" style:family="text">
      <style:text-properties style:font-name-complex="Symbol1" style:font-family-complex="Symbol" style:font-family-generic-complex="system" style:font-pitch-complex="variable"/>
    </style:style>
    <style:style style:name="ListLabel_20_153" style:display-name="ListLabel 153" style:family="text">
      <style:text-properties style:font-name-complex="Symbol1" style:font-family-complex="Symbol" style:font-family-generic-complex="system" style:font-pitch-complex="variable"/>
    </style:style>
    <style:style style:name="ListLabel_20_154" style:display-name="ListLabel 154" style:family="text">
      <style:text-properties style:font-name-complex="Symbol1" style:font-family-complex="Symbol" style:font-family-generic-complex="system" style:font-pitch-complex="variable"/>
    </style:style>
    <style:style style:name="ListLabel_20_155" style:display-name="ListLabel 155" style:family="text">
      <style:text-properties style:font-name-complex="Symbol1" style:font-family-complex="Symbol" style:font-family-generic-complex="system" style:font-pitch-complex="variable"/>
    </style:style>
    <style:style style:name="ListLabel_20_156" style:display-name="ListLabel 156" style:family="text">
      <style:text-properties style:font-name-complex="Symbol1" style:font-family-complex="Symbol" style:font-family-generic-complex="system" style:font-pitch-complex="variable"/>
    </style:style>
    <style:style style:name="ListLabel_20_157" style:display-name="ListLabel 157" style:family="text">
      <style:text-properties style:font-name-complex="Symbol1" style:font-family-complex="Symbol" style:font-family-generic-complex="system" style:font-pitch-complex="variable"/>
    </style:style>
    <style:style style:name="ListLabel_20_158" style:display-name="ListLabel 158" style:family="text">
      <style:text-properties style:font-name-complex="Symbol1" style:font-family-complex="Symbol" style:font-family-generic-complex="system" style:font-pitch-complex="variable"/>
    </style:style>
    <style:style style:name="ListLabel_20_159" style:display-name="ListLabel 159" style:family="text">
      <style:text-properties style:font-name-complex="Symbol1" style:font-family-complex="Symbol" style:font-family-generic-complex="system" style:font-pitch-complex="variable"/>
    </style:style>
    <style:style style:name="ListLabel_20_160" style:display-name="ListLabel 160" style:family="text">
      <style:text-properties style:font-name-complex="Symbol1" style:font-family-complex="Symbol" style:font-family-generic-complex="system" style:font-pitch-complex="variable"/>
    </style:style>
    <style:style style:name="ListLabel_20_161" style:display-name="ListLabel 161" style:family="text">
      <style:text-properties style:font-name-complex="Symbol1" style:font-family-complex="Symbol" style:font-family-generic-complex="system" style:font-pitch-complex="variable"/>
    </style:style>
    <style:style style:name="ListLabel_20_162" style:display-name="ListLabel 162" style:family="text">
      <style:text-properties style:font-name-complex="Symbol1" style:font-family-complex="Symbol" style:font-family-generic-complex="system" style:font-pitch-complex="variable"/>
    </style:style>
    <style:style style:name="ListLabel_20_163" style:display-name="ListLabel 163" style:family="text"/>
    <style:style style:name="ListLabel_20_164" style:display-name="ListLabel 164" style:family="text">
      <style:text-properties style:font-name-complex="Symbol1" style:font-family-complex="Symbol" style:font-family-generic-complex="system" style:font-pitch-complex="variable"/>
    </style:style>
    <style:style style:name="ListLabel_20_165" style:display-name="ListLabel 165" style:family="text">
      <style:text-properties style:font-name-complex="Symbol1" style:font-family-complex="Symbol" style:font-family-generic-complex="system" style:font-pitch-complex="variable"/>
    </style:style>
    <style:style style:name="ListLabel_20_166" style:display-name="ListLabel 166" style:family="text">
      <style:text-properties style:font-name-complex="Symbol1" style:font-family-complex="Symbol" style:font-family-generic-complex="system" style:font-pitch-complex="variable"/>
    </style:style>
    <style:style style:name="ListLabel_20_167" style:display-name="ListLabel 167" style:family="text">
      <style:text-properties style:font-name-complex="Symbol1" style:font-family-complex="Symbol" style:font-family-generic-complex="system" style:font-pitch-complex="variable"/>
    </style:style>
    <style:style style:name="ListLabel_20_168" style:display-name="ListLabel 168" style:family="text">
      <style:text-properties style:font-name-complex="Symbol1" style:font-family-complex="Symbol" style:font-family-generic-complex="system" style:font-pitch-complex="variable"/>
    </style:style>
    <style:style style:name="ListLabel_20_169" style:display-name="ListLabel 169" style:family="text">
      <style:text-properties style:font-name-complex="Symbol1" style:font-family-complex="Symbol" style:font-family-generic-complex="system" style:font-pitch-complex="variable"/>
    </style:style>
    <style:style style:name="ListLabel_20_170" style:display-name="ListLabel 170" style:family="text">
      <style:text-properties style:font-name-complex="Symbol1" style:font-family-complex="Symbol" style:font-family-generic-complex="system" style:font-pitch-complex="variable"/>
    </style:style>
    <style:style style:name="ListLabel_20_171" style:display-name="ListLabel 171" style:family="text">
      <style:text-properties style:font-name-complex="Symbol1" style:font-family-complex="Symbol" style:font-family-generic-complex="system" style:font-pitch-complex="variable"/>
    </style:style>
    <style:style style:name="ListLabel_20_172" style:display-name="ListLabel 172" style:family="text">
      <style:text-properties style:font-name-complex="Symbol1" style:font-family-complex="Symbol" style:font-family-generic-complex="system" style:font-pitch-complex="variable"/>
    </style:style>
    <style:style style:name="ListLabel_20_173" style:display-name="ListLabel 173" style:family="text">
      <style:text-properties style:font-name-complex="Symbol1" style:font-family-complex="Symbol" style:font-family-generic-complex="system" style:font-pitch-complex="variable"/>
    </style:style>
    <style:style style:name="ListLabel_20_174" style:display-name="ListLabel 174" style:family="text">
      <style:text-properties style:font-name-complex="Symbol1" style:font-family-complex="Symbol" style:font-family-generic-complex="system" style:font-pitch-complex="variable"/>
    </style:style>
    <style:style style:name="ListLabel_20_175" style:display-name="ListLabel 175" style:family="text">
      <style:text-properties style:font-name-complex="Symbol1" style:font-family-complex="Symbol" style:font-family-generic-complex="system" style:font-pitch-complex="variable"/>
    </style:style>
    <style:style style:name="ListLabel_20_176" style:display-name="ListLabel 176" style:family="text">
      <style:text-properties style:font-name-complex="Symbol1" style:font-family-complex="Symbol" style:font-family-generic-complex="system" style:font-pitch-complex="variable"/>
    </style:style>
    <style:style style:name="ListLabel_20_177" style:display-name="ListLabel 177" style:family="text">
      <style:text-properties style:font-name-complex="Symbol1" style:font-family-complex="Symbol" style:font-family-generic-complex="system" style:font-pitch-complex="variable"/>
    </style:style>
    <style:style style:name="ListLabel_20_178" style:display-name="ListLabel 178" style:family="text">
      <style:text-properties style:font-name-complex="Symbol1" style:font-family-complex="Symbol" style:font-family-generic-complex="system" style:font-pitch-complex="variable"/>
    </style:style>
    <style:style style:name="ListLabel_20_179" style:display-name="ListLabel 179" style:family="text">
      <style:text-properties style:font-name-complex="Symbol1" style:font-family-complex="Symbol" style:font-family-generic-complex="system" style:font-pitch-complex="variable"/>
    </style:style>
    <style:style style:name="ListLabel_20_180" style:display-name="ListLabel 180" style:family="text">
      <style:text-properties style:font-name-complex="Symbol1" style:font-family-complex="Symbol" style:font-family-generic-complex="system" style:font-pitch-complex="variable"/>
    </style:style>
    <style:style style:name="ListLabel_20_181" style:display-name="ListLabel 181" style:family="text">
      <style:text-properties style:font-name-complex="Symbol1" style:font-family-complex="Symbol" style:font-family-generic-complex="system" style:font-pitch-complex="variable"/>
    </style:style>
    <style:style style:name="ListLabel_20_182" style:display-name="ListLabel 182" style:family="text">
      <style:text-properties style:font-name-complex="Symbol1" style:font-family-complex="Symbol" style:font-family-generic-complex="system" style:font-pitch-complex="variable"/>
    </style:style>
    <style:style style:name="ListLabel_20_183" style:display-name="ListLabel 183" style:family="text">
      <style:text-properties style:font-name-complex="Symbol1" style:font-family-complex="Symbol" style:font-family-generic-complex="system" style:font-pitch-complex="variable"/>
    </style:style>
    <style:style style:name="ListLabel_20_184" style:display-name="ListLabel 184" style:family="text">
      <style:text-properties style:font-name-complex="Symbol1" style:font-family-complex="Symbol" style:font-family-generic-complex="system" style:font-pitch-complex="variable"/>
    </style:style>
    <style:style style:name="ListLabel_20_185" style:display-name="ListLabel 185" style:family="text">
      <style:text-properties style:font-name-complex="Symbol1" style:font-family-complex="Symbol" style:font-family-generic-complex="system" style:font-pitch-complex="variable"/>
    </style:style>
    <style:style style:name="ListLabel_20_186" style:display-name="ListLabel 186" style:family="text">
      <style:text-properties style:font-name-complex="Symbol1" style:font-family-complex="Symbol" style:font-family-generic-complex="system" style:font-pitch-complex="variable"/>
    </style:style>
    <style:style style:name="ListLabel_20_187" style:display-name="ListLabel 187" style:family="text">
      <style:text-properties style:font-name-complex="Symbol1" style:font-family-complex="Symbol" style:font-family-generic-complex="system" style:font-pitch-complex="variable"/>
    </style:style>
    <style:style style:name="ListLabel_20_188" style:display-name="ListLabel 188" style:family="text">
      <style:text-properties style:font-name-complex="Symbol1" style:font-family-complex="Symbol" style:font-family-generic-complex="system" style:font-pitch-complex="variable"/>
    </style:style>
    <style:style style:name="ListLabel_20_189" style:display-name="ListLabel 189" style:family="text">
      <style:text-properties style:font-name-complex="Symbol1" style:font-family-complex="Symbol" style:font-family-generic-complex="system" style:font-pitch-complex="variable"/>
    </style:style>
    <style:style style:name="ListLabel_20_190" style:display-name="ListLabel 190" style:family="text">
      <style:text-properties style:font-name-complex="Symbol1" style:font-family-complex="Symbol" style:font-family-generic-complex="system" style:font-pitch-complex="variable"/>
    </style:style>
    <style:style style:name="ListLabel_20_191" style:display-name="ListLabel 191" style:family="text">
      <style:text-properties style:font-name-complex="Symbol1" style:font-family-complex="Symbol" style:font-family-generic-complex="system" style:font-pitch-complex="variable"/>
    </style:style>
    <style:style style:name="ListLabel_20_192" style:display-name="ListLabel 192" style:family="text">
      <style:text-properties style:font-name-complex="Symbol1" style:font-family-complex="Symbol" style:font-family-generic-complex="system" style:font-pitch-complex="variable"/>
    </style:style>
    <style:style style:name="ListLabel_20_193" style:display-name="ListLabel 193" style:family="text">
      <style:text-properties style:font-name-complex="Symbol1" style:font-family-complex="Symbol" style:font-family-generic-complex="system" style:font-pitch-complex="variable"/>
    </style:style>
    <style:style style:name="ListLabel_20_194" style:display-name="ListLabel 194" style:family="text">
      <style:text-properties style:font-name-complex="Symbol1" style:font-family-complex="Symbol" style:font-family-generic-complex="system" style:font-pitch-complex="variable"/>
    </style:style>
    <style:style style:name="ListLabel_20_195" style:display-name="ListLabel 195" style:family="text">
      <style:text-properties style:font-name-complex="Symbol1" style:font-family-complex="Symbol" style:font-family-generic-complex="system" style:font-pitch-complex="variable"/>
    </style:style>
    <style:style style:name="ListLabel_20_196" style:display-name="ListLabel 196" style:family="text">
      <style:text-properties style:font-name-complex="Symbol1" style:font-family-complex="Symbol" style:font-family-generic-complex="system" style:font-pitch-complex="variable"/>
    </style:style>
    <style:style style:name="ListLabel_20_197" style:display-name="ListLabel 197" style:family="text">
      <style:text-properties style:font-name-complex="Symbol1" style:font-family-complex="Symbol" style:font-family-generic-complex="system" style:font-pitch-complex="variable"/>
    </style:style>
    <style:style style:name="ListLabel_20_198" style:display-name="ListLabel 198" style:family="text">
      <style:text-properties style:font-name-complex="Symbol1" style:font-family-complex="Symbol" style:font-family-generic-complex="system" style:font-pitch-complex="variable"/>
    </style:style>
    <style:style style:name="ListLabel_20_199" style:display-name="ListLabel 199" style:family="text">
      <style:text-properties style:font-name-complex="Symbol1" style:font-family-complex="Symbol" style:font-family-generic-complex="system" style:font-pitch-complex="variable"/>
    </style:style>
    <style:style style:name="ListLabel_20_200" style:display-name="ListLabel 200" style:family="text">
      <style:text-properties style:font-name-complex="Symbol1" style:font-family-complex="Symbol" style:font-family-generic-complex="system" style:font-pitch-complex="variable"/>
    </style:style>
    <style:style style:name="ListLabel_20_201" style:display-name="ListLabel 201" style:family="text">
      <style:text-properties style:font-name-complex="Symbol1" style:font-family-complex="Symbol" style:font-family-generic-complex="system" style:font-pitch-complex="variable"/>
    </style:style>
    <style:style style:name="ListLabel_20_202" style:display-name="ListLabel 202" style:family="text">
      <style:text-properties style:font-name-complex="Symbol1" style:font-family-complex="Symbol" style:font-family-generic-complex="system" style:font-pitch-complex="variable"/>
    </style:style>
    <style:style style:name="ListLabel_20_203" style:display-name="ListLabel 203" style:family="text">
      <style:text-properties style:font-name-complex="Symbol1" style:font-family-complex="Symbol" style:font-family-generic-complex="system" style:font-pitch-complex="variable"/>
    </style:style>
    <style:style style:name="ListLabel_20_204" style:display-name="ListLabel 204" style:family="text">
      <style:text-properties style:font-name-complex="Symbol1" style:font-family-complex="Symbol" style:font-family-generic-complex="system" style:font-pitch-complex="variable"/>
    </style:style>
    <style:style style:name="ListLabel_20_205" style:display-name="ListLabel 205" style:family="text">
      <style:text-properties style:font-name-complex="Symbol1" style:font-family-complex="Symbol" style:font-family-generic-complex="system" style:font-pitch-complex="variable"/>
    </style:style>
    <style:style style:name="ListLabel_20_206" style:display-name="ListLabel 206" style:family="text">
      <style:text-properties style:font-name-complex="Symbol1" style:font-family-complex="Symbol" style:font-family-generic-complex="system" style:font-pitch-complex="variable"/>
    </style:style>
    <style:style style:name="ListLabel_20_207" style:display-name="ListLabel 207" style:family="text">
      <style:text-properties style:font-name-complex="Symbol1" style:font-family-complex="Symbol" style:font-family-generic-complex="system" style:font-pitch-complex="variable"/>
    </style:style>
    <style:style style:name="ListLabel_20_208" style:display-name="ListLabel 208" style:family="text">
      <style:text-properties style:font-name-complex="Symbol1" style:font-family-complex="Symbol" style:font-family-generic-complex="system" style:font-pitch-complex="variable"/>
    </style:style>
    <style:style style:name="ListLabel_20_209" style:display-name="ListLabel 209" style:family="text">
      <style:text-properties style:font-name-complex="Symbol1" style:font-family-complex="Symbol" style:font-family-generic-complex="system" style:font-pitch-complex="variable"/>
    </style:style>
    <style:style style:name="ListLabel_20_210" style:display-name="ListLabel 210" style:family="text">
      <style:text-properties style:font-name-complex="Symbol1" style:font-family-complex="Symbol" style:font-family-generic-complex="system" style:font-pitch-complex="variable"/>
    </style:style>
    <style:style style:name="ListLabel_20_211" style:display-name="ListLabel 211" style:family="text">
      <style:text-properties style:font-name-complex="Symbol1" style:font-family-complex="Symbol" style:font-family-generic-complex="system" style:font-pitch-complex="variable"/>
    </style:style>
    <style:style style:name="ListLabel_20_212" style:display-name="ListLabel 212" style:family="text">
      <style:text-properties style:font-name-complex="Symbol1" style:font-family-complex="Symbol" style:font-family-generic-complex="system" style:font-pitch-complex="variable"/>
    </style:style>
    <style:style style:name="ListLabel_20_213" style:display-name="ListLabel 213" style:family="text">
      <style:text-properties style:font-name-complex="Symbol1" style:font-family-complex="Symbol" style:font-family-generic-complex="system" style:font-pitch-complex="variable"/>
    </style:style>
    <style:style style:name="ListLabel_20_214" style:display-name="ListLabel 214" style:family="text">
      <style:text-properties style:font-name-complex="Symbol1" style:font-family-complex="Symbol" style:font-family-generic-complex="system" style:font-pitch-complex="variable"/>
    </style:style>
    <style:style style:name="ListLabel_20_215" style:display-name="ListLabel 215" style:family="text">
      <style:text-properties style:font-name-complex="Symbol1" style:font-family-complex="Symbol" style:font-family-generic-complex="system" style:font-pitch-complex="variable"/>
    </style:style>
    <style:style style:name="ListLabel_20_216" style:display-name="ListLabel 216" style:family="text">
      <style:text-properties style:font-name-complex="Symbol1" style:font-family-complex="Symbol" style:font-family-generic-complex="system" style:font-pitch-complex="variable"/>
    </style:style>
    <style:style style:name="ListLabel_20_217" style:display-name="ListLabel 217" style:family="text">
      <style:text-properties style:font-name-complex="Symbol1" style:font-family-complex="Symbol" style:font-family-generic-complex="system" style:font-pitch-complex="variable"/>
    </style:style>
    <style:style style:name="ListLabel_20_218" style:display-name="ListLabel 218" style:family="text">
      <style:text-properties style:font-name-complex="Symbol1" style:font-family-complex="Symbol" style:font-family-generic-complex="system" style:font-pitch-complex="variable"/>
    </style:style>
    <style:style style:name="ListLabel_20_219" style:display-name="ListLabel 219" style:family="text">
      <style:text-properties style:font-name-complex="Symbol1" style:font-family-complex="Symbol" style:font-family-generic-complex="system" style:font-pitch-complex="variable"/>
    </style:style>
    <style:style style:name="ListLabel_20_220" style:display-name="ListLabel 220" style:family="text">
      <style:text-properties style:font-name-complex="Symbol1" style:font-family-complex="Symbol" style:font-family-generic-complex="system" style:font-pitch-complex="variable"/>
    </style:style>
    <style:style style:name="ListLabel_20_221" style:display-name="ListLabel 221" style:family="text">
      <style:text-properties style:font-name-complex="Symbol1" style:font-family-complex="Symbol" style:font-family-generic-complex="system" style:font-pitch-complex="variable"/>
    </style:style>
    <style:style style:name="ListLabel_20_222" style:display-name="ListLabel 222" style:family="text">
      <style:text-properties style:font-name-complex="Symbol1" style:font-family-complex="Symbol" style:font-family-generic-complex="system" style:font-pitch-complex="variable"/>
    </style:style>
    <style:style style:name="ListLabel_20_223" style:display-name="ListLabel 223" style:family="text">
      <style:text-properties style:font-name-complex="Symbol1" style:font-family-complex="Symbol" style:font-family-generic-complex="system" style:font-pitch-complex="variable"/>
    </style:style>
    <style:style style:name="ListLabel_20_224" style:display-name="ListLabel 224" style:family="text">
      <style:text-properties style:font-name-complex="Symbol1" style:font-family-complex="Symbol" style:font-family-generic-complex="system" style:font-pitch-complex="variable"/>
    </style:style>
    <style:style style:name="ListLabel_20_225" style:display-name="ListLabel 225" style:family="text">
      <style:text-properties style:font-name-complex="Symbol1" style:font-family-complex="Symbol" style:font-family-generic-complex="system" style:font-pitch-complex="variable"/>
    </style:style>
    <style:style style:name="ListLabel_20_226" style:display-name="ListLabel 226" style:family="text">
      <style:text-properties style:font-name-complex="Symbol1" style:font-family-complex="Symbol" style:font-family-generic-complex="system" style:font-pitch-complex="variable"/>
    </style:style>
    <style:style style:name="ListLabel_20_227" style:display-name="ListLabel 227" style:family="text">
      <style:text-properties style:font-name-complex="Symbol1" style:font-family-complex="Symbol" style:font-family-generic-complex="system" style:font-pitch-complex="variable"/>
    </style:style>
    <style:style style:name="ListLabel_20_228" style:display-name="ListLabel 228" style:family="text">
      <style:text-properties style:font-name-complex="Symbol1" style:font-family-complex="Symbol" style:font-family-generic-complex="system" style:font-pitch-complex="variable"/>
    </style:style>
    <style:style style:name="ListLabel_20_229" style:display-name="ListLabel 229" style:family="text">
      <style:text-properties style:font-name-complex="Symbol1" style:font-family-complex="Symbol" style:font-family-generic-complex="system" style:font-pitch-complex="variable"/>
    </style:style>
    <style:style style:name="ListLabel_20_230" style:display-name="ListLabel 230" style:family="text">
      <style:text-properties style:font-name-complex="Symbol1" style:font-family-complex="Symbol" style:font-family-generic-complex="system" style:font-pitch-complex="variable"/>
    </style:style>
    <style:style style:name="ListLabel_20_231" style:display-name="ListLabel 231" style:family="text">
      <style:text-properties style:font-name-complex="Symbol1" style:font-family-complex="Symbol" style:font-family-generic-complex="system" style:font-pitch-complex="variable"/>
    </style:style>
    <style:style style:name="ListLabel_20_232" style:display-name="ListLabel 232" style:family="text">
      <style:text-properties style:font-name-complex="Symbol1" style:font-family-complex="Symbol" style:font-family-generic-complex="system" style:font-pitch-complex="variable"/>
    </style:style>
    <style:style style:name="ListLabel_20_233" style:display-name="ListLabel 233" style:family="text">
      <style:text-properties style:font-name-complex="Symbol1" style:font-family-complex="Symbol" style:font-family-generic-complex="system" style:font-pitch-complex="variable"/>
    </style:style>
    <style:style style:name="ListLabel_20_234" style:display-name="ListLabel 234" style:family="text">
      <style:text-properties style:font-name-complex="Symbol1" style:font-family-complex="Symbol" style:font-family-generic-complex="system" style:font-pitch-complex="variable"/>
    </style:style>
    <style:style style:name="ListLabel_20_235" style:display-name="ListLabel 235" style:family="text">
      <style:text-properties style:font-name-complex="Symbol1" style:font-family-complex="Symbol" style:font-family-generic-complex="system" style:font-pitch-complex="variable"/>
    </style:style>
    <style:style style:name="ListLabel_20_236" style:display-name="ListLabel 236" style:family="text">
      <style:text-properties style:font-name-complex="Symbol1" style:font-family-complex="Symbol" style:font-family-generic-complex="system" style:font-pitch-complex="variable"/>
    </style:style>
    <style:style style:name="ListLabel_20_237" style:display-name="ListLabel 237" style:family="text">
      <style:text-properties style:font-name-complex="Symbol1" style:font-family-complex="Symbol" style:font-family-generic-complex="system" style:font-pitch-complex="variable"/>
    </style:style>
    <style:style style:name="ListLabel_20_238" style:display-name="ListLabel 238" style:family="text">
      <style:text-properties style:font-name-complex="Symbol1" style:font-family-complex="Symbol" style:font-family-generic-complex="system" style:font-pitch-complex="variable"/>
    </style:style>
    <style:style style:name="ListLabel_20_239" style:display-name="ListLabel 239" style:family="text">
      <style:text-properties style:font-name-complex="Symbol1" style:font-family-complex="Symbol" style:font-family-generic-complex="system" style:font-pitch-complex="variable"/>
    </style:style>
    <style:style style:name="ListLabel_20_240" style:display-name="ListLabel 240" style:family="text">
      <style:text-properties style:font-name-complex="Symbol1" style:font-family-complex="Symbol" style:font-family-generic-complex="system" style:font-pitch-complex="variable"/>
    </style:style>
    <style:style style:name="ListLabel_20_241" style:display-name="ListLabel 241" style:family="text">
      <style:text-properties style:font-name-complex="Symbol1" style:font-family-complex="Symbol" style:font-family-generic-complex="system" style:font-pitch-complex="variable"/>
    </style:style>
    <style:style style:name="ListLabel_20_242" style:display-name="ListLabel 242" style:family="text">
      <style:text-properties style:font-name-complex="Symbol1" style:font-family-complex="Symbol" style:font-family-generic-complex="system" style:font-pitch-complex="variable"/>
    </style:style>
    <style:style style:name="ListLabel_20_243" style:display-name="ListLabel 243" style:family="text">
      <style:text-properties style:font-name-complex="Symbol1" style:font-family-complex="Symbol" style:font-family-generic-complex="system" style:font-pitch-complex="variable"/>
    </style:style>
    <style:style style:name="ListLabel_20_244" style:display-name="ListLabel 244" style:family="text">
      <style:text-properties style:font-name-complex="Symbol1" style:font-family-complex="Symbol" style:font-family-generic-complex="system" style:font-pitch-complex="variable"/>
    </style:style>
    <style:style style:name="ListLabel_20_245" style:display-name="ListLabel 245" style:family="text">
      <style:text-properties style:font-name-complex="Symbol1" style:font-family-complex="Symbol" style:font-family-generic-complex="system" style:font-pitch-complex="variable"/>
    </style:style>
    <style:style style:name="ListLabel_20_246" style:display-name="ListLabel 246" style:family="text">
      <style:text-properties style:font-name-complex="Symbol1" style:font-family-complex="Symbol" style:font-family-generic-complex="system" style:font-pitch-complex="variable"/>
    </style:style>
    <style:style style:name="ListLabel_20_247" style:display-name="ListLabel 247" style:family="text">
      <style:text-properties style:font-name-complex="Symbol1" style:font-family-complex="Symbol" style:font-family-generic-complex="system" style:font-pitch-complex="variable"/>
    </style:style>
    <style:style style:name="ListLabel_20_248" style:display-name="ListLabel 248" style:family="text">
      <style:text-properties style:font-name-complex="Symbol1" style:font-family-complex="Symbol" style:font-family-generic-complex="system" style:font-pitch-complex="variable"/>
    </style:style>
    <style:style style:name="ListLabel_20_249" style:display-name="ListLabel 249" style:family="text">
      <style:text-properties style:font-name-complex="Symbol1" style:font-family-complex="Symbol" style:font-family-generic-complex="system" style:font-pitch-complex="variable"/>
    </style:style>
    <style:style style:name="ListLabel_20_250" style:display-name="ListLabel 250" style:family="text">
      <style:text-properties style:font-name-complex="Symbol1" style:font-family-complex="Symbol" style:font-family-generic-complex="system" style:font-pitch-complex="variable"/>
    </style:style>
    <style:style style:name="ListLabel_20_251" style:display-name="ListLabel 251" style:family="text">
      <style:text-properties style:font-name-complex="Symbol1" style:font-family-complex="Symbol" style:font-family-generic-complex="system" style:font-pitch-complex="variable"/>
    </style:style>
    <style:style style:name="ListLabel_20_252" style:display-name="ListLabel 252" style:family="text">
      <style:text-properties style:font-name-complex="Symbol1" style:font-family-complex="Symbol" style:font-family-generic-complex="system" style:font-pitch-complex="variable"/>
    </style:style>
    <style:style style:name="ListLabel_20_253" style:display-name="ListLabel 253" style:family="text">
      <style:text-properties style:font-name-complex="Symbol1" style:font-family-complex="Symbol" style:font-family-generic-complex="system" style:font-pitch-complex="variable"/>
    </style:style>
    <style:style style:name="ListLabel_20_254" style:display-name="ListLabel 254" style:family="text">
      <style:text-properties style:font-name-complex="Symbol1" style:font-family-complex="Symbol" style:font-family-generic-complex="system" style:font-pitch-complex="variable"/>
    </style:style>
    <style:style style:name="ListLabel_20_255" style:display-name="ListLabel 255" style:family="text">
      <style:text-properties style:font-name-complex="Symbol1" style:font-family-complex="Symbol" style:font-family-generic-complex="system" style:font-pitch-complex="variable"/>
    </style:style>
    <style:style style:name="ListLabel_20_256" style:display-name="ListLabel 256" style:family="text">
      <style:text-properties style:font-name-complex="Symbol1" style:font-family-complex="Symbol" style:font-family-generic-complex="system" style:font-pitch-complex="variable"/>
    </style:style>
    <style:style style:name="ListLabel_20_257" style:display-name="ListLabel 257" style:family="text">
      <style:text-properties style:font-name-complex="Symbol1" style:font-family-complex="Symbol" style:font-family-generic-complex="system" style:font-pitch-complex="variable"/>
    </style:style>
    <style:style style:name="ListLabel_20_258" style:display-name="ListLabel 258" style:family="text">
      <style:text-properties style:font-name-complex="Symbol1" style:font-family-complex="Symbol" style:font-family-generic-complex="system" style:font-pitch-complex="variable"/>
    </style:style>
    <style:style style:name="ListLabel_20_259" style:display-name="ListLabel 259" style:family="text">
      <style:text-properties style:font-name-complex="Symbol1" style:font-family-complex="Symbol" style:font-family-generic-complex="system" style:font-pitch-complex="variable"/>
    </style:style>
    <style:style style:name="ListLabel_20_260" style:display-name="ListLabel 260" style:family="text">
      <style:text-properties style:font-name-complex="Symbol1" style:font-family-complex="Symbol" style:font-family-generic-complex="system" style:font-pitch-complex="variable"/>
    </style:style>
    <style:style style:name="ListLabel_20_261" style:display-name="ListLabel 261" style:family="text">
      <style:text-properties style:font-name-complex="Symbol1" style:font-family-complex="Symbol" style:font-family-generic-complex="system" style:font-pitch-complex="variable"/>
    </style:style>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text:list-tab-stop-position="0.4925in" fo:text-indent="-0.1965in" fo:margin-left="0.4925in"/>
        </style:list-level-properties>
      </text:list-level-style-number>
      <text:list-level-style-bullet text:level="2" text:style-name="ListLabel_20_164"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73"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82"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91"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200"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209"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218"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219"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220"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221"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222"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223"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224"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225"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227"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233"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234"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236"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239"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240"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242"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243"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245"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251"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254"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255"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257"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260"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261"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62" loext:num-list-format="%1%." style:num-suffix="." style:num-format="1">
        <style:list-level-properties text:list-level-position-and-space-mode="label-alignment">
          <style:list-level-label-alignment text:label-followed-by="listtab" text:list-tab-stop-position="0.4925in" fo:text-indent="-0.1965in" fo:margin-left="0.4925in"/>
        </style:list-level-properties>
      </text:list-level-style-number>
      <text:list-level-style-number text:level="2" text:style-name="ListLabel_20_263" loext:num-list-format="%2%." style:num-suffix="." style:num-format="1">
        <style:list-level-properties text:list-level-position-and-space-mode="label-alignment">
          <style:list-level-label-alignment text:label-followed-by="listtab" text:list-tab-stop-position="0.9846in" fo:text-indent="-0.1965in" fo:margin-left="0.9846in"/>
        </style:list-level-properties>
      </text:list-level-style-number>
      <text:list-level-style-number text:level="3" text:style-name="ListLabel_20_264" loext:num-list-format="%3%." style:num-suffix="." style:num-format="1">
        <style:list-level-properties text:list-level-position-and-space-mode="label-alignment">
          <style:list-level-label-alignment text:label-followed-by="listtab" text:list-tab-stop-position="1.4772in" fo:text-indent="-0.1965in" fo:margin-left="1.4772in"/>
        </style:list-level-properties>
      </text:list-level-style-number>
      <text:list-level-style-number text:level="4" text:style-name="ListLabel_20_265" loext:num-list-format="%4%." style:num-suffix="." style:num-format="1">
        <style:list-level-properties text:list-level-position-and-space-mode="label-alignment">
          <style:list-level-label-alignment text:label-followed-by="listtab" text:list-tab-stop-position="1.9693in" fo:text-indent="-0.1965in" fo:margin-left="1.9693in"/>
        </style:list-level-properties>
      </text:list-level-style-number>
      <text:list-level-style-number text:level="5" text:style-name="ListLabel_20_266" loext:num-list-format="%5%." style:num-suffix="." style:num-format="1">
        <style:list-level-properties text:list-level-position-and-space-mode="label-alignment">
          <style:list-level-label-alignment text:label-followed-by="listtab" text:list-tab-stop-position="2.4618in" fo:text-indent="-0.1965in" fo:margin-left="2.4618in"/>
        </style:list-level-properties>
      </text:list-level-style-number>
      <text:list-level-style-number text:level="6" text:style-name="ListLabel_20_267" loext:num-list-format="%6%." style:num-suffix="." style:num-format="1">
        <style:list-level-properties text:list-level-position-and-space-mode="label-alignment">
          <style:list-level-label-alignment text:label-followed-by="listtab" text:list-tab-stop-position="2.9543in" fo:text-indent="-0.1965in" fo:margin-left="2.9543in"/>
        </style:list-level-properties>
      </text:list-level-style-number>
      <text:list-level-style-number text:level="7" text:style-name="ListLabel_20_268" loext:num-list-format="%7%." style:num-suffix="." style:num-format="1">
        <style:list-level-properties text:list-level-position-and-space-mode="label-alignment">
          <style:list-level-label-alignment text:label-followed-by="listtab" text:list-tab-stop-position="3.4465in" fo:text-indent="-0.1965in" fo:margin-left="3.4465in"/>
        </style:list-level-properties>
      </text:list-level-style-number>
      <text:list-level-style-number text:level="8" text:style-name="ListLabel_20_269" loext:num-list-format="%8%." style:num-suffix="." style:num-format="1">
        <style:list-level-properties text:list-level-position-and-space-mode="label-alignment">
          <style:list-level-label-alignment text:label-followed-by="listtab" text:list-tab-stop-position="3.939in" fo:text-indent="-0.1965in" fo:margin-left="3.939in"/>
        </style:list-level-properties>
      </text:list-level-style-number>
      <text:list-level-style-number text:level="9" text:style-name="ListLabel_20_270" loext:num-list-format="%9%." style:num-suffix="." style:num-format="1">
        <style:list-level-properties text:list-level-position-and-space-mode="label-alignment">
          <style:list-level-label-alignment text:label-followed-by="listtab" text:list-tab-stop-position="4.4311in" fo:text-indent="-0.1965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71" loext:num-list-format="%1%." style:num-suffix="." style:num-format="1">
        <style:list-level-properties text:list-level-position-and-space-mode="label-alignment">
          <style:list-level-label-alignment text:label-followed-by="listtab" text:list-tab-stop-position="0.4925in" fo:text-indent="-0.1965in" fo:margin-left="0.4925in"/>
        </style:list-level-properties>
      </text:list-level-style-number>
      <text:list-level-style-number text:level="2" text:style-name="ListLabel_20_272" loext:num-list-format="%2%." style:num-suffix="." style:num-format="1">
        <style:list-level-properties text:list-level-position-and-space-mode="label-alignment">
          <style:list-level-label-alignment text:label-followed-by="listtab" text:list-tab-stop-position="0.9846in" fo:text-indent="-0.1965in" fo:margin-left="0.9846in"/>
        </style:list-level-properties>
      </text:list-level-style-number>
      <text:list-level-style-number text:level="3" text:style-name="ListLabel_20_273" loext:num-list-format="%3%." style:num-suffix="." style:num-format="1">
        <style:list-level-properties text:list-level-position-and-space-mode="label-alignment">
          <style:list-level-label-alignment text:label-followed-by="listtab" text:list-tab-stop-position="1.4772in" fo:text-indent="-0.1965in" fo:margin-left="1.4772in"/>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text:list-tab-stop-position="1.9693in" fo:text-indent="-0.1965in" fo:margin-left="1.9693in"/>
        </style:list-level-properties>
      </text:list-level-style-number>
      <text:list-level-style-number text:level="5" text:style-name="ListLabel_20_275" loext:num-list-format="%5%." style:num-suffix="." style:num-format="1">
        <style:list-level-properties text:list-level-position-and-space-mode="label-alignment">
          <style:list-level-label-alignment text:label-followed-by="listtab" text:list-tab-stop-position="2.4618in" fo:text-indent="-0.1965in" fo:margin-left="2.4618in"/>
        </style:list-level-properties>
      </text:list-level-style-number>
      <text:list-level-style-number text:level="6" text:style-name="ListLabel_20_276" loext:num-list-format="%6%." style:num-suffix="." style:num-format="1">
        <style:list-level-properties text:list-level-position-and-space-mode="label-alignment">
          <style:list-level-label-alignment text:label-followed-by="listtab" text:list-tab-stop-position="2.9543in" fo:text-indent="-0.1965in" fo:margin-left="2.9543in"/>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text:list-tab-stop-position="3.4465in" fo:text-indent="-0.1965in" fo:margin-left="3.4465in"/>
        </style:list-level-properties>
      </text:list-level-style-number>
      <text:list-level-style-number text:level="8" text:style-name="ListLabel_20_278" loext:num-list-format="%8%." style:num-suffix="." style:num-format="1">
        <style:list-level-properties text:list-level-position-and-space-mode="label-alignment">
          <style:list-level-label-alignment text:label-followed-by="listtab" text:list-tab-stop-position="3.939in" fo:text-indent="-0.1965in" fo:margin-left="3.939in"/>
        </style:list-level-properties>
      </text:list-level-style-number>
      <text:list-level-style-number text:level="9" text:style-name="ListLabel_20_279" loext:num-list-format="%9%." style:num-suffix="." style:num-format="1">
        <style:list-level-properties text:list-level-position-and-space-mode="label-alignment">
          <style:list-level-label-alignment text:label-followed-by="listtab" text:list-tab-stop-position="4.4311in" fo:text-indent="-0.1965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loext:num-list-format="%1%." style:num-suffix="." style:num-format="1">
        <style:list-level-properties text:list-level-position-and-space-mode="label-alignment">
          <style:list-level-label-alignment text:label-followed-by="listtab" text:list-tab-stop-position="0.4925in" fo:text-indent="-0.1965in" fo:margin-left="0.4925in"/>
        </style:list-level-properties>
      </text:list-level-style-number>
      <text:list-level-style-number text:level="2" text:style-name="ListLabel_20_281" loext:num-list-format="%2%." style:num-suffix="." style:num-format="1">
        <style:list-level-properties text:list-level-position-and-space-mode="label-alignment">
          <style:list-level-label-alignment text:label-followed-by="listtab" text:list-tab-stop-position="0.9846in" fo:text-indent="-0.1965in" fo:margin-left="0.9846in"/>
        </style:list-level-properties>
      </text:list-level-style-number>
      <text:list-level-style-number text:level="3" text:style-name="ListLabel_20_282" loext:num-list-format="%3%." style:num-suffix="." style:num-format="1">
        <style:list-level-properties text:list-level-position-and-space-mode="label-alignment">
          <style:list-level-label-alignment text:label-followed-by="listtab" text:list-tab-stop-position="1.4772in" fo:text-indent="-0.1965in" fo:margin-left="1.4772in"/>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text:list-tab-stop-position="1.9693in" fo:text-indent="-0.1965in" fo:margin-left="1.9693in"/>
        </style:list-level-properties>
      </text:list-level-style-number>
      <text:list-level-style-number text:level="5" text:style-name="ListLabel_20_284" loext:num-list-format="%5%." style:num-suffix="." style:num-format="1">
        <style:list-level-properties text:list-level-position-and-space-mode="label-alignment">
          <style:list-level-label-alignment text:label-followed-by="listtab" text:list-tab-stop-position="2.4618in" fo:text-indent="-0.1965in" fo:margin-left="2.4618in"/>
        </style:list-level-properties>
      </text:list-level-style-number>
      <text:list-level-style-number text:level="6" text:style-name="ListLabel_20_285" loext:num-list-format="%6%." style:num-suffix="." style:num-format="1">
        <style:list-level-properties text:list-level-position-and-space-mode="label-alignment">
          <style:list-level-label-alignment text:label-followed-by="listtab" text:list-tab-stop-position="2.9543in" fo:text-indent="-0.1965in" fo:margin-left="2.9543in"/>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text:list-tab-stop-position="3.4465in" fo:text-indent="-0.1965in" fo:margin-left="3.4465in"/>
        </style:list-level-properties>
      </text:list-level-style-number>
      <text:list-level-style-number text:level="8" text:style-name="ListLabel_20_287" loext:num-list-format="%8%." style:num-suffix="." style:num-format="1">
        <style:list-level-properties text:list-level-position-and-space-mode="label-alignment">
          <style:list-level-label-alignment text:label-followed-by="listtab" text:list-tab-stop-position="3.939in" fo:text-indent="-0.1965in" fo:margin-left="3.939in"/>
        </style:list-level-properties>
      </text:list-level-style-number>
      <text:list-level-style-number text:level="9" text:style-name="ListLabel_20_288" loext:num-list-format="%9%." style:num-suffix="." style:num-format="1">
        <style:list-level-properties text:list-level-position-and-space-mode="label-alignment">
          <style:list-level-label-alignment text:label-followed-by="listtab" text:list-tab-stop-position="4.4311in" fo:text-indent="-0.1965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89" loext:num-list-format="%1%." style:num-suffix="." style:num-format="1">
        <style:list-level-properties text:list-level-position-and-space-mode="label-alignment">
          <style:list-level-label-alignment text:label-followed-by="listtab" text:list-tab-stop-position="0.4925in" fo:text-indent="-0.1965in" fo:margin-left="0.4925in"/>
        </style:list-level-properties>
      </text:list-level-style-number>
      <text:list-level-style-number text:level="2" text:style-name="ListLabel_20_290" loext:num-list-format="%2%." style:num-suffix="." style:num-format="1">
        <style:list-level-properties text:list-level-position-and-space-mode="label-alignment">
          <style:list-level-label-alignment text:label-followed-by="listtab" text:list-tab-stop-position="0.9846in" fo:text-indent="-0.1965in" fo:margin-left="0.9846in"/>
        </style:list-level-properties>
      </text:list-level-style-number>
      <text:list-level-style-number text:level="3" text:style-name="ListLabel_20_291" loext:num-list-format="%3%." style:num-suffix="." style:num-format="1">
        <style:list-level-properties text:list-level-position-and-space-mode="label-alignment">
          <style:list-level-label-alignment text:label-followed-by="listtab" text:list-tab-stop-position="1.4772in" fo:text-indent="-0.1965in" fo:margin-left="1.4772in"/>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text:list-tab-stop-position="1.9693in" fo:text-indent="-0.1965in" fo:margin-left="1.9693in"/>
        </style:list-level-properties>
      </text:list-level-style-number>
      <text:list-level-style-number text:level="5" text:style-name="ListLabel_20_293" loext:num-list-format="%5%." style:num-suffix="." style:num-format="1">
        <style:list-level-properties text:list-level-position-and-space-mode="label-alignment">
          <style:list-level-label-alignment text:label-followed-by="listtab" text:list-tab-stop-position="2.4618in" fo:text-indent="-0.1965in" fo:margin-left="2.4618in"/>
        </style:list-level-properties>
      </text:list-level-style-number>
      <text:list-level-style-number text:level="6" text:style-name="ListLabel_20_294" loext:num-list-format="%6%." style:num-suffix="." style:num-format="1">
        <style:list-level-properties text:list-level-position-and-space-mode="label-alignment">
          <style:list-level-label-alignment text:label-followed-by="listtab" text:list-tab-stop-position="2.9543in" fo:text-indent="-0.1965in" fo:margin-left="2.9543in"/>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text:list-tab-stop-position="3.4465in" fo:text-indent="-0.1965in" fo:margin-left="3.4465in"/>
        </style:list-level-properties>
      </text:list-level-style-number>
      <text:list-level-style-number text:level="8" text:style-name="ListLabel_20_296" loext:num-list-format="%8%." style:num-suffix="." style:num-format="1">
        <style:list-level-properties text:list-level-position-and-space-mode="label-alignment">
          <style:list-level-label-alignment text:label-followed-by="listtab" text:list-tab-stop-position="3.939in" fo:text-indent="-0.1965in" fo:margin-left="3.939in"/>
        </style:list-level-properties>
      </text:list-level-style-number>
      <text:list-level-style-number text:level="9" text:style-name="ListLabel_20_297" loext:num-list-format="%9%." style:num-suffix="." style:num-format="1">
        <style:list-level-properties text:list-level-position-and-space-mode="label-alignment">
          <style:list-level-label-alignment text:label-followed-by="listtab" text:list-tab-stop-position="4.4311in" fo:text-indent="-0.1965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98" loext:num-list-format="%1%." style:num-suffix="." style:num-format="1">
        <style:list-level-properties text:list-level-position-and-space-mode="label-alignment">
          <style:list-level-label-alignment text:label-followed-by="listtab" text:list-tab-stop-position="0.4925in" fo:text-indent="-0.1965in" fo:margin-left="0.4925in"/>
        </style:list-level-properties>
      </text:list-level-style-number>
      <text:list-level-style-number text:level="2" text:style-name="ListLabel_20_299" loext:num-list-format="%2%." style:num-suffix="." style:num-format="1">
        <style:list-level-properties text:list-level-position-and-space-mode="label-alignment">
          <style:list-level-label-alignment text:label-followed-by="listtab" text:list-tab-stop-position="0.9846in" fo:text-indent="-0.1965in" fo:margin-left="0.9846in"/>
        </style:list-level-properties>
      </text:list-level-style-number>
      <text:list-level-style-number text:level="3" text:style-name="ListLabel_20_300" loext:num-list-format="%3%." style:num-suffix="." style:num-format="1">
        <style:list-level-properties text:list-level-position-and-space-mode="label-alignment">
          <style:list-level-label-alignment text:label-followed-by="listtab" text:list-tab-stop-position="1.4772in" fo:text-indent="-0.1965in" fo:margin-left="1.4772in"/>
        </style:list-level-properties>
      </text:list-level-style-number>
      <text:list-level-style-number text:level="4" text:style-name="ListLabel_20_301" loext:num-list-format="%4%." style:num-suffix="." style:num-format="1">
        <style:list-level-properties text:list-level-position-and-space-mode="label-alignment">
          <style:list-level-label-alignment text:label-followed-by="listtab" text:list-tab-stop-position="1.9693in" fo:text-indent="-0.1965in" fo:margin-left="1.9693in"/>
        </style:list-level-properties>
      </text:list-level-style-number>
      <text:list-level-style-number text:level="5" text:style-name="ListLabel_20_302" loext:num-list-format="%5%." style:num-suffix="." style:num-format="1">
        <style:list-level-properties text:list-level-position-and-space-mode="label-alignment">
          <style:list-level-label-alignment text:label-followed-by="listtab" text:list-tab-stop-position="2.4618in" fo:text-indent="-0.1965in" fo:margin-left="2.4618in"/>
        </style:list-level-properties>
      </text:list-level-style-number>
      <text:list-level-style-number text:level="6" text:style-name="ListLabel_20_303" loext:num-list-format="%6%." style:num-suffix="." style:num-format="1">
        <style:list-level-properties text:list-level-position-and-space-mode="label-alignment">
          <style:list-level-label-alignment text:label-followed-by="listtab" text:list-tab-stop-position="2.9543in" fo:text-indent="-0.1965in" fo:margin-left="2.9543in"/>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text:list-tab-stop-position="3.4465in" fo:text-indent="-0.1965in" fo:margin-left="3.4465in"/>
        </style:list-level-properties>
      </text:list-level-style-number>
      <text:list-level-style-number text:level="8" text:style-name="ListLabel_20_305" loext:num-list-format="%8%." style:num-suffix="." style:num-format="1">
        <style:list-level-properties text:list-level-position-and-space-mode="label-alignment">
          <style:list-level-label-alignment text:label-followed-by="listtab" text:list-tab-stop-position="3.939in" fo:text-indent="-0.1965in" fo:margin-left="3.939in"/>
        </style:list-level-properties>
      </text:list-level-style-number>
      <text:list-level-style-number text:level="9" text:style-name="ListLabel_20_306" loext:num-list-format="%9%." style:num-suffix="." style:num-format="1">
        <style:list-level-properties text:list-level-position-and-space-mode="label-alignment">
          <style:list-level-label-alignment text:label-followed-by="listtab" text:list-tab-stop-position="4.4311in" fo:text-indent="-0.1965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307" loext:num-list-format="%1%." style:num-suffix="." style:num-format="1">
        <style:list-level-properties text:list-level-position-and-space-mode="label-alignment">
          <style:list-level-label-alignment text:label-followed-by="listtab" text:list-tab-stop-position="0.4925in" fo:text-indent="-0.1965in" fo:margin-left="0.4925in"/>
        </style:list-level-properties>
      </text:list-level-style-number>
      <text:list-level-style-number text:level="2" text:style-name="ListLabel_20_308" loext:num-list-format="%2%." style:num-suffix="." style:num-format="1">
        <style:list-level-properties text:list-level-position-and-space-mode="label-alignment">
          <style:list-level-label-alignment text:label-followed-by="listtab" text:list-tab-stop-position="0.9846in" fo:text-indent="-0.1965in" fo:margin-left="0.9846in"/>
        </style:list-level-properties>
      </text:list-level-style-number>
      <text:list-level-style-number text:level="3" text:style-name="ListLabel_20_309" loext:num-list-format="%3%." style:num-suffix="." style:num-format="1">
        <style:list-level-properties text:list-level-position-and-space-mode="label-alignment">
          <style:list-level-label-alignment text:label-followed-by="listtab" text:list-tab-stop-position="1.4772in" fo:text-indent="-0.1965in" fo:margin-left="1.4772in"/>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text:list-tab-stop-position="1.9693in" fo:text-indent="-0.1965in" fo:margin-left="1.9693in"/>
        </style:list-level-properties>
      </text:list-level-style-number>
      <text:list-level-style-number text:level="5" text:style-name="ListLabel_20_311" loext:num-list-format="%5%." style:num-suffix="." style:num-format="1">
        <style:list-level-properties text:list-level-position-and-space-mode="label-alignment">
          <style:list-level-label-alignment text:label-followed-by="listtab" text:list-tab-stop-position="2.4618in" fo:text-indent="-0.1965in" fo:margin-left="2.4618in"/>
        </style:list-level-properties>
      </text:list-level-style-number>
      <text:list-level-style-number text:level="6" text:style-name="ListLabel_20_312" loext:num-list-format="%6%." style:num-suffix="." style:num-format="1">
        <style:list-level-properties text:list-level-position-and-space-mode="label-alignment">
          <style:list-level-label-alignment text:label-followed-by="listtab" text:list-tab-stop-position="2.9543in" fo:text-indent="-0.1965in" fo:margin-left="2.9543in"/>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text:list-tab-stop-position="3.4465in" fo:text-indent="-0.1965in" fo:margin-left="3.4465in"/>
        </style:list-level-properties>
      </text:list-level-style-number>
      <text:list-level-style-number text:level="8" text:style-name="ListLabel_20_314" loext:num-list-format="%8%." style:num-suffix="." style:num-format="1">
        <style:list-level-properties text:list-level-position-and-space-mode="label-alignment">
          <style:list-level-label-alignment text:label-followed-by="listtab" text:list-tab-stop-position="3.939in" fo:text-indent="-0.1965in" fo:margin-left="3.939in"/>
        </style:list-level-properties>
      </text:list-level-style-number>
      <text:list-level-style-number text:level="9" text:style-name="ListLabel_20_315" loext:num-list-format="%9%." style:num-suffix="." style:num-format="1">
        <style:list-level-properties text:list-level-position-and-space-mode="label-alignment">
          <style:list-level-label-alignment text:label-followed-by="listtab" text:list-tab-stop-position="4.4311in" fo:text-indent="-0.1965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316" loext:num-list-format="%1%." style:num-suffix="." style:num-format="1">
        <style:list-level-properties text:list-level-position-and-space-mode="label-alignment">
          <style:list-level-label-alignment text:label-followed-by="listtab" text:list-tab-stop-position="0.4925in" fo:text-indent="-0.1965in" fo:margin-left="0.4925in"/>
        </style:list-level-properties>
      </text:list-level-style-number>
      <text:list-level-style-number text:level="2" text:style-name="ListLabel_20_317" loext:num-list-format="%2%." style:num-suffix="." style:num-format="1">
        <style:list-level-properties text:list-level-position-and-space-mode="label-alignment">
          <style:list-level-label-alignment text:label-followed-by="listtab" text:list-tab-stop-position="0.9846in" fo:text-indent="-0.1965in" fo:margin-left="0.9846in"/>
        </style:list-level-properties>
      </text:list-level-style-number>
      <text:list-level-style-number text:level="3" text:style-name="ListLabel_20_318" loext:num-list-format="%3%." style:num-suffix="." style:num-format="1">
        <style:list-level-properties text:list-level-position-and-space-mode="label-alignment">
          <style:list-level-label-alignment text:label-followed-by="listtab" text:list-tab-stop-position="1.4772in" fo:text-indent="-0.1965in" fo:margin-left="1.4772in"/>
        </style:list-level-properties>
      </text:list-level-style-number>
      <text:list-level-style-number text:level="4" text:style-name="ListLabel_20_319" loext:num-list-format="%4%." style:num-suffix="." style:num-format="1">
        <style:list-level-properties text:list-level-position-and-space-mode="label-alignment">
          <style:list-level-label-alignment text:label-followed-by="listtab" text:list-tab-stop-position="1.9693in" fo:text-indent="-0.1965in" fo:margin-left="1.9693in"/>
        </style:list-level-properties>
      </text:list-level-style-number>
      <text:list-level-style-number text:level="5" text:style-name="ListLabel_20_320" loext:num-list-format="%5%." style:num-suffix="." style:num-format="1">
        <style:list-level-properties text:list-level-position-and-space-mode="label-alignment">
          <style:list-level-label-alignment text:label-followed-by="listtab" text:list-tab-stop-position="2.4618in" fo:text-indent="-0.1965in" fo:margin-left="2.4618in"/>
        </style:list-level-properties>
      </text:list-level-style-number>
      <text:list-level-style-number text:level="6" text:style-name="ListLabel_20_321" loext:num-list-format="%6%." style:num-suffix="." style:num-format="1">
        <style:list-level-properties text:list-level-position-and-space-mode="label-alignment">
          <style:list-level-label-alignment text:label-followed-by="listtab" text:list-tab-stop-position="2.9543in" fo:text-indent="-0.1965in" fo:margin-left="2.9543in"/>
        </style:list-level-properties>
      </text:list-level-style-number>
      <text:list-level-style-number text:level="7" text:style-name="ListLabel_20_322" loext:num-list-format="%7%." style:num-suffix="." style:num-format="1">
        <style:list-level-properties text:list-level-position-and-space-mode="label-alignment">
          <style:list-level-label-alignment text:label-followed-by="listtab" text:list-tab-stop-position="3.4465in" fo:text-indent="-0.1965in" fo:margin-left="3.4465in"/>
        </style:list-level-properties>
      </text:list-level-style-number>
      <text:list-level-style-number text:level="8" text:style-name="ListLabel_20_323" loext:num-list-format="%8%." style:num-suffix="." style:num-format="1">
        <style:list-level-properties text:list-level-position-and-space-mode="label-alignment">
          <style:list-level-label-alignment text:label-followed-by="listtab" text:list-tab-stop-position="3.939in" fo:text-indent="-0.1965in" fo:margin-left="3.939in"/>
        </style:list-level-properties>
      </text:list-level-style-number>
      <text:list-level-style-number text:level="9" text:style-name="ListLabel_20_324" loext:num-list-format="%9%." style:num-suffix="." style:num-format="1">
        <style:list-level-properties text:list-level-position-and-space-mode="label-alignment">
          <style:list-level-label-alignment text:label-followed-by="listtab" text:list-tab-stop-position="4.4311in" fo:text-indent="-0.1965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325" style:num-format="">
        <style:list-level-properties text:list-level-position-and-space-mode="label-alignment">
          <style:list-level-label-alignment text:label-followed-by="nothing"/>
        </style:list-level-properties>
      </text:list-level-style-number>
      <text:list-level-style-number text:level="2" text:style-name="ListLabel_20_326" style:num-format="">
        <style:list-level-properties text:list-level-position-and-space-mode="label-alignment">
          <style:list-level-label-alignment text:label-followed-by="nothing"/>
        </style:list-level-properties>
      </text:list-level-style-number>
      <text:list-level-style-number text:level="3" text:style-name="ListLabel_20_327" style:num-format="">
        <style:list-level-properties text:list-level-position-and-space-mode="label-alignment">
          <style:list-level-label-alignment text:label-followed-by="nothing"/>
        </style:list-level-properties>
      </text:list-level-style-number>
      <text:list-level-style-number text:level="4" text:style-name="ListLabel_20_328" style:num-format="">
        <style:list-level-properties text:list-level-position-and-space-mode="label-alignment">
          <style:list-level-label-alignment text:label-followed-by="nothing"/>
        </style:list-level-properties>
      </text:list-level-style-number>
      <text:list-level-style-number text:level="5" text:style-name="ListLabel_20_329" style:num-format="">
        <style:list-level-properties text:list-level-position-and-space-mode="label-alignment">
          <style:list-level-label-alignment text:label-followed-by="nothing"/>
        </style:list-level-properties>
      </text:list-level-style-number>
      <text:list-level-style-number text:level="6" text:style-name="ListLabel_20_330" style:num-format="">
        <style:list-level-properties text:list-level-position-and-space-mode="label-alignment">
          <style:list-level-label-alignment text:label-followed-by="nothing"/>
        </style:list-level-properties>
      </text:list-level-style-number>
      <text:list-level-style-number text:level="7" text:style-name="ListLabel_20_331" style:num-format="">
        <style:list-level-properties text:list-level-position-and-space-mode="label-alignment">
          <style:list-level-label-alignment text:label-followed-by="nothing"/>
        </style:list-level-properties>
      </text:list-level-style-number>
      <text:list-level-style-number text:level="8" text:style-name="ListLabel_20_332" style:num-format="">
        <style:list-level-properties text:list-level-position-and-space-mode="label-alignment">
          <style:list-level-label-alignment text:label-followed-by="nothing"/>
        </style:list-level-properties>
      </text:list-level-style-number>
      <text:list-level-style-number text:level="9" text:style-name="ListLabel_20_333"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3T18:46:27</meta:creation-date>
    <dc:language>en-US</dc:language>
    <dc:date>2024-12-18T02:13:05.168951203</dc:date>
    <meta:editing-cycles>3</meta:editing-cycles>
    <meta:editing-duration>PT11M50S</meta:editing-duration>
    <meta:generator>LibreOffice/24.2.5.2$Linux_X86_64 LibreOffice_project/420$Build-2</meta:generator>
    <meta:document-statistic meta:table-count="0" meta:image-count="0" meta:object-count="0" meta:page-count="13" meta:paragraph-count="383" meta:word-count="2835" meta:character-count="16876" meta:non-whitespace-character-count="14553"/>
    <meta:user-defined meta:name="AppVersion">15.0000</meta:user-defined>
  </office:meta>
</office:document-meta>
</file>